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8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75pt"/>
    </style:style>
    <style:style style:name="co4" style:family="table-column">
      <style:table-column-properties fo:break-before="auto" style:column-width="128.49pt"/>
    </style:style>
    <style:style style:name="co5" style:family="table-column">
      <style:table-column-properties fo:break-before="auto" style:column-width="147.46pt"/>
    </style:style>
    <style:style style:name="co6" style:family="table-column">
      <style:table-column-properties fo:break-before="auto" style:column-width="97.14pt"/>
    </style:style>
    <style:style style:name="co7" style:family="table-column">
      <style:table-column-properties fo:break-before="auto" style:column-width="307.16pt"/>
    </style:style>
    <style:style style:name="co8" style:family="table-column">
      <style:table-column-properties fo:break-before="auto" style:column-width="231.14pt"/>
    </style:style>
    <style:style style:name="co9" style:family="table-column">
      <style:table-column-properties fo:break-before="auto" style:column-width="152.96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122.2pt"/>
    </style:style>
    <style:style style:name="co12" style:family="table-column">
      <style:table-column-properties fo:break-before="auto" style:column-width="102.64pt"/>
    </style:style>
    <style:style style:name="co13" style:family="table-column">
      <style:table-column-properties fo:break-before="auto" style:column-width="101.06pt"/>
    </style:style>
    <style:style style:name="co14" style:family="table-column">
      <style:table-column-properties fo:break-before="auto" style:column-width="153.55pt"/>
    </style:style>
    <style:style style:name="co15" style:family="table-column">
      <style:table-column-properties fo:break-before="auto" style:column-width="295.4pt"/>
    </style:style>
    <style:style style:name="co16" style:family="table-column">
      <style:table-column-properties fo:break-before="auto" style:column-width="159.8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start" fo:margin-left="0pt"/>
      <style:text-properties fo:color="#ffffff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fo:background-color="#0084d1" style:text-align-source="fix" style:repeat-content="false" fo:border="0.06pt solid #000000" style:vertical-align="top"/>
      <style:paragraph-properties fo:text-align="end" fo:margin-left="0pt"/>
      <style:text-properties fo:color="#ffffff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ce6" style:family="table-cell" style:parent-style-name="Default" style:data-style-name="N100">
      <style:table-cell-properties fo:background-color="#0084d1" style:text-align-source="fix" style:repeat-content="false" fo:border="0.06pt solid #000000" style:vertical-align="top"/>
      <style:paragraph-properties fo:text-align="start" fo:margin-left="0pt"/>
      <style:text-properties fo:color="#ffffff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/>
      <style:paragraph-properties fo:text-align="start"/>
    </style:style>
    <style:style style:name="ce11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ae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c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c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ae00"/>
      <style:text-properties fo:color="#1a1a1a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ae00"/>
      <style:text-properties fo:color="#1a1a1a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ardware_Bin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ardware Bin Name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OS_FAI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</table:table-row>
      </table:table>
      <table:table table:name="Software_Bins" table:style-name="ta1">
        <table:table-column table:style-name="co3" table:default-cell-style-name="Default"/>
        <table:table-column table:style-name="co2" table:number-columns-repeated="2" table:default-cell-style-name="Default"/>
        <table:table-column table:style-name="co2" table:number-columns-repeated="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Software Bin Name</text:p>
          </table:table-cell>
          <table:table-cell office:value-type="string" calcext:value-type="string">
            <text:p>Software Bin</text:p>
          </table:table-cell>
          <table:table-cell office:value-type="string" calcext:value-type="string">
            <text:p>Hardware Bin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Color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OS_VDD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S_VDD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S_VSS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S_VSS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S_Bridge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OS_PS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</table:table>
      <table:table table:name="Main_Tests__" table:style-name="ta1"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/>
          <table:table-cell office:value-type="string" calcext:value-type="string" table:number-columns-spanned="2" table:number-rows-spanned="1">
            <text:p>High Limit</text:p>
          </table:table-cell>
          <table:covered-table-cell/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table:number-columns-repeated="4"/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DI_D</text:p>
          </table:table-cell>
          <table:table-cell office:value-type="string" calcext:value-type="string">
            <text:p>20001</text:p>
          </table:table-cell>
          <table:table-cell office:value-type="string" calcext:value-type="string">
            <text:p>ADI_D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DI_SCLK</text:p>
          </table:table-cell>
          <table:table-cell office:value-type="string" calcext:value-type="string">
            <text:p>20002</text:p>
          </table:table-cell>
          <table:table-cell office:value-type="string" calcext:value-type="string">
            <text:p>ADI_SCL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UD_ADD0</text:p>
          </table:table-cell>
          <table:table-cell office:value-type="string" calcext:value-type="string">
            <text:p>20003</text:p>
          </table:table-cell>
          <table:table-cell office:value-type="string" calcext:value-type="string">
            <text:p>AUD_ADD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UD_ADSYNC</text:p>
          </table:table-cell>
          <table:table-cell office:value-type="string" calcext:value-type="string">
            <text:p>20004</text:p>
          </table:table-cell>
          <table:table-cell office:value-type="string" calcext:value-type="string">
            <text:p>AUD_ADSYNC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UD_DAD0</text:p>
          </table:table-cell>
          <table:table-cell office:value-type="string" calcext:value-type="string">
            <text:p>20005</text:p>
          </table:table-cell>
          <table:table-cell office:value-type="string" calcext:value-type="string">
            <text:p>AUD_DAD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UD_DAD1</text:p>
          </table:table-cell>
          <table:table-cell office:value-type="string" calcext:value-type="string">
            <text:p>20006</text:p>
          </table:table-cell>
          <table:table-cell office:value-type="string" calcext:value-type="string">
            <text:p>AUD_DAD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UD_DASYNC</text:p>
          </table:table-cell>
          <table:table-cell office:value-type="string" calcext:value-type="string">
            <text:p>20007</text:p>
          </table:table-cell>
          <table:table-cell office:value-type="string" calcext:value-type="string">
            <text:p>AUD_DASYNC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UD_SCLK</text:p>
          </table:table-cell>
          <table:table-cell office:value-type="string" calcext:value-type="string">
            <text:p>20008</text:p>
          </table:table-cell>
          <table:table-cell office:value-type="string" calcext:value-type="string">
            <text:p>AUD_SCL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BUA_DET</text:p>
          </table:table-cell>
          <table:table-cell office:value-type="string" calcext:value-type="string">
            <text:p>20009</text:p>
          </table:table-cell>
          <table:table-cell office:value-type="string" calcext:value-type="string">
            <text:p>BUA_DE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D0</text:p>
          </table:table-cell>
          <table:table-cell office:value-type="string" calcext:value-type="string">
            <text:p>20010</text:p>
          </table:table-cell>
          <table:table-cell office:value-type="string" calcext:value-type="string">
            <text:p>CCIRD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D1</text:p>
          </table:table-cell>
          <table:table-cell office:value-type="string" calcext:value-type="string">
            <text:p>20011</text:p>
          </table:table-cell>
          <table:table-cell office:value-type="string" calcext:value-type="string">
            <text:p>CCIRD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D2</text:p>
          </table:table-cell>
          <table:table-cell office:value-type="string" calcext:value-type="string">
            <text:p>20012</text:p>
          </table:table-cell>
          <table:table-cell office:value-type="string" calcext:value-type="string">
            <text:p>CCIRD2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D3</text:p>
          </table:table-cell>
          <table:table-cell office:value-type="string" calcext:value-type="string">
            <text:p>20013</text:p>
          </table:table-cell>
          <table:table-cell office:value-type="string" calcext:value-type="string">
            <text:p>CCIRD3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D4</text:p>
          </table:table-cell>
          <table:table-cell office:value-type="string" calcext:value-type="string">
            <text:p>20014</text:p>
          </table:table-cell>
          <table:table-cell office:value-type="string" calcext:value-type="string">
            <text:p>CCIRD4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D5</text:p>
          </table:table-cell>
          <table:table-cell office:value-type="string" calcext:value-type="string">
            <text:p>20015</text:p>
          </table:table-cell>
          <table:table-cell office:value-type="string" calcext:value-type="string">
            <text:p>CCIRD5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D6</text:p>
          </table:table-cell>
          <table:table-cell office:value-type="string" calcext:value-type="string">
            <text:p>20016</text:p>
          </table:table-cell>
          <table:table-cell office:value-type="string" calcext:value-type="string">
            <text:p>CCIRD6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D7</text:p>
          </table:table-cell>
          <table:table-cell office:value-type="string" calcext:value-type="string">
            <text:p>20017</text:p>
          </table:table-cell>
          <table:table-cell office:value-type="string" calcext:value-type="string">
            <text:p>CCIRD7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HS</text:p>
          </table:table-cell>
          <table:table-cell office:value-type="string" calcext:value-type="string">
            <text:p>20018</text:p>
          </table:table-cell>
          <table:table-cell office:value-type="string" calcext:value-type="string">
            <text:p>CCIRHS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CIRVS</text:p>
          </table:table-cell>
          <table:table-cell office:value-type="string" calcext:value-type="string">
            <text:p>20019</text:p>
          </table:table-cell>
          <table:table-cell office:value-type="string" calcext:value-type="string">
            <text:p>CCIRVS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LK_AUX0</text:p>
          </table:table-cell>
          <table:table-cell office:value-type="string" calcext:value-type="string">
            <text:p>20020</text:p>
          </table:table-cell>
          <table:table-cell office:value-type="string" calcext:value-type="string">
            <text:p>CLK_AUX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MMCLK</text:p>
          </table:table-cell>
          <table:table-cell office:value-type="string" calcext:value-type="string">
            <text:p>20021</text:p>
          </table:table-cell>
          <table:table-cell office:value-type="string" calcext:value-type="string">
            <text:p>CMMCL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MPCLK</text:p>
          </table:table-cell>
          <table:table-cell office:value-type="string" calcext:value-type="string">
            <text:p>20022</text:p>
          </table:table-cell>
          <table:table-cell office:value-type="string" calcext:value-type="string">
            <text:p>CMPCL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MPD0</text:p>
          </table:table-cell>
          <table:table-cell office:value-type="string" calcext:value-type="string">
            <text:p>20023</text:p>
          </table:table-cell>
          <table:table-cell office:value-type="string" calcext:value-type="string">
            <text:p>CMPD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MRST0</text:p>
          </table:table-cell>
          <table:table-cell office:value-type="string" calcext:value-type="string">
            <text:p>20024</text:p>
          </table:table-cell>
          <table:table-cell office:value-type="string" calcext:value-type="string">
            <text:p>CMRST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DSI_TE</text:p>
          </table:table-cell>
          <table:table-cell office:value-type="string" calcext:value-type="string">
            <text:p>20025</text:p>
          </table:table-cell>
          <table:table-cell office:value-type="string" calcext:value-type="string">
            <text:p>DSI_TE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EXTINT0</text:p>
          </table:table-cell>
          <table:table-cell office:value-type="string" calcext:value-type="string">
            <text:p>20026</text:p>
          </table:table-cell>
          <table:table-cell office:value-type="string" calcext:value-type="string">
            <text:p>EXTINT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EXTINT1</text:p>
          </table:table-cell>
          <table:table-cell office:value-type="string" calcext:value-type="string">
            <text:p>20027</text:p>
          </table:table-cell>
          <table:table-cell office:value-type="string" calcext:value-type="string">
            <text:p>EXTINT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EXTINT5</text:p>
          </table:table-cell>
          <table:table-cell office:value-type="string" calcext:value-type="string">
            <text:p>20028</text:p>
          </table:table-cell>
          <table:table-cell office:value-type="string" calcext:value-type="string">
            <text:p>EXTINT5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EXTINT6</text:p>
          </table:table-cell>
          <table:table-cell office:value-type="string" calcext:value-type="string">
            <text:p>20029</text:p>
          </table:table-cell>
          <table:table-cell office:value-type="string" calcext:value-type="string">
            <text:p>EXTINT6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EXT_RST_B</text:p>
          </table:table-cell>
          <table:table-cell office:value-type="string" calcext:value-type="string">
            <text:p>20030</text:p>
          </table:table-cell>
          <table:table-cell office:value-type="string" calcext:value-type="string">
            <text:p>EXT_RST_B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IIS1CLK</text:p>
          </table:table-cell>
          <table:table-cell office:value-type="string" calcext:value-type="string">
            <text:p>20031</text:p>
          </table:table-cell>
          <table:table-cell office:value-type="string" calcext:value-type="string">
            <text:p>IIS1CL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IIS1DI</text:p>
          </table:table-cell>
          <table:table-cell office:value-type="string" calcext:value-type="string">
            <text:p>20032</text:p>
          </table:table-cell>
          <table:table-cell office:value-type="string" calcext:value-type="string">
            <text:p>IIS1DI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IIS1DO</text:p>
          </table:table-cell>
          <table:table-cell office:value-type="string" calcext:value-type="string">
            <text:p>20033</text:p>
          </table:table-cell>
          <table:table-cell office:value-type="string" calcext:value-type="string">
            <text:p>IIS1DO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IIS1LRCK</text:p>
          </table:table-cell>
          <table:table-cell office:value-type="string" calcext:value-type="string">
            <text:p>20034</text:p>
          </table:table-cell>
          <table:table-cell office:value-type="string" calcext:value-type="string">
            <text:p>IIS1LRC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IN_91_0_93</text:p>
          </table:table-cell>
          <table:table-cell office:value-type="string" calcext:value-type="string">
            <text:p>20035</text:p>
          </table:table-cell>
          <table:table-cell office:value-type="string" calcext:value-type="string">
            <text:p>KEYIN[0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IN_91_1_93</text:p>
          </table:table-cell>
          <table:table-cell office:value-type="string" calcext:value-type="string">
            <text:p>20036</text:p>
          </table:table-cell>
          <table:table-cell office:value-type="string" calcext:value-type="string">
            <text:p>KEYIN[1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IN_91_2_93</text:p>
          </table:table-cell>
          <table:table-cell office:value-type="string" calcext:value-type="string">
            <text:p>20037</text:p>
          </table:table-cell>
          <table:table-cell office:value-type="string" calcext:value-type="string">
            <text:p>KEYIN[2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IN_91_3_93</text:p>
          </table:table-cell>
          <table:table-cell office:value-type="string" calcext:value-type="string">
            <text:p>20038</text:p>
          </table:table-cell>
          <table:table-cell office:value-type="string" calcext:value-type="string">
            <text:p>KEYIN[3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IN_91_4_93</text:p>
          </table:table-cell>
          <table:table-cell office:value-type="string" calcext:value-type="string">
            <text:p>20039</text:p>
          </table:table-cell>
          <table:table-cell office:value-type="string" calcext:value-type="string">
            <text:p>KEYIN[4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OUT_91_0_93</text:p>
          </table:table-cell>
          <table:table-cell office:value-type="string" calcext:value-type="string">
            <text:p>20040</text:p>
          </table:table-cell>
          <table:table-cell office:value-type="string" calcext:value-type="string">
            <text:p>KEYOUT[0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OUT_91_1_93</text:p>
          </table:table-cell>
          <table:table-cell office:value-type="string" calcext:value-type="string">
            <text:p>20041</text:p>
          </table:table-cell>
          <table:table-cell office:value-type="string" calcext:value-type="string">
            <text:p>KEYOUT[1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OUT_91_2_93</text:p>
          </table:table-cell>
          <table:table-cell office:value-type="string" calcext:value-type="string">
            <text:p>20042</text:p>
          </table:table-cell>
          <table:table-cell office:value-type="string" calcext:value-type="string">
            <text:p>KEYOUT[2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OUT_91_3_93</text:p>
          </table:table-cell>
          <table:table-cell office:value-type="string" calcext:value-type="string">
            <text:p>20043</text:p>
          </table:table-cell>
          <table:table-cell office:value-type="string" calcext:value-type="string">
            <text:p>KEYOUT[3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KEYOUT_91_4_93</text:p>
          </table:table-cell>
          <table:table-cell office:value-type="string" calcext:value-type="string">
            <text:p>20044</text:p>
          </table:table-cell>
          <table:table-cell office:value-type="string" calcext:value-type="string">
            <text:p>KEYOUT[4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LCM_RSTN</text:p>
          </table:table-cell>
          <table:table-cell office:value-type="string" calcext:value-type="string">
            <text:p>20045</text:p>
          </table:table-cell>
          <table:table-cell office:value-type="string" calcext:value-type="string">
            <text:p>LCM_RSTN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MTCK_ARM</text:p>
          </table:table-cell>
          <table:table-cell office:value-type="string" calcext:value-type="string">
            <text:p>20046</text:p>
          </table:table-cell>
          <table:table-cell office:value-type="string" calcext:value-type="string">
            <text:p>MTCK_ARM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MTMS_ARM</text:p>
          </table:table-cell>
          <table:table-cell office:value-type="string" calcext:value-type="string">
            <text:p>20047</text:p>
          </table:table-cell>
          <table:table-cell office:value-type="string" calcext:value-type="string">
            <text:p>MTMS_ARM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ALE</text:p>
          </table:table-cell>
          <table:table-cell office:value-type="string" calcext:value-type="string">
            <text:p>20048</text:p>
          </table:table-cell>
          <table:table-cell office:value-type="string" calcext:value-type="string">
            <text:p>NF_ALE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CEN0</text:p>
          </table:table-cell>
          <table:table-cell office:value-type="string" calcext:value-type="string">
            <text:p>20049</text:p>
          </table:table-cell>
          <table:table-cell office:value-type="string" calcext:value-type="string">
            <text:p>NF_CEN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CEN1</text:p>
          </table:table-cell>
          <table:table-cell office:value-type="string" calcext:value-type="string">
            <text:p>20050</text:p>
          </table:table-cell>
          <table:table-cell office:value-type="string" calcext:value-type="string">
            <text:p>NF_CEN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CLE</text:p>
          </table:table-cell>
          <table:table-cell office:value-type="string" calcext:value-type="string">
            <text:p>20051</text:p>
          </table:table-cell>
          <table:table-cell office:value-type="string" calcext:value-type="string">
            <text:p>NF_CLE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ATA_0</text:p>
          </table:table-cell>
          <table:table-cell office:value-type="string" calcext:value-type="string">
            <text:p>20052</text:p>
          </table:table-cell>
          <table:table-cell office:value-type="string" calcext:value-type="string">
            <text:p>NF_DATA_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ATA_1</text:p>
          </table:table-cell>
          <table:table-cell office:value-type="string" calcext:value-type="string">
            <text:p>20053</text:p>
          </table:table-cell>
          <table:table-cell office:value-type="string" calcext:value-type="string">
            <text:p>NF_DATA_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ATA_2</text:p>
          </table:table-cell>
          <table:table-cell office:value-type="string" calcext:value-type="string">
            <text:p>20054</text:p>
          </table:table-cell>
          <table:table-cell office:value-type="string" calcext:value-type="string">
            <text:p>NF_DATA_2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ATA_3</text:p>
          </table:table-cell>
          <table:table-cell office:value-type="string" calcext:value-type="string">
            <text:p>20055</text:p>
          </table:table-cell>
          <table:table-cell office:value-type="string" calcext:value-type="string">
            <text:p>NF_DATA_3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ATA_4</text:p>
          </table:table-cell>
          <table:table-cell office:value-type="string" calcext:value-type="string">
            <text:p>20056</text:p>
          </table:table-cell>
          <table:table-cell office:value-type="string" calcext:value-type="string">
            <text:p>NF_DATA_4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ATA_5</text:p>
          </table:table-cell>
          <table:table-cell office:value-type="string" calcext:value-type="string">
            <text:p>20057</text:p>
          </table:table-cell>
          <table:table-cell office:value-type="string" calcext:value-type="string">
            <text:p>NF_DATA_5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ATA_6</text:p>
          </table:table-cell>
          <table:table-cell office:value-type="string" calcext:value-type="string">
            <text:p>20058</text:p>
          </table:table-cell>
          <table:table-cell office:value-type="string" calcext:value-type="string">
            <text:p>NF_DATA_6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ATA_7</text:p>
          </table:table-cell>
          <table:table-cell office:value-type="string" calcext:value-type="string">
            <text:p>20059</text:p>
          </table:table-cell>
          <table:table-cell office:value-type="string" calcext:value-type="string">
            <text:p>NF_DATA_7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DQS</text:p>
          </table:table-cell>
          <table:table-cell office:value-type="string" calcext:value-type="string">
            <text:p>20060</text:p>
          </table:table-cell>
          <table:table-cell office:value-type="string" calcext:value-type="string">
            <text:p>NF_DQS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RBN</text:p>
          </table:table-cell>
          <table:table-cell office:value-type="string" calcext:value-type="string">
            <text:p>20061</text:p>
          </table:table-cell>
          <table:table-cell office:value-type="string" calcext:value-type="string">
            <text:p>NF_RBN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RE_T</text:p>
          </table:table-cell>
          <table:table-cell office:value-type="string" calcext:value-type="string">
            <text:p>20062</text:p>
          </table:table-cell>
          <table:table-cell office:value-type="string" calcext:value-type="string">
            <text:p>NF_RE_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WEN_T</text:p>
          </table:table-cell>
          <table:table-cell office:value-type="string" calcext:value-type="string">
            <text:p>20063</text:p>
          </table:table-cell>
          <table:table-cell office:value-type="string" calcext:value-type="string">
            <text:p>NF_WEN_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NF_WPN</text:p>
          </table:table-cell>
          <table:table-cell office:value-type="string" calcext:value-type="string">
            <text:p>20064</text:p>
          </table:table-cell>
          <table:table-cell office:value-type="string" calcext:value-type="string">
            <text:p>NF_WPN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PTEST</text:p>
          </table:table-cell>
          <table:table-cell office:value-type="string" calcext:value-type="string">
            <text:p>20065</text:p>
          </table:table-cell>
          <table:table-cell office:value-type="string" calcext:value-type="string">
            <text:p>PTES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0_93</text:p>
          </table:table-cell>
          <table:table-cell office:value-type="string" calcext:value-type="string">
            <text:p>20066</text:p>
          </table:table-cell>
          <table:table-cell office:value-type="string" calcext:value-type="string">
            <text:p>RFCTL[0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0_93</text:p>
          </table:table-cell>
          <table:table-cell office:value-type="string" calcext:value-type="string">
            <text:p>20067</text:p>
          </table:table-cell>
          <table:table-cell office:value-type="string" calcext:value-type="string">
            <text:p>RFCTL[10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1_93</text:p>
          </table:table-cell>
          <table:table-cell office:value-type="string" calcext:value-type="string">
            <text:p>20068</text:p>
          </table:table-cell>
          <table:table-cell office:value-type="string" calcext:value-type="string">
            <text:p>RFCTL[11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2_93</text:p>
          </table:table-cell>
          <table:table-cell office:value-type="string" calcext:value-type="string">
            <text:p>20069</text:p>
          </table:table-cell>
          <table:table-cell office:value-type="string" calcext:value-type="string">
            <text:p>RFCTL[12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3_93</text:p>
          </table:table-cell>
          <table:table-cell office:value-type="string" calcext:value-type="string">
            <text:p>20070</text:p>
          </table:table-cell>
          <table:table-cell office:value-type="string" calcext:value-type="string">
            <text:p>RFCTL[13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4_93</text:p>
          </table:table-cell>
          <table:table-cell office:value-type="string" calcext:value-type="string">
            <text:p>20071</text:p>
          </table:table-cell>
          <table:table-cell office:value-type="string" calcext:value-type="string">
            <text:p>RFCTL[14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5_93</text:p>
          </table:table-cell>
          <table:table-cell office:value-type="string" calcext:value-type="string">
            <text:p>20072</text:p>
          </table:table-cell>
          <table:table-cell office:value-type="string" calcext:value-type="string">
            <text:p>RFCTL[15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6_93</text:p>
          </table:table-cell>
          <table:table-cell office:value-type="string" calcext:value-type="string">
            <text:p>20073</text:p>
          </table:table-cell>
          <table:table-cell office:value-type="string" calcext:value-type="string">
            <text:p>RFCTL[16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7_93</text:p>
          </table:table-cell>
          <table:table-cell office:value-type="string" calcext:value-type="string">
            <text:p>20074</text:p>
          </table:table-cell>
          <table:table-cell office:value-type="string" calcext:value-type="string">
            <text:p>RFCTL[17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8_93</text:p>
          </table:table-cell>
          <table:table-cell office:value-type="string" calcext:value-type="string">
            <text:p>20075</text:p>
          </table:table-cell>
          <table:table-cell office:value-type="string" calcext:value-type="string">
            <text:p>RFCTL[18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9_93</text:p>
          </table:table-cell>
          <table:table-cell office:value-type="string" calcext:value-type="string">
            <text:p>20076</text:p>
          </table:table-cell>
          <table:table-cell office:value-type="string" calcext:value-type="string">
            <text:p>RFCTL[19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1_93</text:p>
          </table:table-cell>
          <table:table-cell office:value-type="string" calcext:value-type="string">
            <text:p>20077</text:p>
          </table:table-cell>
          <table:table-cell office:value-type="string" calcext:value-type="string">
            <text:p>RFCTL[1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2_93</text:p>
          </table:table-cell>
          <table:table-cell office:value-type="string" calcext:value-type="string">
            <text:p>20078</text:p>
          </table:table-cell>
          <table:table-cell office:value-type="string" calcext:value-type="string">
            <text:p>RFCTL[2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3_93</text:p>
          </table:table-cell>
          <table:table-cell office:value-type="string" calcext:value-type="string">
            <text:p>20079</text:p>
          </table:table-cell>
          <table:table-cell office:value-type="string" calcext:value-type="string">
            <text:p>RFCTL[3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4_93</text:p>
          </table:table-cell>
          <table:table-cell office:value-type="string" calcext:value-type="string">
            <text:p>20080</text:p>
          </table:table-cell>
          <table:table-cell office:value-type="string" calcext:value-type="string">
            <text:p>RFCTL[4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5_93</text:p>
          </table:table-cell>
          <table:table-cell office:value-type="string" calcext:value-type="string">
            <text:p>20081</text:p>
          </table:table-cell>
          <table:table-cell office:value-type="string" calcext:value-type="string">
            <text:p>RFCTL[5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6_93</text:p>
          </table:table-cell>
          <table:table-cell office:value-type="string" calcext:value-type="string">
            <text:p>20082</text:p>
          </table:table-cell>
          <table:table-cell office:value-type="string" calcext:value-type="string">
            <text:p>RFCTL[6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7_93</text:p>
          </table:table-cell>
          <table:table-cell office:value-type="string" calcext:value-type="string">
            <text:p>20083</text:p>
          </table:table-cell>
          <table:table-cell office:value-type="string" calcext:value-type="string">
            <text:p>RFCTL[7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8_93</text:p>
          </table:table-cell>
          <table:table-cell office:value-type="string" calcext:value-type="string">
            <text:p>20084</text:p>
          </table:table-cell>
          <table:table-cell office:value-type="string" calcext:value-type="string">
            <text:p>RFCTL[8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CTL_91_9_93</text:p>
          </table:table-cell>
          <table:table-cell office:value-type="string" calcext:value-type="string">
            <text:p>20085</text:p>
          </table:table-cell>
          <table:table-cell office:value-type="string" calcext:value-type="string">
            <text:p>RFCTL[9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FE0_SCK</text:p>
          </table:table-cell>
          <table:table-cell office:value-type="string" calcext:value-type="string">
            <text:p>20086</text:p>
          </table:table-cell>
          <table:table-cell office:value-type="string" calcext:value-type="string">
            <text:p>RFFE0_SC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FE0_SDA</text:p>
          </table:table-cell>
          <table:table-cell office:value-type="string" calcext:value-type="string">
            <text:p>20087</text:p>
          </table:table-cell>
          <table:table-cell office:value-type="string" calcext:value-type="string">
            <text:p>RFFE0_SDA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SCK0</text:p>
          </table:table-cell>
          <table:table-cell office:value-type="string" calcext:value-type="string">
            <text:p>20088</text:p>
          </table:table-cell>
          <table:table-cell office:value-type="string" calcext:value-type="string">
            <text:p>RFSCK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SDA0</text:p>
          </table:table-cell>
          <table:table-cell office:value-type="string" calcext:value-type="string">
            <text:p>20089</text:p>
          </table:table-cell>
          <table:table-cell office:value-type="string" calcext:value-type="string">
            <text:p>RFSDA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FSEN0</text:p>
          </table:table-cell>
          <table:table-cell office:value-type="string" calcext:value-type="string">
            <text:p>20090</text:p>
          </table:table-cell>
          <table:table-cell office:value-type="string" calcext:value-type="string">
            <text:p>RFSEN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CK</text:p>
          </table:table-cell>
          <table:table-cell office:value-type="string" calcext:value-type="string">
            <text:p>20091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CL0</text:p>
          </table:table-cell>
          <table:table-cell office:value-type="string" calcext:value-type="string">
            <text:p>20092</text:p>
          </table:table-cell>
          <table:table-cell office:value-type="string" calcext:value-type="string">
            <text:p>SCL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CL1</text:p>
          </table:table-cell>
          <table:table-cell office:value-type="string" calcext:value-type="string">
            <text:p>20093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0_CLK0</text:p>
          </table:table-cell>
          <table:table-cell office:value-type="string" calcext:value-type="string">
            <text:p>20094</text:p>
          </table:table-cell>
          <table:table-cell office:value-type="string" calcext:value-type="string">
            <text:p>SD0_CLK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0_CMD</text:p>
          </table:table-cell>
          <table:table-cell office:value-type="string" calcext:value-type="string">
            <text:p>20095</text:p>
          </table:table-cell>
          <table:table-cell office:value-type="string" calcext:value-type="string">
            <text:p>SD0_CMD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0_D_91_0_93</text:p>
          </table:table-cell>
          <table:table-cell office:value-type="string" calcext:value-type="string">
            <text:p>20096</text:p>
          </table:table-cell>
          <table:table-cell office:value-type="string" calcext:value-type="string">
            <text:p>SD0_D[0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0_D_91_1_93</text:p>
          </table:table-cell>
          <table:table-cell office:value-type="string" calcext:value-type="string">
            <text:p>20097</text:p>
          </table:table-cell>
          <table:table-cell office:value-type="string" calcext:value-type="string">
            <text:p>SD0_D[1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0_D_91_2_93</text:p>
          </table:table-cell>
          <table:table-cell office:value-type="string" calcext:value-type="string">
            <text:p>20098</text:p>
          </table:table-cell>
          <table:table-cell office:value-type="string" calcext:value-type="string">
            <text:p>SD0_D[2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0_D_91_3_93</text:p>
          </table:table-cell>
          <table:table-cell office:value-type="string" calcext:value-type="string">
            <text:p>20099</text:p>
          </table:table-cell>
          <table:table-cell office:value-type="string" calcext:value-type="string">
            <text:p>SD0_D[3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2_CLK</text:p>
          </table:table-cell>
          <table:table-cell office:value-type="string" calcext:value-type="string">
            <text:p>20100</text:p>
          </table:table-cell>
          <table:table-cell office:value-type="string" calcext:value-type="string">
            <text:p>SD2_CL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2_CMD</text:p>
          </table:table-cell>
          <table:table-cell office:value-type="string" calcext:value-type="string">
            <text:p>20101</text:p>
          </table:table-cell>
          <table:table-cell office:value-type="string" calcext:value-type="string">
            <text:p>SD2_CMD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2_D_91_0_93</text:p>
          </table:table-cell>
          <table:table-cell office:value-type="string" calcext:value-type="string">
            <text:p>20102</text:p>
          </table:table-cell>
          <table:table-cell office:value-type="string" calcext:value-type="string">
            <text:p>SD2_D[0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2_D_91_1_93</text:p>
          </table:table-cell>
          <table:table-cell office:value-type="string" calcext:value-type="string">
            <text:p>20103</text:p>
          </table:table-cell>
          <table:table-cell office:value-type="string" calcext:value-type="string">
            <text:p>SD2_D[1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2_D_91_2_93</text:p>
          </table:table-cell>
          <table:table-cell office:value-type="string" calcext:value-type="string">
            <text:p>20104</text:p>
          </table:table-cell>
          <table:table-cell office:value-type="string" calcext:value-type="string">
            <text:p>SD2_D[2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2_D_91_3_93</text:p>
          </table:table-cell>
          <table:table-cell office:value-type="string" calcext:value-type="string">
            <text:p>20105</text:p>
          </table:table-cell>
          <table:table-cell office:value-type="string" calcext:value-type="string">
            <text:p>SD2_D[3]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A0</text:p>
          </table:table-cell>
          <table:table-cell office:value-type="string" calcext:value-type="string">
            <text:p>20106</text:p>
          </table:table-cell>
          <table:table-cell office:value-type="string" calcext:value-type="string">
            <text:p>SDA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A1</text:p>
          </table:table-cell>
          <table:table-cell office:value-type="string" calcext:value-type="string">
            <text:p>20107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I0</text:p>
          </table:table-cell>
          <table:table-cell office:value-type="string" calcext:value-type="string">
            <text:p>20108</text:p>
          </table:table-cell>
          <table:table-cell office:value-type="string" calcext:value-type="string">
            <text:p>SDI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I1</text:p>
          </table:table-cell>
          <table:table-cell office:value-type="string" calcext:value-type="string">
            <text:p>20109</text:p>
          </table:table-cell>
          <table:table-cell office:value-type="string" calcext:value-type="string">
            <text:p>SDI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I2</text:p>
          </table:table-cell>
          <table:table-cell office:value-type="string" calcext:value-type="string">
            <text:p>20110</text:p>
          </table:table-cell>
          <table:table-cell office:value-type="string" calcext:value-type="string">
            <text:p>SDI2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DI3</text:p>
          </table:table-cell>
          <table:table-cell office:value-type="string" calcext:value-type="string">
            <text:p>20111</text:p>
          </table:table-cell>
          <table:table-cell office:value-type="string" calcext:value-type="string">
            <text:p>SDI3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IMCLK0</text:p>
          </table:table-cell>
          <table:table-cell office:value-type="string" calcext:value-type="string">
            <text:p>20112</text:p>
          </table:table-cell>
          <table:table-cell office:value-type="string" calcext:value-type="string">
            <text:p>SIMCLK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IMCLK1</text:p>
          </table:table-cell>
          <table:table-cell office:value-type="string" calcext:value-type="string">
            <text:p>20113</text:p>
          </table:table-cell>
          <table:table-cell office:value-type="string" calcext:value-type="string">
            <text:p>SIMCLK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IMDA0</text:p>
          </table:table-cell>
          <table:table-cell office:value-type="string" calcext:value-type="string">
            <text:p>20114</text:p>
          </table:table-cell>
          <table:table-cell office:value-type="string" calcext:value-type="string">
            <text:p>SIMDA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IMDA1</text:p>
          </table:table-cell>
          <table:table-cell office:value-type="string" calcext:value-type="string">
            <text:p>20115</text:p>
          </table:table-cell>
          <table:table-cell office:value-type="string" calcext:value-type="string">
            <text:p>SIMDA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IMRST0</text:p>
          </table:table-cell>
          <table:table-cell office:value-type="string" calcext:value-type="string">
            <text:p>20116</text:p>
          </table:table-cell>
          <table:table-cell office:value-type="string" calcext:value-type="string">
            <text:p>SIMRST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IMRST1</text:p>
          </table:table-cell>
          <table:table-cell office:value-type="string" calcext:value-type="string">
            <text:p>20117</text:p>
          </table:table-cell>
          <table:table-cell office:value-type="string" calcext:value-type="string">
            <text:p>SIMRST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PI0_CD</text:p>
          </table:table-cell>
          <table:table-cell office:value-type="string" calcext:value-type="string">
            <text:p>20118</text:p>
          </table:table-cell>
          <table:table-cell office:value-type="string" calcext:value-type="string">
            <text:p>SPI0_CD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PI0_CLK</text:p>
          </table:table-cell>
          <table:table-cell office:value-type="string" calcext:value-type="string">
            <text:p>20119</text:p>
          </table:table-cell>
          <table:table-cell office:value-type="string" calcext:value-type="string">
            <text:p>SPI0_CL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PI0_CSN</text:p>
          </table:table-cell>
          <table:table-cell office:value-type="string" calcext:value-type="string">
            <text:p>20120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PI0_DI</text:p>
          </table:table-cell>
          <table:table-cell office:value-type="string" calcext:value-type="string">
            <text:p>20121</text:p>
          </table:table-cell>
          <table:table-cell office:value-type="string" calcext:value-type="string">
            <text:p>SPI0_DI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PI0_DO</text:p>
          </table:table-cell>
          <table:table-cell office:value-type="string" calcext:value-type="string">
            <text:p>20122</text:p>
          </table:table-cell>
          <table:table-cell office:value-type="string" calcext:value-type="string">
            <text:p>SPI0_DO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SSN</text:p>
          </table:table-cell>
          <table:table-cell office:value-type="string" calcext:value-type="string">
            <text:p>20123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TF_DET</text:p>
          </table:table-cell>
          <table:table-cell office:value-type="string" calcext:value-type="string">
            <text:p>20124</text:p>
          </table:table-cell>
          <table:table-cell office:value-type="string" calcext:value-type="string">
            <text:p>TF_DE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U0CTS</text:p>
          </table:table-cell>
          <table:table-cell office:value-type="string" calcext:value-type="string">
            <text:p>20125</text:p>
          </table:table-cell>
          <table:table-cell office:value-type="string" calcext:value-type="string">
            <text:p>U0CTS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U0RTS</text:p>
          </table:table-cell>
          <table:table-cell office:value-type="string" calcext:value-type="string">
            <text:p>20126</text:p>
          </table:table-cell>
          <table:table-cell office:value-type="string" calcext:value-type="string">
            <text:p>U0RTS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U0RXD</text:p>
          </table:table-cell>
          <table:table-cell office:value-type="string" calcext:value-type="string">
            <text:p>20127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U0TXD</text:p>
          </table:table-cell>
          <table:table-cell office:value-type="string" calcext:value-type="string">
            <text:p>20128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U1RXD</text:p>
          </table:table-cell>
          <table:table-cell office:value-type="string" calcext:value-type="string">
            <text:p>20129</text:p>
          </table:table-cell>
          <table:table-cell office:value-type="string" calcext:value-type="string">
            <text:p>U1RXD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U1TXD</text:p>
          </table:table-cell>
          <table:table-cell office:value-type="string" calcext:value-type="string">
            <text:p>20130</text:p>
          </table:table-cell>
          <table:table-cell office:value-type="string" calcext:value-type="string">
            <text:p>U1TXD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XTL_BUF_EN1</text:p>
          </table:table-cell>
          <table:table-cell office:value-type="string" calcext:value-type="string">
            <text:p>20131</text:p>
          </table:table-cell>
          <table:table-cell office:value-type="string" calcext:value-type="string">
            <text:p>XTL_BUF_EN1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NA_INT</text:p>
          </table:table-cell>
          <table:table-cell office:value-type="string" calcext:value-type="string">
            <text:p>20132</text:p>
          </table:table-cell>
          <table:table-cell office:value-type="string" calcext:value-type="string">
            <text:p>ANA_IN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HIP_SLEEP</text:p>
          </table:table-cell>
          <table:table-cell office:value-type="string" calcext:value-type="string">
            <text:p>20133</text:p>
          </table:table-cell>
          <table:table-cell office:value-type="string" calcext:value-type="string">
            <text:p>CHIP_SLEEP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LK_32K</text:p>
          </table:table-cell>
          <table:table-cell office:value-type="string" calcext:value-type="string">
            <text:p>20134</text:p>
          </table:table-cell>
          <table:table-cell office:value-type="string" calcext:value-type="string">
            <text:p>CLK_32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LK26M_SINE0</text:p>
          </table:table-cell>
          <table:table-cell office:value-type="string" calcext:value-type="string">
            <text:p>20135</text:p>
          </table:table-cell>
          <table:table-cell office:value-type="string" calcext:value-type="string">
            <text:p>CLK26M_SINE0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LK26M_SINEOUT</text:p>
          </table:table-cell>
          <table:table-cell office:value-type="string" calcext:value-type="string">
            <text:p>20136</text:p>
          </table:table-cell>
          <table:table-cell office:value-type="string" calcext:value-type="string">
            <text:p>CLK26M_SINEOU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CLKOUT_TEST_MPLL</text:p>
          </table:table-cell>
          <table:table-cell office:value-type="string" calcext:value-type="string">
            <text:p>20137</text:p>
          </table:table-cell>
          <table:table-cell office:value-type="string" calcext:value-type="string">
            <text:p>CLKOUT_TEST_MPLL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LVDSRF_RXD0N_CAL</text:p>
          </table:table-cell>
          <table:table-cell office:value-type="string" calcext:value-type="string">
            <text:p>20138</text:p>
          </table:table-cell>
          <table:table-cell office:value-type="string" calcext:value-type="string">
            <text:p>LVDSRF_RXD0N_CAL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LVDSRF_RXD0P</text:p>
          </table:table-cell>
          <table:table-cell office:value-type="string" calcext:value-type="string">
            <text:p>20139</text:p>
          </table:table-cell>
          <table:table-cell office:value-type="string" calcext:value-type="string">
            <text:p>LVDSRF_RXD0P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LVDSRF_RXD0P_CAL</text:p>
          </table:table-cell>
          <table:table-cell office:value-type="string" calcext:value-type="string">
            <text:p>20140</text:p>
          </table:table-cell>
          <table:table-cell office:value-type="string" calcext:value-type="string">
            <text:p>LVDSRF_RXD0P_CAL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LVDSRF_TXD0N_CAL</text:p>
          </table:table-cell>
          <table:table-cell office:value-type="string" calcext:value-type="string">
            <text:p>20141</text:p>
          </table:table-cell>
          <table:table-cell office:value-type="string" calcext:value-type="string">
            <text:p>LVDSRF_TXD0N_CAL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LVDSRF_TXD0P</text:p>
          </table:table-cell>
          <table:table-cell office:value-type="string" calcext:value-type="string">
            <text:p>20142</text:p>
          </table:table-cell>
          <table:table-cell office:value-type="string" calcext:value-type="string">
            <text:p>LVDSRF_TXD0P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LVDSRF_TXD0P_CAL</text:p>
          </table:table-cell>
          <table:table-cell office:value-type="string" calcext:value-type="string">
            <text:p>20143</text:p>
          </table:table-cell>
          <table:table-cell office:value-type="string" calcext:value-type="string">
            <text:p>LVDSRF_TXD0P_CAL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PAD_LVDSRF_REXT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PAD_LVDSRF_REX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PAD_USB20_VREXT_1P8</text:p>
          </table:table-cell>
          <table:table-cell office:value-type="string" calcext:value-type="string">
            <text:p>20145</text:p>
          </table:table-cell>
          <table:table-cell office:value-type="string" calcext:value-type="string">
            <text:p>PAD_USB20_VREXT_1P8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USB20_DM</text:p>
          </table:table-cell>
          <table:table-cell office:value-type="string" calcext:value-type="string">
            <text:p>20146</text:p>
          </table:table-cell>
          <table:table-cell office:value-type="string" calcext:value-type="string">
            <text:p>USB20_DM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USB20_DP</text:p>
          </table:table-cell>
          <table:table-cell office:value-type="string" calcext:value-type="string">
            <text:p>20147</text:p>
          </table:table-cell>
          <table:table-cell office:value-type="string" calcext:value-type="string">
            <text:p>USB20_DP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VREF_DQ_CA</text:p>
          </table:table-cell>
          <table:table-cell office:value-type="string" calcext:value-type="string">
            <text:p>20148</text:p>
          </table:table-cell>
          <table:table-cell office:value-type="string" calcext:value-type="string">
            <text:p>VREF_DQ_CA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EMZQ</text:p>
          </table:table-cell>
          <table:table-cell office:value-type="string" calcext:value-type="string">
            <text:p>20149</text:p>
          </table:table-cell>
          <table:table-cell office:value-type="string" calcext:value-type="string">
            <text:p>EMZQ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TEMP_DIN</text:p>
          </table:table-cell>
          <table:table-cell office:value-type="string" calcext:value-type="string">
            <text:p>20151</text:p>
          </table:table-cell>
          <table:table-cell office:value-type="string" calcext:value-type="string">
            <text:p>TEMP_DIN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TEMP_DOUT</text:p>
          </table:table-cell>
          <table:table-cell office:value-type="string" calcext:value-type="string">
            <text:p>20152</text:p>
          </table:table-cell>
          <table:table-cell office:value-type="string" calcext:value-type="string">
            <text:p>TEMP_DOUT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TEMP_SCLK</text:p>
          </table:table-cell>
          <table:table-cell office:value-type="string" calcext:value-type="string">
            <text:p>20153</text:p>
          </table:table-cell>
          <table:table-cell office:value-type="string" calcext:value-type="string">
            <text:p>TEMP_SCLK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WG_PU_IQ</text:p>
          </table:table-cell>
          <table:table-cell office:value-type="string" calcext:value-type="string">
            <text:p>20154</text:p>
          </table:table-cell>
          <table:table-cell office:value-type="string" calcext:value-type="string">
            <text:p>AWG_PU_IQ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AWG_VOCM_IQ</text:p>
          </table:table-cell>
          <table:table-cell office:value-type="string" calcext:value-type="string">
            <text:p>20155</text:p>
          </table:table-cell>
          <table:table-cell office:value-type="string" calcext:value-type="string">
            <text:p>AWG_VOCM_IQ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DAC_CM_IQ</text:p>
          </table:table-cell>
          <table:table-cell office:value-type="string" calcext:value-type="string">
            <text:p>20156</text:p>
          </table:table-cell>
          <table:table-cell office:value-type="string" calcext:value-type="string">
            <text:p>DAC_CM_IQ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DGT_PU_IQ</text:p>
          </table:table-cell>
          <table:table-cell office:value-type="string" calcext:value-type="string">
            <text:p>20157</text:p>
          </table:table-cell>
          <table:table-cell office:value-type="string" calcext:value-type="string">
            <text:p>DGT_PU_IQ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P</text:p>
          </table:table-cell>
          <table:table-cell office:value-type="string" calcext:value-type="string">
            <text:p>ptd_RX_VOCM_IQ</text:p>
          </table:table-cell>
          <table:table-cell office:value-type="string" calcext:value-type="string">
            <text:p>20158</text:p>
          </table:table-cell>
          <table:table-cell office:value-type="string" calcext:value-type="string">
            <text:p>RX_VOCM_IQ</text:p>
          </table:table-cell>
          <table:table-cell office:value-type="string" calcext:value-type="string">
            <text:p>0.2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1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DI_D</text:p>
          </table:table-cell>
          <table:table-cell office:value-type="string" calcext:value-type="string">
            <text:p>20500</text:p>
          </table:table-cell>
          <table:table-cell office:value-type="string" calcext:value-type="string">
            <text:p>ADI_D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DI_SCLK</text:p>
          </table:table-cell>
          <table:table-cell office:value-type="string" calcext:value-type="string">
            <text:p>20501</text:p>
          </table:table-cell>
          <table:table-cell office:value-type="string" calcext:value-type="string">
            <text:p>ADI_SCL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UD_ADD0</text:p>
          </table:table-cell>
          <table:table-cell office:value-type="string" calcext:value-type="string">
            <text:p>20502</text:p>
          </table:table-cell>
          <table:table-cell office:value-type="string" calcext:value-type="string">
            <text:p>AUD_ADD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UD_ADSYNC</text:p>
          </table:table-cell>
          <table:table-cell office:value-type="string" calcext:value-type="string">
            <text:p>20503</text:p>
          </table:table-cell>
          <table:table-cell office:value-type="string" calcext:value-type="string">
            <text:p>AUD_ADSYNC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UD_DAD0</text:p>
          </table:table-cell>
          <table:table-cell office:value-type="string" calcext:value-type="string">
            <text:p>20504</text:p>
          </table:table-cell>
          <table:table-cell office:value-type="string" calcext:value-type="string">
            <text:p>AUD_DAD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UD_DAD1</text:p>
          </table:table-cell>
          <table:table-cell office:value-type="string" calcext:value-type="string">
            <text:p>20505</text:p>
          </table:table-cell>
          <table:table-cell office:value-type="string" calcext:value-type="string">
            <text:p>AUD_DAD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UD_DASYNC</text:p>
          </table:table-cell>
          <table:table-cell office:value-type="string" calcext:value-type="string">
            <text:p>20506</text:p>
          </table:table-cell>
          <table:table-cell office:value-type="string" calcext:value-type="string">
            <text:p>AUD_DASYNC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UD_SCLK</text:p>
          </table:table-cell>
          <table:table-cell office:value-type="string" calcext:value-type="string">
            <text:p>20507</text:p>
          </table:table-cell>
          <table:table-cell office:value-type="string" calcext:value-type="string">
            <text:p>AUD_SCL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BUA_DET</text:p>
          </table:table-cell>
          <table:table-cell office:value-type="string" calcext:value-type="string">
            <text:p>20508</text:p>
          </table:table-cell>
          <table:table-cell office:value-type="string" calcext:value-type="string">
            <text:p>BUA_DE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D0</text:p>
          </table:table-cell>
          <table:table-cell office:value-type="string" calcext:value-type="string">
            <text:p>20509</text:p>
          </table:table-cell>
          <table:table-cell office:value-type="string" calcext:value-type="string">
            <text:p>CCIRD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D1</text:p>
          </table:table-cell>
          <table:table-cell office:value-type="string" calcext:value-type="string">
            <text:p>20510</text:p>
          </table:table-cell>
          <table:table-cell office:value-type="string" calcext:value-type="string">
            <text:p>CCIRD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D2</text:p>
          </table:table-cell>
          <table:table-cell office:value-type="string" calcext:value-type="string">
            <text:p>20511</text:p>
          </table:table-cell>
          <table:table-cell office:value-type="string" calcext:value-type="string">
            <text:p>CCIRD2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D3</text:p>
          </table:table-cell>
          <table:table-cell office:value-type="string" calcext:value-type="string">
            <text:p>20512</text:p>
          </table:table-cell>
          <table:table-cell office:value-type="string" calcext:value-type="string">
            <text:p>CCIRD3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D4</text:p>
          </table:table-cell>
          <table:table-cell office:value-type="string" calcext:value-type="string">
            <text:p>20513</text:p>
          </table:table-cell>
          <table:table-cell office:value-type="string" calcext:value-type="string">
            <text:p>CCIRD4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D5</text:p>
          </table:table-cell>
          <table:table-cell office:value-type="string" calcext:value-type="string">
            <text:p>20514</text:p>
          </table:table-cell>
          <table:table-cell office:value-type="string" calcext:value-type="string">
            <text:p>CCIRD5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D6</text:p>
          </table:table-cell>
          <table:table-cell office:value-type="string" calcext:value-type="string">
            <text:p>20515</text:p>
          </table:table-cell>
          <table:table-cell office:value-type="string" calcext:value-type="string">
            <text:p>CCIRD6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D7</text:p>
          </table:table-cell>
          <table:table-cell office:value-type="string" calcext:value-type="string">
            <text:p>20516</text:p>
          </table:table-cell>
          <table:table-cell office:value-type="string" calcext:value-type="string">
            <text:p>CCIRD7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HS</text:p>
          </table:table-cell>
          <table:table-cell office:value-type="string" calcext:value-type="string">
            <text:p>20517</text:p>
          </table:table-cell>
          <table:table-cell office:value-type="string" calcext:value-type="string">
            <text:p>CCIRHS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CIRVS</text:p>
          </table:table-cell>
          <table:table-cell office:value-type="string" calcext:value-type="string">
            <text:p>20518</text:p>
          </table:table-cell>
          <table:table-cell office:value-type="string" calcext:value-type="string">
            <text:p>CCIRVS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LK_AUX0</text:p>
          </table:table-cell>
          <table:table-cell office:value-type="string" calcext:value-type="string">
            <text:p>20519</text:p>
          </table:table-cell>
          <table:table-cell office:value-type="string" calcext:value-type="string">
            <text:p>CLK_AUX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MMCLK</text:p>
          </table:table-cell>
          <table:table-cell office:value-type="string" calcext:value-type="string">
            <text:p>20520</text:p>
          </table:table-cell>
          <table:table-cell office:value-type="string" calcext:value-type="string">
            <text:p>CMMCL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MPCLK</text:p>
          </table:table-cell>
          <table:table-cell office:value-type="string" calcext:value-type="string">
            <text:p>20521</text:p>
          </table:table-cell>
          <table:table-cell office:value-type="string" calcext:value-type="string">
            <text:p>CMPCL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MPD0</text:p>
          </table:table-cell>
          <table:table-cell office:value-type="string" calcext:value-type="string">
            <text:p>20522</text:p>
          </table:table-cell>
          <table:table-cell office:value-type="string" calcext:value-type="string">
            <text:p>CMPD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MRST0</text:p>
          </table:table-cell>
          <table:table-cell office:value-type="string" calcext:value-type="string">
            <text:p>20523</text:p>
          </table:table-cell>
          <table:table-cell office:value-type="string" calcext:value-type="string">
            <text:p>CMRST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DSI_TE</text:p>
          </table:table-cell>
          <table:table-cell office:value-type="string" calcext:value-type="string">
            <text:p>20524</text:p>
          </table:table-cell>
          <table:table-cell office:value-type="string" calcext:value-type="string">
            <text:p>DSI_TE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EXTINT0</text:p>
          </table:table-cell>
          <table:table-cell office:value-type="string" calcext:value-type="string">
            <text:p>20525</text:p>
          </table:table-cell>
          <table:table-cell office:value-type="string" calcext:value-type="string">
            <text:p>EXTINT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EXTINT1</text:p>
          </table:table-cell>
          <table:table-cell office:value-type="string" calcext:value-type="string">
            <text:p>20526</text:p>
          </table:table-cell>
          <table:table-cell office:value-type="string" calcext:value-type="string">
            <text:p>EXTINT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EXTINT5</text:p>
          </table:table-cell>
          <table:table-cell office:value-type="string" calcext:value-type="string">
            <text:p>20527</text:p>
          </table:table-cell>
          <table:table-cell office:value-type="string" calcext:value-type="string">
            <text:p>EXTINT5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EXTINT6</text:p>
          </table:table-cell>
          <table:table-cell office:value-type="string" calcext:value-type="string">
            <text:p>20528</text:p>
          </table:table-cell>
          <table:table-cell office:value-type="string" calcext:value-type="string">
            <text:p>EXTINT6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EXT_RST_B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EXT_RST_B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IIS1CLK</text:p>
          </table:table-cell>
          <table:table-cell office:value-type="string" calcext:value-type="string">
            <text:p>20530</text:p>
          </table:table-cell>
          <table:table-cell office:value-type="string" calcext:value-type="string">
            <text:p>IIS1CL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IIS1DI</text:p>
          </table:table-cell>
          <table:table-cell office:value-type="string" calcext:value-type="string">
            <text:p>20531</text:p>
          </table:table-cell>
          <table:table-cell office:value-type="string" calcext:value-type="string">
            <text:p>IIS1DI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IIS1DO</text:p>
          </table:table-cell>
          <table:table-cell office:value-type="string" calcext:value-type="string">
            <text:p>20532</text:p>
          </table:table-cell>
          <table:table-cell office:value-type="string" calcext:value-type="string">
            <text:p>IIS1DO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IIS1LRCK</text:p>
          </table:table-cell>
          <table:table-cell office:value-type="string" calcext:value-type="string">
            <text:p>20533</text:p>
          </table:table-cell>
          <table:table-cell office:value-type="string" calcext:value-type="string">
            <text:p>IIS1LRC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IN_91_0_93</text:p>
          </table:table-cell>
          <table:table-cell office:value-type="string" calcext:value-type="string">
            <text:p>20534</text:p>
          </table:table-cell>
          <table:table-cell office:value-type="string" calcext:value-type="string">
            <text:p>KEYIN[0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IN_91_1_93</text:p>
          </table:table-cell>
          <table:table-cell office:value-type="string" calcext:value-type="string">
            <text:p>20535</text:p>
          </table:table-cell>
          <table:table-cell office:value-type="string" calcext:value-type="string">
            <text:p>KEYIN[1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IN_91_2_93</text:p>
          </table:table-cell>
          <table:table-cell office:value-type="string" calcext:value-type="string">
            <text:p>20536</text:p>
          </table:table-cell>
          <table:table-cell office:value-type="string" calcext:value-type="string">
            <text:p>KEYIN[2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IN_91_3_93</text:p>
          </table:table-cell>
          <table:table-cell office:value-type="string" calcext:value-type="string">
            <text:p>20537</text:p>
          </table:table-cell>
          <table:table-cell office:value-type="string" calcext:value-type="string">
            <text:p>KEYIN[3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IN_91_4_93</text:p>
          </table:table-cell>
          <table:table-cell office:value-type="string" calcext:value-type="string">
            <text:p>20538</text:p>
          </table:table-cell>
          <table:table-cell office:value-type="string" calcext:value-type="string">
            <text:p>KEYIN[4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OUT_91_0_93</text:p>
          </table:table-cell>
          <table:table-cell office:value-type="string" calcext:value-type="string">
            <text:p>20539</text:p>
          </table:table-cell>
          <table:table-cell office:value-type="string" calcext:value-type="string">
            <text:p>KEYOUT[0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OUT_91_1_93</text:p>
          </table:table-cell>
          <table:table-cell office:value-type="string" calcext:value-type="string">
            <text:p>20540</text:p>
          </table:table-cell>
          <table:table-cell office:value-type="string" calcext:value-type="string">
            <text:p>KEYOUT[1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OUT_91_2_93</text:p>
          </table:table-cell>
          <table:table-cell office:value-type="string" calcext:value-type="string">
            <text:p>20541</text:p>
          </table:table-cell>
          <table:table-cell office:value-type="string" calcext:value-type="string">
            <text:p>KEYOUT[2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OUT_91_3_93</text:p>
          </table:table-cell>
          <table:table-cell office:value-type="string" calcext:value-type="string">
            <text:p>20542</text:p>
          </table:table-cell>
          <table:table-cell office:value-type="string" calcext:value-type="string">
            <text:p>KEYOUT[3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KEYOUT_91_4_93</text:p>
          </table:table-cell>
          <table:table-cell office:value-type="string" calcext:value-type="string">
            <text:p>20543</text:p>
          </table:table-cell>
          <table:table-cell office:value-type="string" calcext:value-type="string">
            <text:p>KEYOUT[4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LCM_RSTN</text:p>
          </table:table-cell>
          <table:table-cell office:value-type="string" calcext:value-type="string">
            <text:p>20544</text:p>
          </table:table-cell>
          <table:table-cell office:value-type="string" calcext:value-type="string">
            <text:p>LCM_RSTN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MTCK_ARM</text:p>
          </table:table-cell>
          <table:table-cell office:value-type="string" calcext:value-type="string">
            <text:p>20545</text:p>
          </table:table-cell>
          <table:table-cell office:value-type="string" calcext:value-type="string">
            <text:p>MTCK_ARM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MTMS_ARM</text:p>
          </table:table-cell>
          <table:table-cell office:value-type="string" calcext:value-type="string">
            <text:p>20546</text:p>
          </table:table-cell>
          <table:table-cell office:value-type="string" calcext:value-type="string">
            <text:p>MTMS_ARM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ALE</text:p>
          </table:table-cell>
          <table:table-cell office:value-type="string" calcext:value-type="string">
            <text:p>20547</text:p>
          </table:table-cell>
          <table:table-cell office:value-type="string" calcext:value-type="string">
            <text:p>NF_ALE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CEN0</text:p>
          </table:table-cell>
          <table:table-cell office:value-type="string" calcext:value-type="string">
            <text:p>20548</text:p>
          </table:table-cell>
          <table:table-cell office:value-type="string" calcext:value-type="string">
            <text:p>NF_CEN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CEN1</text:p>
          </table:table-cell>
          <table:table-cell office:value-type="string" calcext:value-type="string">
            <text:p>20549</text:p>
          </table:table-cell>
          <table:table-cell office:value-type="string" calcext:value-type="string">
            <text:p>NF_CEN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CLE</text:p>
          </table:table-cell>
          <table:table-cell office:value-type="string" calcext:value-type="string">
            <text:p>20550</text:p>
          </table:table-cell>
          <table:table-cell office:value-type="string" calcext:value-type="string">
            <text:p>NF_CLE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ATA_0</text:p>
          </table:table-cell>
          <table:table-cell office:value-type="string" calcext:value-type="string">
            <text:p>20551</text:p>
          </table:table-cell>
          <table:table-cell office:value-type="string" calcext:value-type="string">
            <text:p>NF_DATA_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ATA_1</text:p>
          </table:table-cell>
          <table:table-cell office:value-type="string" calcext:value-type="string">
            <text:p>20552</text:p>
          </table:table-cell>
          <table:table-cell office:value-type="string" calcext:value-type="string">
            <text:p>NF_DATA_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ATA_2</text:p>
          </table:table-cell>
          <table:table-cell office:value-type="string" calcext:value-type="string">
            <text:p>20553</text:p>
          </table:table-cell>
          <table:table-cell office:value-type="string" calcext:value-type="string">
            <text:p>NF_DATA_2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ATA_3</text:p>
          </table:table-cell>
          <table:table-cell office:value-type="string" calcext:value-type="string">
            <text:p>20554</text:p>
          </table:table-cell>
          <table:table-cell office:value-type="string" calcext:value-type="string">
            <text:p>NF_DATA_3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ATA_4</text:p>
          </table:table-cell>
          <table:table-cell office:value-type="string" calcext:value-type="string">
            <text:p>20555</text:p>
          </table:table-cell>
          <table:table-cell office:value-type="string" calcext:value-type="string">
            <text:p>NF_DATA_4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ATA_5</text:p>
          </table:table-cell>
          <table:table-cell office:value-type="string" calcext:value-type="string">
            <text:p>20556</text:p>
          </table:table-cell>
          <table:table-cell office:value-type="string" calcext:value-type="string">
            <text:p>NF_DATA_5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ATA_6</text:p>
          </table:table-cell>
          <table:table-cell office:value-type="string" calcext:value-type="string">
            <text:p>20557</text:p>
          </table:table-cell>
          <table:table-cell office:value-type="string" calcext:value-type="string">
            <text:p>NF_DATA_6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ATA_7</text:p>
          </table:table-cell>
          <table:table-cell office:value-type="string" calcext:value-type="string">
            <text:p>20558</text:p>
          </table:table-cell>
          <table:table-cell office:value-type="string" calcext:value-type="string">
            <text:p>NF_DATA_7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DQS</text:p>
          </table:table-cell>
          <table:table-cell office:value-type="string" calcext:value-type="string">
            <text:p>20559</text:p>
          </table:table-cell>
          <table:table-cell office:value-type="string" calcext:value-type="string">
            <text:p>NF_DQS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RBN</text:p>
          </table:table-cell>
          <table:table-cell office:value-type="string" calcext:value-type="string">
            <text:p>20560</text:p>
          </table:table-cell>
          <table:table-cell office:value-type="string" calcext:value-type="string">
            <text:p>NF_RBN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RE_T</text:p>
          </table:table-cell>
          <table:table-cell office:value-type="string" calcext:value-type="string">
            <text:p>20561</text:p>
          </table:table-cell>
          <table:table-cell office:value-type="string" calcext:value-type="string">
            <text:p>NF_RE_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WEN_T</text:p>
          </table:table-cell>
          <table:table-cell office:value-type="string" calcext:value-type="string">
            <text:p>20562</text:p>
          </table:table-cell>
          <table:table-cell office:value-type="string" calcext:value-type="string">
            <text:p>NF_WEN_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NF_WPN</text:p>
          </table:table-cell>
          <table:table-cell office:value-type="string" calcext:value-type="string">
            <text:p>20563</text:p>
          </table:table-cell>
          <table:table-cell office:value-type="string" calcext:value-type="string">
            <text:p>NF_WPN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PTEST</text:p>
          </table:table-cell>
          <table:table-cell office:value-type="string" calcext:value-type="string">
            <text:p>20564</text:p>
          </table:table-cell>
          <table:table-cell office:value-type="string" calcext:value-type="string">
            <text:p>PTES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0_93</text:p>
          </table:table-cell>
          <table:table-cell office:value-type="string" calcext:value-type="string">
            <text:p>20565</text:p>
          </table:table-cell>
          <table:table-cell office:value-type="string" calcext:value-type="string">
            <text:p>RFCTL[0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0_93</text:p>
          </table:table-cell>
          <table:table-cell office:value-type="string" calcext:value-type="string">
            <text:p>20566</text:p>
          </table:table-cell>
          <table:table-cell office:value-type="string" calcext:value-type="string">
            <text:p>RFCTL[10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1_93</text:p>
          </table:table-cell>
          <table:table-cell office:value-type="string" calcext:value-type="string">
            <text:p>20567</text:p>
          </table:table-cell>
          <table:table-cell office:value-type="string" calcext:value-type="string">
            <text:p>RFCTL[11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2_93</text:p>
          </table:table-cell>
          <table:table-cell office:value-type="string" calcext:value-type="string">
            <text:p>20568</text:p>
          </table:table-cell>
          <table:table-cell office:value-type="string" calcext:value-type="string">
            <text:p>RFCTL[12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3_93</text:p>
          </table:table-cell>
          <table:table-cell office:value-type="string" calcext:value-type="string">
            <text:p>20569</text:p>
          </table:table-cell>
          <table:table-cell office:value-type="string" calcext:value-type="string">
            <text:p>RFCTL[13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4_93</text:p>
          </table:table-cell>
          <table:table-cell office:value-type="string" calcext:value-type="string">
            <text:p>20570</text:p>
          </table:table-cell>
          <table:table-cell office:value-type="string" calcext:value-type="string">
            <text:p>RFCTL[14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5_93</text:p>
          </table:table-cell>
          <table:table-cell office:value-type="string" calcext:value-type="string">
            <text:p>20571</text:p>
          </table:table-cell>
          <table:table-cell office:value-type="string" calcext:value-type="string">
            <text:p>RFCTL[15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6_93</text:p>
          </table:table-cell>
          <table:table-cell office:value-type="string" calcext:value-type="string">
            <text:p>20572</text:p>
          </table:table-cell>
          <table:table-cell office:value-type="string" calcext:value-type="string">
            <text:p>RFCTL[16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7_93</text:p>
          </table:table-cell>
          <table:table-cell office:value-type="string" calcext:value-type="string">
            <text:p>20573</text:p>
          </table:table-cell>
          <table:table-cell office:value-type="string" calcext:value-type="string">
            <text:p>RFCTL[17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8_93</text:p>
          </table:table-cell>
          <table:table-cell office:value-type="string" calcext:value-type="string">
            <text:p>20574</text:p>
          </table:table-cell>
          <table:table-cell office:value-type="string" calcext:value-type="string">
            <text:p>RFCTL[18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9_93</text:p>
          </table:table-cell>
          <table:table-cell office:value-type="string" calcext:value-type="string">
            <text:p>20575</text:p>
          </table:table-cell>
          <table:table-cell office:value-type="string" calcext:value-type="string">
            <text:p>RFCTL[19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1_93</text:p>
          </table:table-cell>
          <table:table-cell office:value-type="string" calcext:value-type="string">
            <text:p>20576</text:p>
          </table:table-cell>
          <table:table-cell office:value-type="string" calcext:value-type="string">
            <text:p>RFCTL[1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2_93</text:p>
          </table:table-cell>
          <table:table-cell office:value-type="string" calcext:value-type="string">
            <text:p>20577</text:p>
          </table:table-cell>
          <table:table-cell office:value-type="string" calcext:value-type="string">
            <text:p>RFCTL[2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3_93</text:p>
          </table:table-cell>
          <table:table-cell office:value-type="string" calcext:value-type="string">
            <text:p>20578</text:p>
          </table:table-cell>
          <table:table-cell office:value-type="string" calcext:value-type="string">
            <text:p>RFCTL[3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4_93</text:p>
          </table:table-cell>
          <table:table-cell office:value-type="string" calcext:value-type="string">
            <text:p>20579</text:p>
          </table:table-cell>
          <table:table-cell office:value-type="string" calcext:value-type="string">
            <text:p>RFCTL[4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5_93</text:p>
          </table:table-cell>
          <table:table-cell office:value-type="string" calcext:value-type="string">
            <text:p>20580</text:p>
          </table:table-cell>
          <table:table-cell office:value-type="string" calcext:value-type="string">
            <text:p>RFCTL[5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6_93</text:p>
          </table:table-cell>
          <table:table-cell office:value-type="string" calcext:value-type="string">
            <text:p>20581</text:p>
          </table:table-cell>
          <table:table-cell office:value-type="string" calcext:value-type="string">
            <text:p>RFCTL[6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7_93</text:p>
          </table:table-cell>
          <table:table-cell office:value-type="string" calcext:value-type="string">
            <text:p>20582</text:p>
          </table:table-cell>
          <table:table-cell office:value-type="string" calcext:value-type="string">
            <text:p>RFCTL[7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8_93</text:p>
          </table:table-cell>
          <table:table-cell office:value-type="string" calcext:value-type="string">
            <text:p>20583</text:p>
          </table:table-cell>
          <table:table-cell office:value-type="string" calcext:value-type="string">
            <text:p>RFCTL[8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CTL_91_9_93</text:p>
          </table:table-cell>
          <table:table-cell office:value-type="string" calcext:value-type="string">
            <text:p>20584</text:p>
          </table:table-cell>
          <table:table-cell office:value-type="string" calcext:value-type="string">
            <text:p>RFCTL[9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FE0_SCK</text:p>
          </table:table-cell>
          <table:table-cell office:value-type="string" calcext:value-type="string">
            <text:p>20585</text:p>
          </table:table-cell>
          <table:table-cell office:value-type="string" calcext:value-type="string">
            <text:p>RFFE0_SC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FE0_SDA</text:p>
          </table:table-cell>
          <table:table-cell office:value-type="string" calcext:value-type="string">
            <text:p>20586</text:p>
          </table:table-cell>
          <table:table-cell office:value-type="string" calcext:value-type="string">
            <text:p>RFFE0_SDA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SCK0</text:p>
          </table:table-cell>
          <table:table-cell office:value-type="string" calcext:value-type="string">
            <text:p>20587</text:p>
          </table:table-cell>
          <table:table-cell office:value-type="string" calcext:value-type="string">
            <text:p>RFSCK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SDA0</text:p>
          </table:table-cell>
          <table:table-cell office:value-type="string" calcext:value-type="string">
            <text:p>20588</text:p>
          </table:table-cell>
          <table:table-cell office:value-type="string" calcext:value-type="string">
            <text:p>RFSDA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FSEN0</text:p>
          </table:table-cell>
          <table:table-cell office:value-type="string" calcext:value-type="string">
            <text:p>20589</text:p>
          </table:table-cell>
          <table:table-cell office:value-type="string" calcext:value-type="string">
            <text:p>RFSEN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CK</text:p>
          </table:table-cell>
          <table:table-cell office:value-type="string" calcext:value-type="string">
            <text:p>20590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CL0</text:p>
          </table:table-cell>
          <table:table-cell office:value-type="string" calcext:value-type="string">
            <text:p>20591</text:p>
          </table:table-cell>
          <table:table-cell office:value-type="string" calcext:value-type="string">
            <text:p>SCL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CL1</text:p>
          </table:table-cell>
          <table:table-cell office:value-type="string" calcext:value-type="string">
            <text:p>20592</text:p>
          </table:table-cell>
          <table:table-cell office:value-type="string" calcext:value-type="string">
            <text:p>SCL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0_CLK0</text:p>
          </table:table-cell>
          <table:table-cell office:value-type="string" calcext:value-type="string">
            <text:p>20593</text:p>
          </table:table-cell>
          <table:table-cell office:value-type="string" calcext:value-type="string">
            <text:p>SD0_CLK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0_CMD</text:p>
          </table:table-cell>
          <table:table-cell office:value-type="string" calcext:value-type="string">
            <text:p>20594</text:p>
          </table:table-cell>
          <table:table-cell office:value-type="string" calcext:value-type="string">
            <text:p>SD0_CMD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0_D_91_0_93</text:p>
          </table:table-cell>
          <table:table-cell office:value-type="string" calcext:value-type="string">
            <text:p>20595</text:p>
          </table:table-cell>
          <table:table-cell office:value-type="string" calcext:value-type="string">
            <text:p>SD0_D[0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0_D_91_1_93</text:p>
          </table:table-cell>
          <table:table-cell office:value-type="string" calcext:value-type="string">
            <text:p>20596</text:p>
          </table:table-cell>
          <table:table-cell office:value-type="string" calcext:value-type="string">
            <text:p>SD0_D[1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0_D_91_2_93</text:p>
          </table:table-cell>
          <table:table-cell office:value-type="string" calcext:value-type="string">
            <text:p>20597</text:p>
          </table:table-cell>
          <table:table-cell office:value-type="string" calcext:value-type="string">
            <text:p>SD0_D[2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0_D_91_3_93</text:p>
          </table:table-cell>
          <table:table-cell office:value-type="string" calcext:value-type="string">
            <text:p>20598</text:p>
          </table:table-cell>
          <table:table-cell office:value-type="string" calcext:value-type="string">
            <text:p>SD0_D[3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2_CLK</text:p>
          </table:table-cell>
          <table:table-cell office:value-type="string" calcext:value-type="string">
            <text:p>20599</text:p>
          </table:table-cell>
          <table:table-cell office:value-type="string" calcext:value-type="string">
            <text:p>SD2_CL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2_CMD</text:p>
          </table:table-cell>
          <table:table-cell office:value-type="string" calcext:value-type="string">
            <text:p>20600</text:p>
          </table:table-cell>
          <table:table-cell office:value-type="string" calcext:value-type="string">
            <text:p>SD2_CMD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2_D_91_0_93</text:p>
          </table:table-cell>
          <table:table-cell office:value-type="string" calcext:value-type="string">
            <text:p>20601</text:p>
          </table:table-cell>
          <table:table-cell office:value-type="string" calcext:value-type="string">
            <text:p>SD2_D[0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2_D_91_1_93</text:p>
          </table:table-cell>
          <table:table-cell office:value-type="string" calcext:value-type="string">
            <text:p>20602</text:p>
          </table:table-cell>
          <table:table-cell office:value-type="string" calcext:value-type="string">
            <text:p>SD2_D[1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2_D_91_2_93</text:p>
          </table:table-cell>
          <table:table-cell office:value-type="string" calcext:value-type="string">
            <text:p>20603</text:p>
          </table:table-cell>
          <table:table-cell office:value-type="string" calcext:value-type="string">
            <text:p>SD2_D[2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2_D_91_3_93</text:p>
          </table:table-cell>
          <table:table-cell office:value-type="string" calcext:value-type="string">
            <text:p>20604</text:p>
          </table:table-cell>
          <table:table-cell office:value-type="string" calcext:value-type="string">
            <text:p>SD2_D[3]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A0</text:p>
          </table:table-cell>
          <table:table-cell office:value-type="string" calcext:value-type="string">
            <text:p>20605</text:p>
          </table:table-cell>
          <table:table-cell office:value-type="string" calcext:value-type="string">
            <text:p>SDA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A1</text:p>
          </table:table-cell>
          <table:table-cell office:value-type="string" calcext:value-type="string">
            <text:p>20606</text:p>
          </table:table-cell>
          <table:table-cell office:value-type="string" calcext:value-type="string">
            <text:p>SDA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I0</text:p>
          </table:table-cell>
          <table:table-cell office:value-type="string" calcext:value-type="string">
            <text:p>20607</text:p>
          </table:table-cell>
          <table:table-cell office:value-type="string" calcext:value-type="string">
            <text:p>SDI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I1</text:p>
          </table:table-cell>
          <table:table-cell office:value-type="string" calcext:value-type="string">
            <text:p>20608</text:p>
          </table:table-cell>
          <table:table-cell office:value-type="string" calcext:value-type="string">
            <text:p>SDI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I2</text:p>
          </table:table-cell>
          <table:table-cell office:value-type="string" calcext:value-type="string">
            <text:p>20609</text:p>
          </table:table-cell>
          <table:table-cell office:value-type="string" calcext:value-type="string">
            <text:p>SDI2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DI3</text:p>
          </table:table-cell>
          <table:table-cell office:value-type="string" calcext:value-type="string">
            <text:p>20610</text:p>
          </table:table-cell>
          <table:table-cell office:value-type="string" calcext:value-type="string">
            <text:p>SDI3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IMCLK0</text:p>
          </table:table-cell>
          <table:table-cell office:value-type="string" calcext:value-type="string">
            <text:p>20611</text:p>
          </table:table-cell>
          <table:table-cell office:value-type="string" calcext:value-type="string">
            <text:p>SIMCLK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IMCLK1</text:p>
          </table:table-cell>
          <table:table-cell office:value-type="string" calcext:value-type="string">
            <text:p>20612</text:p>
          </table:table-cell>
          <table:table-cell office:value-type="string" calcext:value-type="string">
            <text:p>SIMCLK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IMDA0</text:p>
          </table:table-cell>
          <table:table-cell office:value-type="string" calcext:value-type="string">
            <text:p>20613</text:p>
          </table:table-cell>
          <table:table-cell office:value-type="string" calcext:value-type="string">
            <text:p>SIMDA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IMDA1</text:p>
          </table:table-cell>
          <table:table-cell office:value-type="string" calcext:value-type="string">
            <text:p>20614</text:p>
          </table:table-cell>
          <table:table-cell office:value-type="string" calcext:value-type="string">
            <text:p>SIMDA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IMRST0</text:p>
          </table:table-cell>
          <table:table-cell office:value-type="string" calcext:value-type="string">
            <text:p>20615</text:p>
          </table:table-cell>
          <table:table-cell office:value-type="string" calcext:value-type="string">
            <text:p>SIMRST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IMRST1</text:p>
          </table:table-cell>
          <table:table-cell office:value-type="string" calcext:value-type="string">
            <text:p>20616</text:p>
          </table:table-cell>
          <table:table-cell office:value-type="string" calcext:value-type="string">
            <text:p>SIMRST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PI0_CD</text:p>
          </table:table-cell>
          <table:table-cell office:value-type="string" calcext:value-type="string">
            <text:p>20617</text:p>
          </table:table-cell>
          <table:table-cell office:value-type="string" calcext:value-type="string">
            <text:p>SPI0_CD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PI0_CLK</text:p>
          </table:table-cell>
          <table:table-cell office:value-type="string" calcext:value-type="string">
            <text:p>20618</text:p>
          </table:table-cell>
          <table:table-cell office:value-type="string" calcext:value-type="string">
            <text:p>SPI0_CL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PI0_CSN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SPI0_CSN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PI0_DI</text:p>
          </table:table-cell>
          <table:table-cell office:value-type="string" calcext:value-type="string">
            <text:p>20620</text:p>
          </table:table-cell>
          <table:table-cell office:value-type="string" calcext:value-type="string">
            <text:p>SPI0_DI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PI0_DO</text:p>
          </table:table-cell>
          <table:table-cell office:value-type="string" calcext:value-type="string">
            <text:p>20621</text:p>
          </table:table-cell>
          <table:table-cell office:value-type="string" calcext:value-type="string">
            <text:p>SPI0_DO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SSN</text:p>
          </table:table-cell>
          <table:table-cell office:value-type="string" calcext:value-type="string">
            <text:p>20622</text:p>
          </table:table-cell>
          <table:table-cell office:value-type="string" calcext:value-type="string">
            <text:p>SSN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TF_DET</text:p>
          </table:table-cell>
          <table:table-cell office:value-type="string" calcext:value-type="string">
            <text:p>20623</text:p>
          </table:table-cell>
          <table:table-cell office:value-type="string" calcext:value-type="string">
            <text:p>TF_DE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U0CTS</text:p>
          </table:table-cell>
          <table:table-cell office:value-type="string" calcext:value-type="string">
            <text:p>20624</text:p>
          </table:table-cell>
          <table:table-cell office:value-type="string" calcext:value-type="string">
            <text:p>U0CTS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U0RTS</text:p>
          </table:table-cell>
          <table:table-cell office:value-type="string" calcext:value-type="string">
            <text:p>20625</text:p>
          </table:table-cell>
          <table:table-cell office:value-type="string" calcext:value-type="string">
            <text:p>U0RTS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U0RXD</text:p>
          </table:table-cell>
          <table:table-cell office:value-type="string" calcext:value-type="string">
            <text:p>20626</text:p>
          </table:table-cell>
          <table:table-cell office:value-type="string" calcext:value-type="string">
            <text:p>U0RXD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U0TXD</text:p>
          </table:table-cell>
          <table:table-cell office:value-type="string" calcext:value-type="string">
            <text:p>20627</text:p>
          </table:table-cell>
          <table:table-cell office:value-type="string" calcext:value-type="string">
            <text:p>U0TXD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U1RXD</text:p>
          </table:table-cell>
          <table:table-cell office:value-type="string" calcext:value-type="string">
            <text:p>20628</text:p>
          </table:table-cell>
          <table:table-cell office:value-type="string" calcext:value-type="string">
            <text:p>U1RXD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U1TXD</text:p>
          </table:table-cell>
          <table:table-cell office:value-type="string" calcext:value-type="string">
            <text:p>20629</text:p>
          </table:table-cell>
          <table:table-cell office:value-type="string" calcext:value-type="string">
            <text:p>U1TXD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XTL_BUF_EN1</text:p>
          </table:table-cell>
          <table:table-cell office:value-type="string" calcext:value-type="string">
            <text:p>20630</text:p>
          </table:table-cell>
          <table:table-cell office:value-type="string" calcext:value-type="string">
            <text:p>XTL_BUF_EN1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NA_INT</text:p>
          </table:table-cell>
          <table:table-cell office:value-type="string" calcext:value-type="string">
            <text:p>20631</text:p>
          </table:table-cell>
          <table:table-cell office:value-type="string" calcext:value-type="string">
            <text:p>ANA_IN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HIP_SLEEP</text:p>
          </table:table-cell>
          <table:table-cell office:value-type="string" calcext:value-type="string">
            <text:p>20632</text:p>
          </table:table-cell>
          <table:table-cell office:value-type="string" calcext:value-type="string">
            <text:p>CHIP_SLEEP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LK_32K</text:p>
          </table:table-cell>
          <table:table-cell office:value-type="string" calcext:value-type="string">
            <text:p>20633</text:p>
          </table:table-cell>
          <table:table-cell office:value-type="string" calcext:value-type="string">
            <text:p>CLK_32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LK26M_SINE0</text:p>
          </table:table-cell>
          <table:table-cell office:value-type="string" calcext:value-type="string">
            <text:p>20634</text:p>
          </table:table-cell>
          <table:table-cell office:value-type="string" calcext:value-type="string">
            <text:p>CLK26M_SINE0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LK26M_SINEOUT</text:p>
          </table:table-cell>
          <table:table-cell office:value-type="string" calcext:value-type="string">
            <text:p>20635</text:p>
          </table:table-cell>
          <table:table-cell office:value-type="string" calcext:value-type="string">
            <text:p>CLK26M_SINEOU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CLKOUT_TEST_MPLL</text:p>
          </table:table-cell>
          <table:table-cell office:value-type="string" calcext:value-type="string">
            <text:p>20636</text:p>
          </table:table-cell>
          <table:table-cell office:value-type="string" calcext:value-type="string">
            <text:p>CLKOUT_TEST_MPLL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LVDSRF_RXD0N_CAL</text:p>
          </table:table-cell>
          <table:table-cell office:value-type="string" calcext:value-type="string">
            <text:p>20637</text:p>
          </table:table-cell>
          <table:table-cell office:value-type="string" calcext:value-type="string">
            <text:p>LVDSRF_RXD0N_CAL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LVDSRF_RXD0P</text:p>
          </table:table-cell>
          <table:table-cell office:value-type="string" calcext:value-type="string">
            <text:p>20638</text:p>
          </table:table-cell>
          <table:table-cell office:value-type="string" calcext:value-type="string">
            <text:p>LVDSRF_RXD0P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LVDSRF_RXD0P_CAL</text:p>
          </table:table-cell>
          <table:table-cell office:value-type="string" calcext:value-type="string">
            <text:p>20639</text:p>
          </table:table-cell>
          <table:table-cell office:value-type="string" calcext:value-type="string">
            <text:p>LVDSRF_RXD0P_CAL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LVDSRF_TXD0N_CAL</text:p>
          </table:table-cell>
          <table:table-cell office:value-type="string" calcext:value-type="string">
            <text:p>20640</text:p>
          </table:table-cell>
          <table:table-cell office:value-type="string" calcext:value-type="string">
            <text:p>LVDSRF_TXD0N_CAL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LVDSRF_TXD0P</text:p>
          </table:table-cell>
          <table:table-cell office:value-type="string" calcext:value-type="string">
            <text:p>20641</text:p>
          </table:table-cell>
          <table:table-cell office:value-type="string" calcext:value-type="string">
            <text:p>LVDSRF_TXD0P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LVDSRF_TXD0P_CAL</text:p>
          </table:table-cell>
          <table:table-cell office:value-type="string" calcext:value-type="string">
            <text:p>20642</text:p>
          </table:table-cell>
          <table:table-cell office:value-type="string" calcext:value-type="string">
            <text:p>LVDSRF_TXD0P_CAL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PAD_LVDSRF_REXT</text:p>
          </table:table-cell>
          <table:table-cell office:value-type="string" calcext:value-type="string">
            <text:p>20643</text:p>
          </table:table-cell>
          <table:table-cell office:value-type="string" calcext:value-type="string">
            <text:p>PAD_LVDSRF_REX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PAD_USB20_VREXT_1P8</text:p>
          </table:table-cell>
          <table:table-cell office:value-type="string" calcext:value-type="string">
            <text:p>20644</text:p>
          </table:table-cell>
          <table:table-cell office:value-type="string" calcext:value-type="string">
            <text:p>PAD_USB20_VREXT_1P8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USB20_DM</text:p>
          </table:table-cell>
          <table:table-cell office:value-type="string" calcext:value-type="string">
            <text:p>20645</text:p>
          </table:table-cell>
          <table:table-cell office:value-type="string" calcext:value-type="string">
            <text:p>USB20_DM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USB20_DP</text:p>
          </table:table-cell>
          <table:table-cell office:value-type="string" calcext:value-type="string">
            <text:p>20646</text:p>
          </table:table-cell>
          <table:table-cell office:value-type="string" calcext:value-type="string">
            <text:p>USB20_DP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VREF_DQ_CA</text:p>
          </table:table-cell>
          <table:table-cell office:value-type="string" calcext:value-type="string">
            <text:p>20647</text:p>
          </table:table-cell>
          <table:table-cell office:value-type="string" calcext:value-type="string">
            <text:p>VREF_DQ_CA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EMZQ</text:p>
          </table:table-cell>
          <table:table-cell office:value-type="string" calcext:value-type="string">
            <text:p>20648</text:p>
          </table:table-cell>
          <table:table-cell office:value-type="string" calcext:value-type="string">
            <text:p>EMZQ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TEMP_DIN</text:p>
          </table:table-cell>
          <table:table-cell office:value-type="string" calcext:value-type="string">
            <text:p>20649</text:p>
          </table:table-cell>
          <table:table-cell office:value-type="string" calcext:value-type="string">
            <text:p>TEMP_DIN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TEMP_DOUT</text:p>
          </table:table-cell>
          <table:table-cell office:value-type="string" calcext:value-type="string">
            <text:p>20650</text:p>
          </table:table-cell>
          <table:table-cell office:value-type="string" calcext:value-type="string">
            <text:p>TEMP_DOUT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TEMP_SCLK</text:p>
          </table:table-cell>
          <table:table-cell office:value-type="string" calcext:value-type="string">
            <text:p>20651</text:p>
          </table:table-cell>
          <table:table-cell office:value-type="string" calcext:value-type="string">
            <text:p>TEMP_SCLK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WG_PU_IQ</text:p>
          </table:table-cell>
          <table:table-cell office:value-type="string" calcext:value-type="string">
            <text:p>20652</text:p>
          </table:table-cell>
          <table:table-cell office:value-type="string" calcext:value-type="string">
            <text:p>AWG_PU_IQ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AWG_VOCM_IQ</text:p>
          </table:table-cell>
          <table:table-cell office:value-type="string" calcext:value-type="string">
            <text:p>20653</text:p>
          </table:table-cell>
          <table:table-cell office:value-type="string" calcext:value-type="string">
            <text:p>AWG_VOCM_IQ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DAC_CM_IQ</text:p>
          </table:table-cell>
          <table:table-cell office:value-type="string" calcext:value-type="string">
            <text:p>20654</text:p>
          </table:table-cell>
          <table:table-cell office:value-type="string" calcext:value-type="string">
            <text:p>DAC_CM_IQ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DGT_PU_IQ</text:p>
          </table:table-cell>
          <table:table-cell office:value-type="string" calcext:value-type="string">
            <text:p>20655</text:p>
          </table:table-cell>
          <table:table-cell office:value-type="string" calcext:value-type="string">
            <text:p>DGT_PU_IQ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  <table:table-row table:style-name="ro1">
          <table:table-cell office:value-type="string" calcext:value-type="string">
            <text:p>OS.Continuity_PPMU_N</text:p>
          </table:table-cell>
          <table:table-cell office:value-type="string" calcext:value-type="string">
            <text:p>ptd_RX_VOCM_IQ</text:p>
          </table:table-cell>
          <table:table-cell office:value-type="string" calcext:value-type="string">
            <text:p>20656</text:p>
          </table:table-cell>
          <table:table-cell office:value-type="string" calcext:value-type="string">
            <text:p>RX_VOCM_IQ</text:p>
          </table:table-cell>
          <table:table-cell office:value-type="string" calcext:value-type="string">
            <text:p>-0.9</text:p>
          </table:table-cell>
          <table:table-cell/>
          <table:table-cell office:value-type="string" calcext:value-type="string">
            <text:p>-0.2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202</text:p>
          </table:table-cell>
          <table:table-cell/>
        </table:table-row>
      </table:table>
      <table:table table:name="Profile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2" table:default-cell-style-name="ce9"/>
        <table:table-column table:style-name="co11" table:default-cell-style-name="ce9"/>
        <table:table-column table:style-name="co12" table:default-cell-style-name="Default"/>
        <table:table-column table:style-name="co2" table:number-columns-repeated="2" table:default-cell-style-name="Default"/>
        <table:table-column table:style-name="co13" table:default-cell-style-name="Default"/>
        <table:table-row table:style-name="ro1">
          <table:table-cell table:style-name="ce2" office:value-type="string" calcext:value-type="string" table:number-columns-spanned="1" table:number-rows-spanned="2">
            <text:p>Test Suite</text:p>
          </table:table-cell>
          <table:table-cell table:style-name="ce2" office:value-type="string" calcext:value-type="string" table:number-columns-spanned="1" table:number-rows-spanned="2">
            <text:p>Parameter Group Collection</text:p>
          </table:table-cell>
          <table:table-cell table:style-name="ce3" office:value-type="string" calcext:value-type="string" table:number-columns-spanned="1" table:number-rows-spanned="2">
            <text:p>Parameter</text:p>
          </table:table-cell>
          <table:table-cell table:style-name="ce6" office:value-type="string" calcext:value-type="string" table:number-columns-spanned="1" table:number-rows-spanned="2">
            <text:p>Value</text:p>
          </table:table-cell>
          <table:table-cell table:style-name="ce6" office:value-type="string" calcext:value-type="string" table:number-columns-spanned="1" table:number-rows-spanned="2">
            <text:p>Value</text:p>
          </table:table-cell>
          <table:table-cell table:style-name="ce6" office:value-type="string" calcext:value-type="string" table:number-columns-spanned="1" table:number-rows-spanned="2">
            <text:p>Value</text:p>
          </table:table-cell>
          <table:table-cell table:style-name="ce2" office:value-type="string" calcext:value-type="string" table:number-columns-spanned="1" table:number-rows-spanned="2">
            <text:p>Value</text:p>
          </table:table-cell>
          <table:table-cell table:style-name="ce2" office:value-type="string" calcext:value-type="string" table:number-columns-spanned="1" table:number-rows-spanned="2">
            <text:p>Value</text:p>
          </table:table-cell>
          <table:table-cell table:style-name="ce2" office:value-type="string" calcext:value-type="string" table:number-columns-spanned="1" table:number-rows-spanned="2">
            <text:p>Value</text:p>
          </table:table-cell>
          <table:table-cell/>
        </table:table-row>
        <table:table-row table:style-name="ro1">
          <table:covered-table-cell table:number-columns-repeated="2"/>
          <table:covered-table-cell table:style-name="ce4"/>
          <table:covered-table-cell/>
          <table:covered-table-cell table:number-columns-repeated="2" table:style-name="ce8"/>
          <table:covered-table-cell table:number-columns-repeated="3" table:style-name="ce10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4]&amp;&quot;]&quot;" office:value-type="string" office:string-value="VDDLimit[VDDCORE]" calcext:value-type="string">
            <text:p>VDDLimit[VDDCORE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5</text:p>
          </table:table-cell>
          <table:table-cell table:number-columns-repeated="5"/>
          <table:table-cell table:style-name="ce11" office:value-type="string" calcext:value-type="string">
            <text:p>VDDCORE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5]&amp;&quot;]&quot;" office:value-type="string" office:string-value="VDDLimit[VDDMEM]" calcext:value-type="string">
            <text:p>VDDLimit[VDDMEM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VDDMEM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6]&amp;&quot;]&quot;" office:value-type="string" office:string-value="VDDLimit[AVDD12]" calcext:value-type="string">
            <text:p>VDDLimit[AVDD12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AVDD12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7]&amp;&quot;]&quot;" office:value-type="string" office:string-value="VDDLimit[AVDD18]" calcext:value-type="string">
            <text:p>VDDLimit[AVDD18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AVDD18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8]&amp;&quot;]&quot;" office:value-type="string" office:string-value="VDDLimit[AVDD33_BT_PA]" calcext:value-type="string">
            <text:p>VDDLimit[AVDD33_BT_PA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AVDD33_BT_PA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9]&amp;&quot;]&quot;" office:value-type="string" office:string-value="VDDLimit[VDD1]" calcext:value-type="string">
            <text:p>VDDLimit[VDD1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VDD1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10]&amp;&quot;]&quot;" office:value-type="string" office:string-value="VDDLimit[VIO]" calcext:value-type="string">
            <text:p>VDDLimit[VIO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VIO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11]&amp;&quot;]&quot;" office:value-type="string" office:string-value="VDDLimit[VSD0]" calcext:value-type="string">
            <text:p>VDDLimit[VSD0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VSD0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12]&amp;&quot;]&quot;" office:value-type="string" office:string-value="VDDLimit[VSIM]" calcext:value-type="string">
            <text:p>VDDLimit[VSIM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VSIM</text:p>
          </table:table-cell>
        </table:table-row>
        <table:table-row table:style-name="ro1">
          <table:table-cell office:value-type="string" calcext:value-type="string">
            <text:p>**.Power_Short</text:p>
          </table:table-cell>
          <table:table-cell table:style-name="ce1" table:formula="of:=&quot;VDDLimit[&quot;&amp;[Profile.J13]&amp;&quot;]&quot;" office:value-type="string" office:string-value="VDDLimit[AVDD33_USB20]" calcext:value-type="string">
            <text:p>VDDLimit[AVDD33_USB20]</text:p>
          </table:table-cell>
          <table:table-cell table:style-name="ce5" office:value-type="string" calcext:value-type="string">
            <text:p>iRange</text:p>
          </table:table-cell>
          <table:table-cell office:value-type="string" calcext:value-type="string">
            <text:p>0.001</text:p>
          </table:table-cell>
          <table:table-cell table:number-columns-repeated="5"/>
          <table:table-cell table:style-name="ce12" office:value-type="string" calcext:value-type="string">
            <text:p>AVDD33_USB20</text:p>
          </table:table-cell>
        </table:table-row>
        <table:table-row table:style-name="ro1" table:number-rows-repeated="2">
          <table:table-cell/>
          <table:table-cell table:style-name="ce1"/>
          <table:table-cell table:number-columns-repeated="8"/>
        </table:table-row>
        <table:table-row table:style-name="ro1" table:number-rows-repeated="104856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ests" table:style-name="ta1">
        <table:table-column table:style-name="co14" table:default-cell-style-name="ce1"/>
        <table:table-column table:style-name="co15" table:default-cell-style-name="ce1"/>
        <table:table-column table:style-name="co2" table:default-cell-style-name="ce1"/>
        <table:table-column table:style-name="co16" table:default-cell-style-name="ce1"/>
        <table:table-column table:style-name="co2" table:number-columns-repeated="1020" table:default-cell-style-name="ce1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/>
          <table:table-cell office:value-type="string" calcext:value-type="string" table:number-columns-spanned="2" table:number-rows-spanned="1">
            <text:p>High Limit</text:p>
          </table:table-cell>
          <table:covered-table-cell/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  <table:table-cell table:number-columns-repeated="1013"/>
        </table:table-row>
        <table:table-row table:style-name="ro1">
          <table:covered-table-cell table:number-columns-repeated="4"/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/>
          <table:table-cell table:number-columns-repeated="1013"/>
        </table:table-row>
        <table:table-row table:style-name="ro1">
          <table:table-cell table:style-name="Default" office:value-type="string" calcext:value-type="string">
            <text:p>OS.Bridge_Test</text:p>
          </table:table-cell>
          <table:table-cell table:style-name="Default" office:value-type="string" calcext:value-type="string">
            <text:p>funcTestDescriptor</text:p>
          </table:table-cell>
          <table:table-cell table:style-name="Default" office:value-type="string" calcext:value-type="string">
            <text:p>21000</text:p>
          </table:table-cell>
          <table:table-cell table:style-name="ce12" office:value-type="string" calcext:value-type="string">
            <text:p>Functional</text:p>
          </table:table-cell>
          <table:table-cell table:style-name="Default"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210</text:p>
          </table:table-cell>
          <table:table-cell table:style-name="Default" table:number-columns-repeated="1014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5]&amp;&quot;].ptd&quot;" office:value-type="string" office:string-value="VDDLimit[VDDCORE].ptd" calcext:value-type="string">
            <text:p>VDDLimit[VDDCORE].ptd</text:p>
          </table:table-cell>
          <table:table-cell office:value-type="float" office:value="21100" calcext:value-type="float">
            <text:p>21100</text:p>
          </table:table-cell>
          <table:table-cell table:style-name="ce11" office:value-type="string" calcext:value-type="string">
            <text:p>VDDCORE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uA</text:p>
          </table:table-cell>
          <table:table-cell table:formula="of:=LEFT([.C5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6]&amp;&quot;].ptd&quot;" office:value-type="string" office:string-value="VDDLimit[VDDMEM].ptd" calcext:value-type="string">
            <text:p>VDDLimit[VDDMEM].ptd</text:p>
          </table:table-cell>
          <table:table-cell office:value-type="float" office:value="21101" calcext:value-type="float">
            <text:p>21101</text:p>
          </table:table-cell>
          <table:table-cell table:style-name="ce12" office:value-type="string" calcext:value-type="string">
            <text:p>VDDMEM</text:p>
          </table:table-cell>
          <table:table-cell office:value-type="float" office:value="-20" calcext:value-type="float">
            <text:p>-2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6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7]&amp;&quot;].ptd&quot;" office:value-type="string" office:string-value="VDDLimit[AVDD12].ptd" calcext:value-type="string">
            <text:p>VDDLimit[AVDD12].ptd</text:p>
          </table:table-cell>
          <table:table-cell office:value-type="float" office:value="21102" calcext:value-type="float">
            <text:p>21102</text:p>
          </table:table-cell>
          <table:table-cell table:style-name="ce12" office:value-type="string" calcext:value-type="string">
            <text:p>AVDD12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7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8]&amp;&quot;].ptd&quot;" office:value-type="string" office:string-value="VDDLimit[AVDD18].ptd" calcext:value-type="string">
            <text:p>VDDLimit[AVDD18].ptd</text:p>
          </table:table-cell>
          <table:table-cell office:value-type="float" office:value="21103" calcext:value-type="float">
            <text:p>21103</text:p>
          </table:table-cell>
          <table:table-cell table:style-name="ce12" office:value-type="string" calcext:value-type="string">
            <text:p>AVDD18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8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9]&amp;&quot;].ptd&quot;" office:value-type="string" office:string-value="VDDLimit[AVDD33_BT_PA].ptd" calcext:value-type="string">
            <text:p>VDDLimit[AVDD33_BT_PA].ptd</text:p>
          </table:table-cell>
          <table:table-cell office:value-type="float" office:value="21104" calcext:value-type="float">
            <text:p>21104</text:p>
          </table:table-cell>
          <table:table-cell table:style-name="ce12" office:value-type="string" calcext:value-type="string">
            <text:p>AVDD33_BT_PA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9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10]&amp;&quot;].ptd&quot;" office:value-type="string" office:string-value="VDDLimit[VDD1].ptd" calcext:value-type="string">
            <text:p>VDDLimit[VDD1].ptd</text:p>
          </table:table-cell>
          <table:table-cell office:value-type="float" office:value="21105" calcext:value-type="float">
            <text:p>21105</text:p>
          </table:table-cell>
          <table:table-cell table:style-name="ce12" office:value-type="string" calcext:value-type="string">
            <text:p>VDD1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10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11]&amp;&quot;].ptd&quot;" office:value-type="string" office:string-value="VDDLimit[VIO].ptd" calcext:value-type="string">
            <text:p>VDDLimit[VIO].ptd</text:p>
          </table:table-cell>
          <table:table-cell office:value-type="float" office:value="21106" calcext:value-type="float">
            <text:p>21106</text:p>
          </table:table-cell>
          <table:table-cell table:style-name="ce12" office:value-type="string" calcext:value-type="string">
            <text:p>VIO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11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12]&amp;&quot;].ptd&quot;" office:value-type="string" office:string-value="VDDLimit[VSD0].ptd" calcext:value-type="string">
            <text:p>VDDLimit[VSD0].ptd</text:p>
          </table:table-cell>
          <table:table-cell office:value-type="float" office:value="21107" calcext:value-type="float">
            <text:p>21107</text:p>
          </table:table-cell>
          <table:table-cell table:style-name="ce12" office:value-type="string" calcext:value-type="string">
            <text:p>VSD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12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13]&amp;&quot;].ptd&quot;" office:value-type="string" office:string-value="VDDLimit[VSIM].ptd" calcext:value-type="string">
            <text:p>VDDLimit[VSIM].ptd</text:p>
          </table:table-cell>
          <table:table-cell office:value-type="float" office:value="21108" calcext:value-type="float">
            <text:p>21108</text:p>
          </table:table-cell>
          <table:table-cell table:style-name="ce12" office:value-type="string" calcext:value-type="string">
            <text:p>VSIM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13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OS.Power_Short</text:p>
          </table:table-cell>
          <table:table-cell table:formula="of:=&quot;VDDLimit[&quot;&amp;[Tests.D14]&amp;&quot;].ptd&quot;" office:value-type="string" office:string-value="VDDLimit[AVDD33_USB20].ptd" calcext:value-type="string">
            <text:p>VDDLimit[AVDD33_USB20].ptd</text:p>
          </table:table-cell>
          <table:table-cell office:value-type="float" office:value="21109" calcext:value-type="float">
            <text:p>21109</text:p>
          </table:table-cell>
          <table:table-cell table:style-name="ce12" office:value-type="string" calcext:value-type="string">
            <text:p>AVDD33_USB2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uA</text:p>
          </table:table-cell>
          <table:table-cell table:formula="of:=LEFT([.C14];3)" office:value-type="string" office:string-value="211" calcext:value-type="string">
            <text:p>21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LEFT([.C15];3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]&amp;&quot;_POS&quot;&amp;&quot;].ptd&quot;" office:value-type="string" office:string-value="contCollection[ADI_D_POS].ptd" calcext:value-type="string">
            <text:p>contCollection[ADI_D_POS].ptd</text:p>
          </table:table-cell>
          <table:table-cell office:value-type="float" office:value="20001" calcext:value-type="float">
            <text:p>20001</text:p>
          </table:table-cell>
          <table:table-cell table:style-name="ce15" office:value-type="string" calcext:value-type="string">
            <text:p>ADI_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]&amp;&quot;_POS&quot;&amp;&quot;].ptd&quot;" office:value-type="string" office:string-value="contCollection[ADI_SCLK_POS].ptd" calcext:value-type="string">
            <text:p>contCollection[ADI_SCLK_POS].ptd</text:p>
          </table:table-cell>
          <table:table-cell office:value-type="float" office:value="20002" calcext:value-type="float">
            <text:p>20002</text:p>
          </table:table-cell>
          <table:table-cell table:style-name="ce16" office:value-type="string" calcext:value-type="string">
            <text:p>ADI_SCL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]&amp;&quot;_POS&quot;&amp;&quot;].ptd&quot;" office:value-type="string" office:string-value="contCollection[ANA_INT_POS].ptd" calcext:value-type="string">
            <text:p>contCollection[ANA_INT_POS].ptd</text:p>
          </table:table-cell>
          <table:table-cell office:value-type="float" office:value="20003" calcext:value-type="float">
            <text:p>20003</text:p>
          </table:table-cell>
          <table:table-cell table:style-name="ce16" office:value-type="string" calcext:value-type="string">
            <text:p>ANA_IN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]&amp;&quot;_POS&quot;&amp;&quot;].ptd&quot;" office:value-type="string" office:string-value="contCollection[AUD_ADD0_POS].ptd" calcext:value-type="string">
            <text:p>contCollection[AUD_ADD0_POS].ptd</text:p>
          </table:table-cell>
          <table:table-cell office:value-type="float" office:value="20004" calcext:value-type="float">
            <text:p>20004</text:p>
          </table:table-cell>
          <table:table-cell table:style-name="ce16" office:value-type="string" calcext:value-type="string">
            <text:p>AUD_ADD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]&amp;&quot;_POS&quot;&amp;&quot;].ptd&quot;" office:value-type="string" office:string-value="contCollection[AUD_ADSYNC_POS].ptd" calcext:value-type="string">
            <text:p>contCollection[AUD_ADSYNC_POS].ptd</text:p>
          </table:table-cell>
          <table:table-cell office:value-type="float" office:value="20005" calcext:value-type="float">
            <text:p>20005</text:p>
          </table:table-cell>
          <table:table-cell table:style-name="ce16" office:value-type="string" calcext:value-type="string">
            <text:p>AUD_ADSYNC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]&amp;&quot;_POS&quot;&amp;&quot;].ptd&quot;" office:value-type="string" office:string-value="contCollection[AUD_DAD0_POS].ptd" calcext:value-type="string">
            <text:p>contCollection[AUD_DAD0_POS].ptd</text:p>
          </table:table-cell>
          <table:table-cell office:value-type="float" office:value="20006" calcext:value-type="float">
            <text:p>20006</text:p>
          </table:table-cell>
          <table:table-cell table:style-name="ce16" office:value-type="string" calcext:value-type="string">
            <text:p>AUD_DAD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]&amp;&quot;_POS&quot;&amp;&quot;].ptd&quot;" office:value-type="string" office:string-value="contCollection[AUD_DAD1_POS].ptd" calcext:value-type="string">
            <text:p>contCollection[AUD_DAD1_POS].ptd</text:p>
          </table:table-cell>
          <table:table-cell office:value-type="float" office:value="20007" calcext:value-type="float">
            <text:p>20007</text:p>
          </table:table-cell>
          <table:table-cell table:style-name="ce16" office:value-type="string" calcext:value-type="string">
            <text:p>AUD_DAD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]&amp;&quot;_POS&quot;&amp;&quot;].ptd&quot;" office:value-type="string" office:string-value="contCollection[AUD_DASYNC_POS].ptd" calcext:value-type="string">
            <text:p>contCollection[AUD_DASYNC_POS].ptd</text:p>
          </table:table-cell>
          <table:table-cell office:value-type="float" office:value="20008" calcext:value-type="float">
            <text:p>20008</text:p>
          </table:table-cell>
          <table:table-cell table:style-name="ce16" office:value-type="string" calcext:value-type="string">
            <text:p>AUD_DASYNC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]&amp;&quot;_POS&quot;&amp;&quot;].ptd&quot;" office:value-type="string" office:string-value="contCollection[AUD_SCLK_POS].ptd" calcext:value-type="string">
            <text:p>contCollection[AUD_SCLK_POS].ptd</text:p>
          </table:table-cell>
          <table:table-cell office:value-type="float" office:value="20009" calcext:value-type="float">
            <text:p>20009</text:p>
          </table:table-cell>
          <table:table-cell table:style-name="ce16" office:value-type="string" calcext:value-type="string">
            <text:p>AUD_SCL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]&amp;&quot;_POS&quot;&amp;&quot;].ptd&quot;" office:value-type="string" office:string-value="contCollection[BUA_DET_POS].ptd" calcext:value-type="string">
            <text:p>contCollection[BUA_DET_POS].ptd</text:p>
          </table:table-cell>
          <table:table-cell office:value-type="float" office:value="20010" calcext:value-type="float">
            <text:p>20010</text:p>
          </table:table-cell>
          <table:table-cell table:style-name="ce16" office:value-type="string" calcext:value-type="string">
            <text:p>BUA_DE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]&amp;&quot;_POS&quot;&amp;&quot;].ptd&quot;" office:value-type="string" office:string-value="contCollection[CCIRD0_POS].ptd" calcext:value-type="string">
            <text:p>contCollection[CCIRD0_POS].ptd</text:p>
          </table:table-cell>
          <table:table-cell office:value-type="float" office:value="20011" calcext:value-type="float">
            <text:p>20011</text:p>
          </table:table-cell>
          <table:table-cell table:style-name="ce16" office:value-type="string" calcext:value-type="string">
            <text:p>CCIRD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]&amp;&quot;_POS&quot;&amp;&quot;].ptd&quot;" office:value-type="string" office:string-value="contCollection[CCIRD1_POS].ptd" calcext:value-type="string">
            <text:p>contCollection[CCIRD1_POS].ptd</text:p>
          </table:table-cell>
          <table:table-cell office:value-type="float" office:value="20012" calcext:value-type="float">
            <text:p>20012</text:p>
          </table:table-cell>
          <table:table-cell table:style-name="ce16" office:value-type="string" calcext:value-type="string">
            <text:p>CCIRD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]&amp;&quot;_POS&quot;&amp;&quot;].ptd&quot;" office:value-type="string" office:string-value="contCollection[CCIRD2_POS].ptd" calcext:value-type="string">
            <text:p>contCollection[CCIRD2_POS].ptd</text:p>
          </table:table-cell>
          <table:table-cell office:value-type="float" office:value="20013" calcext:value-type="float">
            <text:p>20013</text:p>
          </table:table-cell>
          <table:table-cell table:style-name="ce16" office:value-type="string" calcext:value-type="string">
            <text:p>CCIRD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]&amp;&quot;_POS&quot;&amp;&quot;].ptd&quot;" office:value-type="string" office:string-value="contCollection[CCIRD3_POS].ptd" calcext:value-type="string">
            <text:p>contCollection[CCIRD3_POS].ptd</text:p>
          </table:table-cell>
          <table:table-cell office:value-type="float" office:value="20014" calcext:value-type="float">
            <text:p>20014</text:p>
          </table:table-cell>
          <table:table-cell table:style-name="ce16" office:value-type="string" calcext:value-type="string">
            <text:p>CCIRD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2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]&amp;&quot;_POS&quot;&amp;&quot;].ptd&quot;" office:value-type="string" office:string-value="contCollection[CCIRD4_POS].ptd" calcext:value-type="string">
            <text:p>contCollection[CCIRD4_POS].ptd</text:p>
          </table:table-cell>
          <table:table-cell office:value-type="float" office:value="20015" calcext:value-type="float">
            <text:p>20015</text:p>
          </table:table-cell>
          <table:table-cell table:style-name="ce16" office:value-type="string" calcext:value-type="string">
            <text:p>CCIRD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1]&amp;&quot;_POS&quot;&amp;&quot;].ptd&quot;" office:value-type="string" office:string-value="contCollection[CCIRD5_POS].ptd" calcext:value-type="string">
            <text:p>contCollection[CCIRD5_POS].ptd</text:p>
          </table:table-cell>
          <table:table-cell office:value-type="float" office:value="20016" calcext:value-type="float">
            <text:p>20016</text:p>
          </table:table-cell>
          <table:table-cell table:style-name="ce16" office:value-type="string" calcext:value-type="string">
            <text:p>CCIRD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2]&amp;&quot;_POS&quot;&amp;&quot;].ptd&quot;" office:value-type="string" office:string-value="contCollection[CCIRD6_POS].ptd" calcext:value-type="string">
            <text:p>contCollection[CCIRD6_POS].ptd</text:p>
          </table:table-cell>
          <table:table-cell office:value-type="float" office:value="20017" calcext:value-type="float">
            <text:p>20017</text:p>
          </table:table-cell>
          <table:table-cell table:style-name="ce16" office:value-type="string" calcext:value-type="string">
            <text:p>CCIRD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3]&amp;&quot;_POS&quot;&amp;&quot;].ptd&quot;" office:value-type="string" office:string-value="contCollection[CCIRD7_POS].ptd" calcext:value-type="string">
            <text:p>contCollection[CCIRD7_POS].ptd</text:p>
          </table:table-cell>
          <table:table-cell office:value-type="float" office:value="20018" calcext:value-type="float">
            <text:p>20018</text:p>
          </table:table-cell>
          <table:table-cell table:style-name="ce16" office:value-type="string" calcext:value-type="string">
            <text:p>CCIRD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4]&amp;&quot;_POS&quot;&amp;&quot;].ptd&quot;" office:value-type="string" office:string-value="contCollection[CCIRHS_POS].ptd" calcext:value-type="string">
            <text:p>contCollection[CCIRHS_POS].ptd</text:p>
          </table:table-cell>
          <table:table-cell office:value-type="float" office:value="20019" calcext:value-type="float">
            <text:p>20019</text:p>
          </table:table-cell>
          <table:table-cell table:style-name="ce16" office:value-type="string" calcext:value-type="string">
            <text:p>CCIRHS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5]&amp;&quot;_POS&quot;&amp;&quot;].ptd&quot;" office:value-type="string" office:string-value="contCollection[CCIRVS_POS].ptd" calcext:value-type="string">
            <text:p>contCollection[CCIRVS_POS].ptd</text:p>
          </table:table-cell>
          <table:table-cell office:value-type="float" office:value="20020" calcext:value-type="float">
            <text:p>20020</text:p>
          </table:table-cell>
          <table:table-cell table:style-name="ce16" office:value-type="string" calcext:value-type="string">
            <text:p>CCIRVS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6]&amp;&quot;_POS&quot;&amp;&quot;].ptd&quot;" office:value-type="string" office:string-value="contCollection[CHIP_SLEEP_POS].ptd" calcext:value-type="string">
            <text:p>contCollection[CHIP_SLEEP_POS].ptd</text:p>
          </table:table-cell>
          <table:table-cell office:value-type="float" office:value="20021" calcext:value-type="float">
            <text:p>20021</text:p>
          </table:table-cell>
          <table:table-cell table:style-name="ce16" office:value-type="string" calcext:value-type="string">
            <text:p>CHIP_SLEEP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7]&amp;&quot;_POS&quot;&amp;&quot;].ptd&quot;" office:value-type="string" office:string-value="contCollection[CLK_32K_POS].ptd" calcext:value-type="string">
            <text:p>contCollection[CLK_32K_POS].ptd</text:p>
          </table:table-cell>
          <table:table-cell office:value-type="float" office:value="20022" calcext:value-type="float">
            <text:p>20022</text:p>
          </table:table-cell>
          <table:table-cell table:style-name="ce16" office:value-type="string" calcext:value-type="string">
            <text:p>CLK_32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8]&amp;&quot;_POS&quot;&amp;&quot;].ptd&quot;" office:value-type="string" office:string-value="contCollection[CLK_AUX0_POS].ptd" calcext:value-type="string">
            <text:p>contCollection[CLK_AUX0_POS].ptd</text:p>
          </table:table-cell>
          <table:table-cell office:value-type="float" office:value="20023" calcext:value-type="float">
            <text:p>20023</text:p>
          </table:table-cell>
          <table:table-cell table:style-name="ce16" office:value-type="string" calcext:value-type="string">
            <text:p>CLK_AUX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9]&amp;&quot;_POS&quot;&amp;&quot;].ptd&quot;" office:value-type="string" office:string-value="contCollection[CLK26M_SINE0_POS].ptd" calcext:value-type="string">
            <text:p>contCollection[CLK26M_SINE0_POS].ptd</text:p>
          </table:table-cell>
          <table:table-cell office:value-type="float" office:value="20024" calcext:value-type="float">
            <text:p>20024</text:p>
          </table:table-cell>
          <table:table-cell table:style-name="ce16" office:value-type="string" calcext:value-type="string">
            <text:p>CLK26M_SINE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3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0]&amp;&quot;_POS&quot;&amp;&quot;].ptd&quot;" office:value-type="string" office:string-value="contCollection[CLK26M_SINEOUT_POS].ptd" calcext:value-type="string">
            <text:p>contCollection[CLK26M_SINEOUT_POS].ptd</text:p>
          </table:table-cell>
          <table:table-cell office:value-type="float" office:value="20025" calcext:value-type="float">
            <text:p>20025</text:p>
          </table:table-cell>
          <table:table-cell table:style-name="ce16" office:value-type="string" calcext:value-type="string">
            <text:p>CLK26M_SINEOU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1]&amp;&quot;_POS&quot;&amp;&quot;].ptd&quot;" office:value-type="string" office:string-value="contCollection[CLKOUT_TEST_MPLL_POS].ptd" calcext:value-type="string">
            <text:p>contCollection[CLKOUT_TEST_MPLL_POS].ptd</text:p>
          </table:table-cell>
          <table:table-cell office:value-type="float" office:value="20026" calcext:value-type="float">
            <text:p>20026</text:p>
          </table:table-cell>
          <table:table-cell table:style-name="ce16" office:value-type="string" calcext:value-type="string">
            <text:p>CLKOUT_TEST_MPLL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2]&amp;&quot;_POS&quot;&amp;&quot;].ptd&quot;" office:value-type="string" office:string-value="contCollection[CMMCLK_POS].ptd" calcext:value-type="string">
            <text:p>contCollection[CMMCLK_POS].ptd</text:p>
          </table:table-cell>
          <table:table-cell office:value-type="float" office:value="20027" calcext:value-type="float">
            <text:p>20027</text:p>
          </table:table-cell>
          <table:table-cell table:style-name="ce16" office:value-type="string" calcext:value-type="string">
            <text:p>CMMCL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3]&amp;&quot;_POS&quot;&amp;&quot;].ptd&quot;" office:value-type="string" office:string-value="contCollection[CMPCLK_POS].ptd" calcext:value-type="string">
            <text:p>contCollection[CMPCLK_POS].ptd</text:p>
          </table:table-cell>
          <table:table-cell office:value-type="float" office:value="20028" calcext:value-type="float">
            <text:p>20028</text:p>
          </table:table-cell>
          <table:table-cell table:style-name="ce16" office:value-type="string" calcext:value-type="string">
            <text:p>CMPCL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4]&amp;&quot;_POS&quot;&amp;&quot;].ptd&quot;" office:value-type="string" office:string-value="contCollection[CMPD0_POS].ptd" calcext:value-type="string">
            <text:p>contCollection[CMPD0_POS].ptd</text:p>
          </table:table-cell>
          <table:table-cell office:value-type="float" office:value="20029" calcext:value-type="float">
            <text:p>20029</text:p>
          </table:table-cell>
          <table:table-cell table:style-name="ce16" office:value-type="string" calcext:value-type="string">
            <text:p>CMPD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5]&amp;&quot;_POS&quot;&amp;&quot;].ptd&quot;" office:value-type="string" office:string-value="contCollection[CMRST0_POS].ptd" calcext:value-type="string">
            <text:p>contCollection[CMRST0_POS].ptd</text:p>
          </table:table-cell>
          <table:table-cell office:value-type="float" office:value="20030" calcext:value-type="float">
            <text:p>20030</text:p>
          </table:table-cell>
          <table:table-cell table:style-name="ce16" office:value-type="string" calcext:value-type="string">
            <text:p>CMRST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6]&amp;&quot;_POS&quot;&amp;&quot;].ptd&quot;" office:value-type="string" office:string-value="contCollection[DSI_TE_POS].ptd" calcext:value-type="string">
            <text:p>contCollection[DSI_TE_POS].ptd</text:p>
          </table:table-cell>
          <table:table-cell office:value-type="float" office:value="20031" calcext:value-type="float">
            <text:p>20031</text:p>
          </table:table-cell>
          <table:table-cell table:style-name="ce16" office:value-type="string" calcext:value-type="string">
            <text:p>DSI_T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7]&amp;&quot;_POS&quot;&amp;&quot;].ptd&quot;" office:value-type="string" office:string-value="contCollection[EXT_RST_B_POS].ptd" calcext:value-type="string">
            <text:p>contCollection[EXT_RST_B_POS].ptd</text:p>
          </table:table-cell>
          <table:table-cell office:value-type="float" office:value="20032" calcext:value-type="float">
            <text:p>20032</text:p>
          </table:table-cell>
          <table:table-cell table:style-name="ce16" office:value-type="string" calcext:value-type="string">
            <text:p>EXT_RST_B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8]&amp;&quot;_POS&quot;&amp;&quot;].ptd&quot;" office:value-type="string" office:string-value="contCollection[EXTINT0_POS].ptd" calcext:value-type="string">
            <text:p>contCollection[EXTINT0_POS].ptd</text:p>
          </table:table-cell>
          <table:table-cell office:value-type="float" office:value="20033" calcext:value-type="float">
            <text:p>20033</text:p>
          </table:table-cell>
          <table:table-cell table:style-name="ce16" office:value-type="string" calcext:value-type="string">
            <text:p>EXTINT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49]&amp;&quot;_POS&quot;&amp;&quot;].ptd&quot;" office:value-type="string" office:string-value="contCollection[EXTINT1_POS].ptd" calcext:value-type="string">
            <text:p>contCollection[EXTINT1_POS].ptd</text:p>
          </table:table-cell>
          <table:table-cell office:value-type="float" office:value="20034" calcext:value-type="float">
            <text:p>20034</text:p>
          </table:table-cell>
          <table:table-cell table:style-name="ce16" office:value-type="string" calcext:value-type="string">
            <text:p>EXTINT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4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0]&amp;&quot;_POS&quot;&amp;&quot;].ptd&quot;" office:value-type="string" office:string-value="contCollection[EXTINT5_POS].ptd" calcext:value-type="string">
            <text:p>contCollection[EXTINT5_POS].ptd</text:p>
          </table:table-cell>
          <table:table-cell office:value-type="float" office:value="20035" calcext:value-type="float">
            <text:p>20035</text:p>
          </table:table-cell>
          <table:table-cell table:style-name="ce16" office:value-type="string" calcext:value-type="string">
            <text:p>EXTINT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1]&amp;&quot;_POS&quot;&amp;&quot;].ptd&quot;" office:value-type="string" office:string-value="contCollection[EXTINT6_POS].ptd" calcext:value-type="string">
            <text:p>contCollection[EXTINT6_POS].ptd</text:p>
          </table:table-cell>
          <table:table-cell office:value-type="float" office:value="20036" calcext:value-type="float">
            <text:p>20036</text:p>
          </table:table-cell>
          <table:table-cell table:style-name="ce16" office:value-type="string" calcext:value-type="string">
            <text:p>EXTINT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2]&amp;&quot;_POS&quot;&amp;&quot;].ptd&quot;" office:value-type="string" office:string-value="contCollection[IIS1CLK_POS].ptd" calcext:value-type="string">
            <text:p>contCollection[IIS1CLK_POS].ptd</text:p>
          </table:table-cell>
          <table:table-cell office:value-type="float" office:value="20037" calcext:value-type="float">
            <text:p>20037</text:p>
          </table:table-cell>
          <table:table-cell table:style-name="ce16" office:value-type="string" calcext:value-type="string">
            <text:p>IIS1CL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3]&amp;&quot;_POS&quot;&amp;&quot;].ptd&quot;" office:value-type="string" office:string-value="contCollection[IIS1DI_POS].ptd" calcext:value-type="string">
            <text:p>contCollection[IIS1DI_POS].ptd</text:p>
          </table:table-cell>
          <table:table-cell office:value-type="float" office:value="20038" calcext:value-type="float">
            <text:p>20038</text:p>
          </table:table-cell>
          <table:table-cell table:style-name="ce16" office:value-type="string" calcext:value-type="string">
            <text:p>IIS1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4]&amp;&quot;_POS&quot;&amp;&quot;].ptd&quot;" office:value-type="string" office:string-value="contCollection[IIS1DO_POS].ptd" calcext:value-type="string">
            <text:p>contCollection[IIS1DO_POS].ptd</text:p>
          </table:table-cell>
          <table:table-cell office:value-type="float" office:value="20039" calcext:value-type="float">
            <text:p>20039</text:p>
          </table:table-cell>
          <table:table-cell table:style-name="ce16" office:value-type="string" calcext:value-type="string">
            <text:p>IIS1D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5]&amp;&quot;_POS&quot;&amp;&quot;].ptd&quot;" office:value-type="string" office:string-value="contCollection[IIS1LRCK_POS].ptd" calcext:value-type="string">
            <text:p>contCollection[IIS1LRCK_POS].ptd</text:p>
          </table:table-cell>
          <table:table-cell office:value-type="float" office:value="20040" calcext:value-type="float">
            <text:p>20040</text:p>
          </table:table-cell>
          <table:table-cell table:style-name="ce16" office:value-type="string" calcext:value-type="string">
            <text:p>IIS1LRC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6]&amp;&quot;_POS&quot;&amp;&quot;].ptd&quot;" office:value-type="string" office:string-value="contCollection[KEYIN_0__POS].ptd" calcext:value-type="string">
            <text:p>contCollection[KEYIN_0__POS].ptd</text:p>
          </table:table-cell>
          <table:table-cell office:value-type="float" office:value="20041" calcext:value-type="float">
            <text:p>20041</text:p>
          </table:table-cell>
          <table:table-cell table:style-name="ce16" office:value-type="string" calcext:value-type="string">
            <text:p>KEYIN_0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7]&amp;&quot;_POS&quot;&amp;&quot;].ptd&quot;" office:value-type="string" office:string-value="contCollection[KEYIN_1__POS].ptd" calcext:value-type="string">
            <text:p>contCollection[KEYIN_1__POS].ptd</text:p>
          </table:table-cell>
          <table:table-cell office:value-type="float" office:value="20042" calcext:value-type="float">
            <text:p>20042</text:p>
          </table:table-cell>
          <table:table-cell table:style-name="ce16" office:value-type="string" calcext:value-type="string">
            <text:p>KEYIN_1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8]&amp;&quot;_POS&quot;&amp;&quot;].ptd&quot;" office:value-type="string" office:string-value="contCollection[KEYIN_2__POS].ptd" calcext:value-type="string">
            <text:p>contCollection[KEYIN_2__POS].ptd</text:p>
          </table:table-cell>
          <table:table-cell office:value-type="float" office:value="20043" calcext:value-type="float">
            <text:p>20043</text:p>
          </table:table-cell>
          <table:table-cell table:style-name="ce16" office:value-type="string" calcext:value-type="string">
            <text:p>KEYIN_2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59]&amp;&quot;_POS&quot;&amp;&quot;].ptd&quot;" office:value-type="string" office:string-value="contCollection[KEYIN_3__POS].ptd" calcext:value-type="string">
            <text:p>contCollection[KEYIN_3__POS].ptd</text:p>
          </table:table-cell>
          <table:table-cell office:value-type="float" office:value="20044" calcext:value-type="float">
            <text:p>20044</text:p>
          </table:table-cell>
          <table:table-cell table:style-name="ce16" office:value-type="string" calcext:value-type="string">
            <text:p>KEYIN_3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5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0]&amp;&quot;_POS&quot;&amp;&quot;].ptd&quot;" office:value-type="string" office:string-value="contCollection[KEYIN_4__POS].ptd" calcext:value-type="string">
            <text:p>contCollection[KEYIN_4__POS].ptd</text:p>
          </table:table-cell>
          <table:table-cell office:value-type="float" office:value="20045" calcext:value-type="float">
            <text:p>20045</text:p>
          </table:table-cell>
          <table:table-cell table:style-name="ce16" office:value-type="string" calcext:value-type="string">
            <text:p>KEYIN_4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1]&amp;&quot;_POS&quot;&amp;&quot;].ptd&quot;" office:value-type="string" office:string-value="contCollection[KEYOUT_0__POS].ptd" calcext:value-type="string">
            <text:p>contCollection[KEYOUT_0__POS].ptd</text:p>
          </table:table-cell>
          <table:table-cell office:value-type="float" office:value="20046" calcext:value-type="float">
            <text:p>20046</text:p>
          </table:table-cell>
          <table:table-cell table:style-name="ce16" office:value-type="string" calcext:value-type="string">
            <text:p>KEYOUT_0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2]&amp;&quot;_POS&quot;&amp;&quot;].ptd&quot;" office:value-type="string" office:string-value="contCollection[KEYOUT_1__POS].ptd" calcext:value-type="string">
            <text:p>contCollection[KEYOUT_1__POS].ptd</text:p>
          </table:table-cell>
          <table:table-cell office:value-type="float" office:value="20047" calcext:value-type="float">
            <text:p>20047</text:p>
          </table:table-cell>
          <table:table-cell table:style-name="ce16" office:value-type="string" calcext:value-type="string">
            <text:p>KEYOUT_1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3]&amp;&quot;_POS&quot;&amp;&quot;].ptd&quot;" office:value-type="string" office:string-value="contCollection[KEYOUT_2__POS].ptd" calcext:value-type="string">
            <text:p>contCollection[KEYOUT_2__POS].ptd</text:p>
          </table:table-cell>
          <table:table-cell office:value-type="float" office:value="20048" calcext:value-type="float">
            <text:p>20048</text:p>
          </table:table-cell>
          <table:table-cell table:style-name="ce16" office:value-type="string" calcext:value-type="string">
            <text:p>KEYOUT_2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4]&amp;&quot;_POS&quot;&amp;&quot;].ptd&quot;" office:value-type="string" office:string-value="contCollection[KEYOUT_3__POS].ptd" calcext:value-type="string">
            <text:p>contCollection[KEYOUT_3__POS].ptd</text:p>
          </table:table-cell>
          <table:table-cell office:value-type="float" office:value="20049" calcext:value-type="float">
            <text:p>20049</text:p>
          </table:table-cell>
          <table:table-cell table:style-name="ce16" office:value-type="string" calcext:value-type="string">
            <text:p>KEYOUT_3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5]&amp;&quot;_POS&quot;&amp;&quot;].ptd&quot;" office:value-type="string" office:string-value="contCollection[KEYOUT_4__POS].ptd" calcext:value-type="string">
            <text:p>contCollection[KEYOUT_4__POS].ptd</text:p>
          </table:table-cell>
          <table:table-cell office:value-type="float" office:value="20050" calcext:value-type="float">
            <text:p>20050</text:p>
          </table:table-cell>
          <table:table-cell table:style-name="ce16" office:value-type="string" calcext:value-type="string">
            <text:p>KEYOUT_4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6]&amp;&quot;_POS&quot;&amp;&quot;].ptd&quot;" office:value-type="string" office:string-value="contCollection[LCM_RSTN_POS].ptd" calcext:value-type="string">
            <text:p>contCollection[LCM_RSTN_POS].ptd</text:p>
          </table:table-cell>
          <table:table-cell office:value-type="float" office:value="20051" calcext:value-type="float">
            <text:p>20051</text:p>
          </table:table-cell>
          <table:table-cell table:style-name="ce16" office:value-type="string" calcext:value-type="string">
            <text:p>LCM_RST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7]&amp;&quot;_POS&quot;&amp;&quot;].ptd&quot;" office:value-type="string" office:string-value="contCollection[LVDSRF_RXD0N_CAL_POS].ptd" calcext:value-type="string">
            <text:p>contCollection[LVDSRF_RXD0N_CAL_POS].ptd</text:p>
          </table:table-cell>
          <table:table-cell office:value-type="float" office:value="20052" calcext:value-type="float">
            <text:p>20052</text:p>
          </table:table-cell>
          <table:table-cell table:style-name="ce16" office:value-type="string" calcext:value-type="string">
            <text:p>LVDSRF_RXD0N_CAL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8]&amp;&quot;_POS&quot;&amp;&quot;].ptd&quot;" office:value-type="string" office:string-value="contCollection[LVDSRF_RXD0P_POS].ptd" calcext:value-type="string">
            <text:p>contCollection[LVDSRF_RXD0P_POS].ptd</text:p>
          </table:table-cell>
          <table:table-cell office:value-type="float" office:value="20053" calcext:value-type="float">
            <text:p>20053</text:p>
          </table:table-cell>
          <table:table-cell table:style-name="ce16" office:value-type="string" calcext:value-type="string">
            <text:p>LVDSRF_RXD0P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69]&amp;&quot;_POS&quot;&amp;&quot;].ptd&quot;" office:value-type="string" office:string-value="contCollection[LVDSRF_RXD0P_CAL_POS].ptd" calcext:value-type="string">
            <text:p>contCollection[LVDSRF_RXD0P_CAL_POS].ptd</text:p>
          </table:table-cell>
          <table:table-cell office:value-type="float" office:value="20054" calcext:value-type="float">
            <text:p>20054</text:p>
          </table:table-cell>
          <table:table-cell table:style-name="ce16" office:value-type="string" calcext:value-type="string">
            <text:p>LVDSRF_RXD0P_CAL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6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0]&amp;&quot;_POS&quot;&amp;&quot;].ptd&quot;" office:value-type="string" office:string-value="contCollection[LVDSRF_TXD0N_CAL_POS].ptd" calcext:value-type="string">
            <text:p>contCollection[LVDSRF_TXD0N_CAL_POS].ptd</text:p>
          </table:table-cell>
          <table:table-cell office:value-type="float" office:value="20055" calcext:value-type="float">
            <text:p>20055</text:p>
          </table:table-cell>
          <table:table-cell table:style-name="ce16" office:value-type="string" calcext:value-type="string">
            <text:p>LVDSRF_TXD0N_CAL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1]&amp;&quot;_POS&quot;&amp;&quot;].ptd&quot;" office:value-type="string" office:string-value="contCollection[LVDSRF_TXD0P_POS].ptd" calcext:value-type="string">
            <text:p>contCollection[LVDSRF_TXD0P_POS].ptd</text:p>
          </table:table-cell>
          <table:table-cell office:value-type="float" office:value="20056" calcext:value-type="float">
            <text:p>20056</text:p>
          </table:table-cell>
          <table:table-cell table:style-name="ce16" office:value-type="string" calcext:value-type="string">
            <text:p>LVDSRF_TXD0P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2]&amp;&quot;_POS&quot;&amp;&quot;].ptd&quot;" office:value-type="string" office:string-value="contCollection[LVDSRF_TXD0P_CAL_POS].ptd" calcext:value-type="string">
            <text:p>contCollection[LVDSRF_TXD0P_CAL_POS].ptd</text:p>
          </table:table-cell>
          <table:table-cell office:value-type="float" office:value="20057" calcext:value-type="float">
            <text:p>20057</text:p>
          </table:table-cell>
          <table:table-cell table:style-name="ce16" office:value-type="string" calcext:value-type="string">
            <text:p>LVDSRF_TXD0P_CAL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3]&amp;&quot;_POS&quot;&amp;&quot;].ptd&quot;" office:value-type="string" office:string-value="contCollection[MTCK_ARM_POS].ptd" calcext:value-type="string">
            <text:p>contCollection[MTCK_ARM_POS].ptd</text:p>
          </table:table-cell>
          <table:table-cell office:value-type="float" office:value="20058" calcext:value-type="float">
            <text:p>20058</text:p>
          </table:table-cell>
          <table:table-cell table:style-name="ce16" office:value-type="string" calcext:value-type="string">
            <text:p>MTCK_ARM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4]&amp;&quot;_POS&quot;&amp;&quot;].ptd&quot;" office:value-type="string" office:string-value="contCollection[MTMS_ARM_POS].ptd" calcext:value-type="string">
            <text:p>contCollection[MTMS_ARM_POS].ptd</text:p>
          </table:table-cell>
          <table:table-cell office:value-type="float" office:value="20059" calcext:value-type="float">
            <text:p>20059</text:p>
          </table:table-cell>
          <table:table-cell table:style-name="ce16" office:value-type="string" calcext:value-type="string">
            <text:p>MTMS_ARM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5]&amp;&quot;_POS&quot;&amp;&quot;].ptd&quot;" office:value-type="string" office:string-value="contCollection[NF_ALE_POS].ptd" calcext:value-type="string">
            <text:p>contCollection[NF_ALE_POS].ptd</text:p>
          </table:table-cell>
          <table:table-cell office:value-type="float" office:value="20060" calcext:value-type="float">
            <text:p>20060</text:p>
          </table:table-cell>
          <table:table-cell table:style-name="ce16" office:value-type="string" calcext:value-type="string">
            <text:p>NF_AL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6]&amp;&quot;_POS&quot;&amp;&quot;].ptd&quot;" office:value-type="string" office:string-value="contCollection[NF_CEN0_POS].ptd" calcext:value-type="string">
            <text:p>contCollection[NF_CEN0_POS].ptd</text:p>
          </table:table-cell>
          <table:table-cell office:value-type="float" office:value="20061" calcext:value-type="float">
            <text:p>20061</text:p>
          </table:table-cell>
          <table:table-cell table:style-name="ce16" office:value-type="string" calcext:value-type="string">
            <text:p>NF_CEN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7]&amp;&quot;_POS&quot;&amp;&quot;].ptd&quot;" office:value-type="string" office:string-value="contCollection[NF_CEN1_POS].ptd" calcext:value-type="string">
            <text:p>contCollection[NF_CEN1_POS].ptd</text:p>
          </table:table-cell>
          <table:table-cell office:value-type="float" office:value="20062" calcext:value-type="float">
            <text:p>20062</text:p>
          </table:table-cell>
          <table:table-cell table:style-name="ce16" office:value-type="string" calcext:value-type="string">
            <text:p>NF_CEN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8]&amp;&quot;_POS&quot;&amp;&quot;].ptd&quot;" office:value-type="string" office:string-value="contCollection[NF_CLE_POS].ptd" calcext:value-type="string">
            <text:p>contCollection[NF_CLE_POS].ptd</text:p>
          </table:table-cell>
          <table:table-cell office:value-type="float" office:value="20063" calcext:value-type="float">
            <text:p>20063</text:p>
          </table:table-cell>
          <table:table-cell table:style-name="ce16" office:value-type="string" calcext:value-type="string">
            <text:p>NF_CLE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79]&amp;&quot;_POS&quot;&amp;&quot;].ptd&quot;" office:value-type="string" office:string-value="contCollection[NF_DATA_0_POS].ptd" calcext:value-type="string">
            <text:p>contCollection[NF_DATA_0_POS].ptd</text:p>
          </table:table-cell>
          <table:table-cell office:value-type="float" office:value="20064" calcext:value-type="float">
            <text:p>20064</text:p>
          </table:table-cell>
          <table:table-cell table:style-name="ce16" office:value-type="string" calcext:value-type="string">
            <text:p>NF_DATA_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7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0]&amp;&quot;_POS&quot;&amp;&quot;].ptd&quot;" office:value-type="string" office:string-value="contCollection[NF_DATA_1_POS].ptd" calcext:value-type="string">
            <text:p>contCollection[NF_DATA_1_POS].ptd</text:p>
          </table:table-cell>
          <table:table-cell office:value-type="float" office:value="20065" calcext:value-type="float">
            <text:p>20065</text:p>
          </table:table-cell>
          <table:table-cell table:style-name="ce16" office:value-type="string" calcext:value-type="string">
            <text:p>NF_DATA_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1]&amp;&quot;_POS&quot;&amp;&quot;].ptd&quot;" office:value-type="string" office:string-value="contCollection[NF_DATA_2_POS].ptd" calcext:value-type="string">
            <text:p>contCollection[NF_DATA_2_POS].ptd</text:p>
          </table:table-cell>
          <table:table-cell office:value-type="float" office:value="20066" calcext:value-type="float">
            <text:p>20066</text:p>
          </table:table-cell>
          <table:table-cell table:style-name="ce16" office:value-type="string" calcext:value-type="string">
            <text:p>NF_DATA_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2]&amp;&quot;_POS&quot;&amp;&quot;].ptd&quot;" office:value-type="string" office:string-value="contCollection[NF_DATA_3_POS].ptd" calcext:value-type="string">
            <text:p>contCollection[NF_DATA_3_POS].ptd</text:p>
          </table:table-cell>
          <table:table-cell office:value-type="float" office:value="20067" calcext:value-type="float">
            <text:p>20067</text:p>
          </table:table-cell>
          <table:table-cell table:style-name="ce16" office:value-type="string" calcext:value-type="string">
            <text:p>NF_DATA_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3]&amp;&quot;_POS&quot;&amp;&quot;].ptd&quot;" office:value-type="string" office:string-value="contCollection[NF_DATA_4_POS].ptd" calcext:value-type="string">
            <text:p>contCollection[NF_DATA_4_POS].ptd</text:p>
          </table:table-cell>
          <table:table-cell office:value-type="float" office:value="20068" calcext:value-type="float">
            <text:p>20068</text:p>
          </table:table-cell>
          <table:table-cell table:style-name="ce16" office:value-type="string" calcext:value-type="string">
            <text:p>NF_DATA_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4]&amp;&quot;_POS&quot;&amp;&quot;].ptd&quot;" office:value-type="string" office:string-value="contCollection[NF_DATA_5_POS].ptd" calcext:value-type="string">
            <text:p>contCollection[NF_DATA_5_POS].ptd</text:p>
          </table:table-cell>
          <table:table-cell office:value-type="float" office:value="20069" calcext:value-type="float">
            <text:p>20069</text:p>
          </table:table-cell>
          <table:table-cell table:style-name="ce16" office:value-type="string" calcext:value-type="string">
            <text:p>NF_DATA_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5]&amp;&quot;_POS&quot;&amp;&quot;].ptd&quot;" office:value-type="string" office:string-value="contCollection[NF_DATA_6_POS].ptd" calcext:value-type="string">
            <text:p>contCollection[NF_DATA_6_POS].ptd</text:p>
          </table:table-cell>
          <table:table-cell office:value-type="float" office:value="20070" calcext:value-type="float">
            <text:p>20070</text:p>
          </table:table-cell>
          <table:table-cell table:style-name="ce16" office:value-type="string" calcext:value-type="string">
            <text:p>NF_DATA_6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6]&amp;&quot;_POS&quot;&amp;&quot;].ptd&quot;" office:value-type="string" office:string-value="contCollection[NF_DATA_7_POS].ptd" calcext:value-type="string">
            <text:p>contCollection[NF_DATA_7_POS].ptd</text:p>
          </table:table-cell>
          <table:table-cell office:value-type="float" office:value="20071" calcext:value-type="float">
            <text:p>20071</text:p>
          </table:table-cell>
          <table:table-cell table:style-name="ce16" office:value-type="string" calcext:value-type="string">
            <text:p>NF_DATA_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7]&amp;&quot;_POS&quot;&amp;&quot;].ptd&quot;" office:value-type="string" office:string-value="contCollection[NF_DQS_POS].ptd" calcext:value-type="string">
            <text:p>contCollection[NF_DQS_POS].ptd</text:p>
          </table:table-cell>
          <table:table-cell office:value-type="float" office:value="20072" calcext:value-type="float">
            <text:p>20072</text:p>
          </table:table-cell>
          <table:table-cell table:style-name="ce16" office:value-type="string" calcext:value-type="string">
            <text:p>NF_DQS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8]&amp;&quot;_POS&quot;&amp;&quot;].ptd&quot;" office:value-type="string" office:string-value="contCollection[NF_RBN_POS].ptd" calcext:value-type="string">
            <text:p>contCollection[NF_RBN_POS].ptd</text:p>
          </table:table-cell>
          <table:table-cell office:value-type="float" office:value="20073" calcext:value-type="float">
            <text:p>20073</text:p>
          </table:table-cell>
          <table:table-cell table:style-name="ce16" office:value-type="string" calcext:value-type="string">
            <text:p>NF_RB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89]&amp;&quot;_POS&quot;&amp;&quot;].ptd&quot;" office:value-type="string" office:string-value="contCollection[NF_RE_T_POS].ptd" calcext:value-type="string">
            <text:p>contCollection[NF_RE_T_POS].ptd</text:p>
          </table:table-cell>
          <table:table-cell office:value-type="float" office:value="20074" calcext:value-type="float">
            <text:p>20074</text:p>
          </table:table-cell>
          <table:table-cell table:style-name="ce16" office:value-type="string" calcext:value-type="string">
            <text:p>NF_RE_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8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0]&amp;&quot;_POS&quot;&amp;&quot;].ptd&quot;" office:value-type="string" office:string-value="contCollection[NF_WEN_T_POS].ptd" calcext:value-type="string">
            <text:p>contCollection[NF_WEN_T_POS].ptd</text:p>
          </table:table-cell>
          <table:table-cell office:value-type="float" office:value="20075" calcext:value-type="float">
            <text:p>20075</text:p>
          </table:table-cell>
          <table:table-cell table:style-name="ce16" office:value-type="string" calcext:value-type="string">
            <text:p>NF_WEN_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1]&amp;&quot;_POS&quot;&amp;&quot;].ptd&quot;" office:value-type="string" office:string-value="contCollection[NF_WPN_POS].ptd" calcext:value-type="string">
            <text:p>contCollection[NF_WPN_POS].ptd</text:p>
          </table:table-cell>
          <table:table-cell office:value-type="float" office:value="20076" calcext:value-type="float">
            <text:p>20076</text:p>
          </table:table-cell>
          <table:table-cell table:style-name="ce16" office:value-type="string" calcext:value-type="string">
            <text:p>NF_WP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2]&amp;&quot;_POS&quot;&amp;&quot;].ptd&quot;" office:value-type="string" office:string-value="contCollection[PAD_LVDSRF_REXT_POS].ptd" calcext:value-type="string">
            <text:p>contCollection[PAD_LVDSRF_REXT_POS].ptd</text:p>
          </table:table-cell>
          <table:table-cell office:value-type="float" office:value="20077" calcext:value-type="float">
            <text:p>20077</text:p>
          </table:table-cell>
          <table:table-cell table:style-name="ce16" office:value-type="string" calcext:value-type="string">
            <text:p>PAD_LVDSRF_REX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3]&amp;&quot;_POS&quot;&amp;&quot;].ptd&quot;" office:value-type="string" office:string-value="contCollection[PAD_USB20_VREXT_1P8_POS].ptd" calcext:value-type="string">
            <text:p>contCollection[PAD_USB20_VREXT_1P8_POS].ptd</text:p>
          </table:table-cell>
          <table:table-cell office:value-type="float" office:value="20078" calcext:value-type="float">
            <text:p>20078</text:p>
          </table:table-cell>
          <table:table-cell table:style-name="ce16" office:value-type="string" calcext:value-type="string">
            <text:p>PAD_USB20_VREXT_1P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4]&amp;&quot;_POS&quot;&amp;&quot;].ptd&quot;" office:value-type="string" office:string-value="contCollection[PTEST_POS].ptd" calcext:value-type="string">
            <text:p>contCollection[PTEST_POS].ptd</text:p>
          </table:table-cell>
          <table:table-cell office:value-type="float" office:value="20079" calcext:value-type="float">
            <text:p>20079</text:p>
          </table:table-cell>
          <table:table-cell table:style-name="ce16" office:value-type="string" calcext:value-type="string">
            <text:p>PTES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5]&amp;&quot;_POS&quot;&amp;&quot;].ptd&quot;" office:value-type="string" office:string-value="contCollection[RFCTL_0__POS].ptd" calcext:value-type="string">
            <text:p>contCollection[RFCTL_0__POS].ptd</text:p>
          </table:table-cell>
          <table:table-cell office:value-type="float" office:value="20080" calcext:value-type="float">
            <text:p>20080</text:p>
          </table:table-cell>
          <table:table-cell table:style-name="ce16" office:value-type="string" calcext:value-type="string">
            <text:p>RFCTL_0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6]&amp;&quot;_POS&quot;&amp;&quot;].ptd&quot;" office:value-type="string" office:string-value="contCollection[RFCTL_1__POS].ptd" calcext:value-type="string">
            <text:p>contCollection[RFCTL_1__POS].ptd</text:p>
          </table:table-cell>
          <table:table-cell office:value-type="float" office:value="20081" calcext:value-type="float">
            <text:p>20081</text:p>
          </table:table-cell>
          <table:table-cell table:style-name="ce16" office:value-type="string" calcext:value-type="string">
            <text:p>RFCTL_1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7]&amp;&quot;_POS&quot;&amp;&quot;].ptd&quot;" office:value-type="string" office:string-value="contCollection[RFCTL_10__POS].ptd" calcext:value-type="string">
            <text:p>contCollection[RFCTL_10__POS].ptd</text:p>
          </table:table-cell>
          <table:table-cell office:value-type="float" office:value="20082" calcext:value-type="float">
            <text:p>20082</text:p>
          </table:table-cell>
          <table:table-cell table:style-name="ce16" office:value-type="string" calcext:value-type="string">
            <text:p>RFCTL_10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8]&amp;&quot;_POS&quot;&amp;&quot;].ptd&quot;" office:value-type="string" office:string-value="contCollection[RFCTL_11__POS].ptd" calcext:value-type="string">
            <text:p>contCollection[RFCTL_11__POS].ptd</text:p>
          </table:table-cell>
          <table:table-cell office:value-type="float" office:value="20083" calcext:value-type="float">
            <text:p>20083</text:p>
          </table:table-cell>
          <table:table-cell table:style-name="ce16" office:value-type="string" calcext:value-type="string">
            <text:p>RFCTL_11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99]&amp;&quot;_POS&quot;&amp;&quot;].ptd&quot;" office:value-type="string" office:string-value="contCollection[RFCTL_12__POS].ptd" calcext:value-type="string">
            <text:p>contCollection[RFCTL_12__POS].ptd</text:p>
          </table:table-cell>
          <table:table-cell office:value-type="float" office:value="20084" calcext:value-type="float">
            <text:p>20084</text:p>
          </table:table-cell>
          <table:table-cell table:style-name="ce16" office:value-type="string" calcext:value-type="string">
            <text:p>RFCTL_12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9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0]&amp;&quot;_POS&quot;&amp;&quot;].ptd&quot;" office:value-type="string" office:string-value="contCollection[RFCTL_13__POS].ptd" calcext:value-type="string">
            <text:p>contCollection[RFCTL_13__POS].ptd</text:p>
          </table:table-cell>
          <table:table-cell office:value-type="float" office:value="20085" calcext:value-type="float">
            <text:p>20085</text:p>
          </table:table-cell>
          <table:table-cell table:style-name="ce16" office:value-type="string" calcext:value-type="string">
            <text:p>RFCTL_13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1]&amp;&quot;_POS&quot;&amp;&quot;].ptd&quot;" office:value-type="string" office:string-value="contCollection[RFCTL_14__POS].ptd" calcext:value-type="string">
            <text:p>contCollection[RFCTL_14__POS].ptd</text:p>
          </table:table-cell>
          <table:table-cell office:value-type="float" office:value="20086" calcext:value-type="float">
            <text:p>20086</text:p>
          </table:table-cell>
          <table:table-cell table:style-name="ce16" office:value-type="string" calcext:value-type="string">
            <text:p>RFCTL_14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2]&amp;&quot;_POS&quot;&amp;&quot;].ptd&quot;" office:value-type="string" office:string-value="contCollection[RFCTL_15__POS].ptd" calcext:value-type="string">
            <text:p>contCollection[RFCTL_15__POS].ptd</text:p>
          </table:table-cell>
          <table:table-cell office:value-type="float" office:value="20087" calcext:value-type="float">
            <text:p>20087</text:p>
          </table:table-cell>
          <table:table-cell table:style-name="ce16" office:value-type="string" calcext:value-type="string">
            <text:p>RFCTL_15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3]&amp;&quot;_POS&quot;&amp;&quot;].ptd&quot;" office:value-type="string" office:string-value="contCollection[RFCTL_16__POS].ptd" calcext:value-type="string">
            <text:p>contCollection[RFCTL_16__POS].ptd</text:p>
          </table:table-cell>
          <table:table-cell office:value-type="float" office:value="20088" calcext:value-type="float">
            <text:p>20088</text:p>
          </table:table-cell>
          <table:table-cell table:style-name="ce16" office:value-type="string" calcext:value-type="string">
            <text:p>RFCTL_16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4]&amp;&quot;_POS&quot;&amp;&quot;].ptd&quot;" office:value-type="string" office:string-value="contCollection[RFCTL_17__POS].ptd" calcext:value-type="string">
            <text:p>contCollection[RFCTL_17__POS].ptd</text:p>
          </table:table-cell>
          <table:table-cell office:value-type="float" office:value="20089" calcext:value-type="float">
            <text:p>20089</text:p>
          </table:table-cell>
          <table:table-cell table:style-name="ce16" office:value-type="string" calcext:value-type="string">
            <text:p>RFCTL_17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5]&amp;&quot;_POS&quot;&amp;&quot;].ptd&quot;" office:value-type="string" office:string-value="contCollection[RFCTL_18__POS].ptd" calcext:value-type="string">
            <text:p>contCollection[RFCTL_18__POS].ptd</text:p>
          </table:table-cell>
          <table:table-cell office:value-type="float" office:value="20090" calcext:value-type="float">
            <text:p>20090</text:p>
          </table:table-cell>
          <table:table-cell table:style-name="ce16" office:value-type="string" calcext:value-type="string">
            <text:p>RFCTL_18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5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6]&amp;&quot;_POS&quot;&amp;&quot;].ptd&quot;" office:value-type="string" office:string-value="contCollection[RFCTL_19__POS].ptd" calcext:value-type="string">
            <text:p>contCollection[RFCTL_19__POS].ptd</text:p>
          </table:table-cell>
          <table:table-cell office:value-type="float" office:value="20091" calcext:value-type="float">
            <text:p>20091</text:p>
          </table:table-cell>
          <table:table-cell table:style-name="ce16" office:value-type="string" calcext:value-type="string">
            <text:p>RFCTL_19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6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7]&amp;&quot;_POS&quot;&amp;&quot;].ptd&quot;" office:value-type="string" office:string-value="contCollection[RFCTL_2__POS].ptd" calcext:value-type="string">
            <text:p>contCollection[RFCTL_2__POS].ptd</text:p>
          </table:table-cell>
          <table:table-cell office:value-type="float" office:value="20092" calcext:value-type="float">
            <text:p>20092</text:p>
          </table:table-cell>
          <table:table-cell table:style-name="ce16" office:value-type="string" calcext:value-type="string">
            <text:p>RFCTL_2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7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8]&amp;&quot;_POS&quot;&amp;&quot;].ptd&quot;" office:value-type="string" office:string-value="contCollection[RFCTL_3__POS].ptd" calcext:value-type="string">
            <text:p>contCollection[RFCTL_3__POS].ptd</text:p>
          </table:table-cell>
          <table:table-cell office:value-type="float" office:value="20093" calcext:value-type="float">
            <text:p>20093</text:p>
          </table:table-cell>
          <table:table-cell table:style-name="ce16" office:value-type="string" calcext:value-type="string">
            <text:p>RFCTL_3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8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09]&amp;&quot;_POS&quot;&amp;&quot;].ptd&quot;" office:value-type="string" office:string-value="contCollection[RFCTL_4__POS].ptd" calcext:value-type="string">
            <text:p>contCollection[RFCTL_4__POS].ptd</text:p>
          </table:table-cell>
          <table:table-cell office:value-type="float" office:value="20094" calcext:value-type="float">
            <text:p>20094</text:p>
          </table:table-cell>
          <table:table-cell table:style-name="ce16" office:value-type="string" calcext:value-type="string">
            <text:p>RFCTL_4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09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0]&amp;&quot;_POS&quot;&amp;&quot;].ptd&quot;" office:value-type="string" office:string-value="contCollection[RFCTL_5__POS].ptd" calcext:value-type="string">
            <text:p>contCollection[RFCTL_5__POS].ptd</text:p>
          </table:table-cell>
          <table:table-cell office:value-type="float" office:value="20095" calcext:value-type="float">
            <text:p>20095</text:p>
          </table:table-cell>
          <table:table-cell table:style-name="ce16" office:value-type="string" calcext:value-type="string">
            <text:p>RFCTL_5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0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1]&amp;&quot;_POS&quot;&amp;&quot;].ptd&quot;" office:value-type="string" office:string-value="contCollection[RFCTL_6__POS].ptd" calcext:value-type="string">
            <text:p>contCollection[RFCTL_6__POS].ptd</text:p>
          </table:table-cell>
          <table:table-cell office:value-type="float" office:value="20096" calcext:value-type="float">
            <text:p>20096</text:p>
          </table:table-cell>
          <table:table-cell table:style-name="ce16" office:value-type="string" calcext:value-type="string">
            <text:p>RFCTL_6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1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2]&amp;&quot;_POS&quot;&amp;&quot;].ptd&quot;" office:value-type="string" office:string-value="contCollection[RFCTL_7__POS].ptd" calcext:value-type="string">
            <text:p>contCollection[RFCTL_7__POS].ptd</text:p>
          </table:table-cell>
          <table:table-cell office:value-type="float" office:value="20097" calcext:value-type="float">
            <text:p>20097</text:p>
          </table:table-cell>
          <table:table-cell table:style-name="ce16" office:value-type="string" calcext:value-type="string">
            <text:p>RFCTL_7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2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3]&amp;&quot;_POS&quot;&amp;&quot;].ptd&quot;" office:value-type="string" office:string-value="contCollection[RFCTL_8__POS].ptd" calcext:value-type="string">
            <text:p>contCollection[RFCTL_8__POS].ptd</text:p>
          </table:table-cell>
          <table:table-cell office:value-type="float" office:value="20098" calcext:value-type="float">
            <text:p>20098</text:p>
          </table:table-cell>
          <table:table-cell table:style-name="ce16" office:value-type="string" calcext:value-type="string">
            <text:p>RFCTL_8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3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4]&amp;&quot;_POS&quot;&amp;&quot;].ptd&quot;" office:value-type="string" office:string-value="contCollection[RFCTL_9__POS].ptd" calcext:value-type="string">
            <text:p>contCollection[RFCTL_9__POS].ptd</text:p>
          </table:table-cell>
          <table:table-cell office:value-type="float" office:value="20099" calcext:value-type="float">
            <text:p>20099</text:p>
          </table:table-cell>
          <table:table-cell table:style-name="ce16" office:value-type="string" calcext:value-type="string">
            <text:p>RFCTL_9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4];3)" office:value-type="string" office:string-value="200" calcext:value-type="string">
            <text:p>2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5]&amp;&quot;_POS&quot;&amp;&quot;].ptd&quot;" office:value-type="string" office:string-value="contCollection[RFFE0_SCK_POS].ptd" calcext:value-type="string">
            <text:p>contCollection[RFFE0_SCK_POS].ptd</text:p>
          </table:table-cell>
          <table:table-cell office:value-type="float" office:value="20100" calcext:value-type="float">
            <text:p>20100</text:p>
          </table:table-cell>
          <table:table-cell table:style-name="ce16" office:value-type="string" calcext:value-type="string">
            <text:p>RFFE0_SC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5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6]&amp;&quot;_POS&quot;&amp;&quot;].ptd&quot;" office:value-type="string" office:string-value="contCollection[RFFE0_SDA_POS].ptd" calcext:value-type="string">
            <text:p>contCollection[RFFE0_SDA_POS].ptd</text:p>
          </table:table-cell>
          <table:table-cell office:value-type="float" office:value="20101" calcext:value-type="float">
            <text:p>20101</text:p>
          </table:table-cell>
          <table:table-cell table:style-name="ce16" office:value-type="string" calcext:value-type="string">
            <text:p>RFFE0_SDA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6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7]&amp;&quot;_POS&quot;&amp;&quot;].ptd&quot;" office:value-type="string" office:string-value="contCollection[RFSCK0_POS].ptd" calcext:value-type="string">
            <text:p>contCollection[RFSCK0_POS].ptd</text:p>
          </table:table-cell>
          <table:table-cell office:value-type="float" office:value="20102" calcext:value-type="float">
            <text:p>20102</text:p>
          </table:table-cell>
          <table:table-cell table:style-name="ce16" office:value-type="string" calcext:value-type="string">
            <text:p>RFSCK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7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8]&amp;&quot;_POS&quot;&amp;&quot;].ptd&quot;" office:value-type="string" office:string-value="contCollection[RFSDA0_POS].ptd" calcext:value-type="string">
            <text:p>contCollection[RFSDA0_POS].ptd</text:p>
          </table:table-cell>
          <table:table-cell office:value-type="float" office:value="20103" calcext:value-type="float">
            <text:p>20103</text:p>
          </table:table-cell>
          <table:table-cell table:style-name="ce16" office:value-type="string" calcext:value-type="string">
            <text:p>RFSDA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8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19]&amp;&quot;_POS&quot;&amp;&quot;].ptd&quot;" office:value-type="string" office:string-value="contCollection[RFSEN0_POS].ptd" calcext:value-type="string">
            <text:p>contCollection[RFSEN0_POS].ptd</text:p>
          </table:table-cell>
          <table:table-cell office:value-type="float" office:value="20104" calcext:value-type="float">
            <text:p>20104</text:p>
          </table:table-cell>
          <table:table-cell table:style-name="ce16" office:value-type="string" calcext:value-type="string">
            <text:p>RFSEN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19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0]&amp;&quot;_POS&quot;&amp;&quot;].ptd&quot;" office:value-type="string" office:string-value="contCollection[SCK_POS].ptd" calcext:value-type="string">
            <text:p>contCollection[SCK_POS].ptd</text:p>
          </table:table-cell>
          <table:table-cell office:value-type="float" office:value="20105" calcext:value-type="float">
            <text:p>20105</text:p>
          </table:table-cell>
          <table:table-cell table:style-name="ce16" office:value-type="string" calcext:value-type="string">
            <text:p>SC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0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1]&amp;&quot;_POS&quot;&amp;&quot;].ptd&quot;" office:value-type="string" office:string-value="contCollection[SCL0_POS].ptd" calcext:value-type="string">
            <text:p>contCollection[SCL0_POS].ptd</text:p>
          </table:table-cell>
          <table:table-cell office:value-type="float" office:value="20106" calcext:value-type="float">
            <text:p>20106</text:p>
          </table:table-cell>
          <table:table-cell table:style-name="ce16" office:value-type="string" calcext:value-type="string">
            <text:p>SCL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1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2]&amp;&quot;_POS&quot;&amp;&quot;].ptd&quot;" office:value-type="string" office:string-value="contCollection[SCL1_POS].ptd" calcext:value-type="string">
            <text:p>contCollection[SCL1_POS].ptd</text:p>
          </table:table-cell>
          <table:table-cell office:value-type="float" office:value="20107" calcext:value-type="float">
            <text:p>20107</text:p>
          </table:table-cell>
          <table:table-cell table:style-name="ce16" office:value-type="string" calcext:value-type="string">
            <text:p>SCL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2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3]&amp;&quot;_POS&quot;&amp;&quot;].ptd&quot;" office:value-type="string" office:string-value="contCollection[SD0_CLK0_POS].ptd" calcext:value-type="string">
            <text:p>contCollection[SD0_CLK0_POS].ptd</text:p>
          </table:table-cell>
          <table:table-cell office:value-type="float" office:value="20108" calcext:value-type="float">
            <text:p>20108</text:p>
          </table:table-cell>
          <table:table-cell table:style-name="ce16" office:value-type="string" calcext:value-type="string">
            <text:p>SD0_CLK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3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4]&amp;&quot;_POS&quot;&amp;&quot;].ptd&quot;" office:value-type="string" office:string-value="contCollection[SD0_CMD_POS].ptd" calcext:value-type="string">
            <text:p>contCollection[SD0_CMD_POS].ptd</text:p>
          </table:table-cell>
          <table:table-cell office:value-type="float" office:value="20109" calcext:value-type="float">
            <text:p>20109</text:p>
          </table:table-cell>
          <table:table-cell table:style-name="ce16" office:value-type="string" calcext:value-type="string">
            <text:p>SD0_CM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4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5]&amp;&quot;_POS&quot;&amp;&quot;].ptd&quot;" office:value-type="string" office:string-value="contCollection[SD0_D_0__POS].ptd" calcext:value-type="string">
            <text:p>contCollection[SD0_D_0__POS].ptd</text:p>
          </table:table-cell>
          <table:table-cell office:value-type="float" office:value="20110" calcext:value-type="float">
            <text:p>20110</text:p>
          </table:table-cell>
          <table:table-cell table:style-name="ce16" office:value-type="string" calcext:value-type="string">
            <text:p>SD0_D_0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5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6]&amp;&quot;_POS&quot;&amp;&quot;].ptd&quot;" office:value-type="string" office:string-value="contCollection[SD0_D_1__POS].ptd" calcext:value-type="string">
            <text:p>contCollection[SD0_D_1__POS].ptd</text:p>
          </table:table-cell>
          <table:table-cell office:value-type="float" office:value="20111" calcext:value-type="float">
            <text:p>20111</text:p>
          </table:table-cell>
          <table:table-cell table:style-name="ce16" office:value-type="string" calcext:value-type="string">
            <text:p>SD0_D_1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6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7]&amp;&quot;_POS&quot;&amp;&quot;].ptd&quot;" office:value-type="string" office:string-value="contCollection[SD0_D_2__POS].ptd" calcext:value-type="string">
            <text:p>contCollection[SD0_D_2__POS].ptd</text:p>
          </table:table-cell>
          <table:table-cell office:value-type="float" office:value="20112" calcext:value-type="float">
            <text:p>20112</text:p>
          </table:table-cell>
          <table:table-cell table:style-name="ce16" office:value-type="string" calcext:value-type="string">
            <text:p>SD0_D_2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7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8]&amp;&quot;_POS&quot;&amp;&quot;].ptd&quot;" office:value-type="string" office:string-value="contCollection[SD0_D_3__POS].ptd" calcext:value-type="string">
            <text:p>contCollection[SD0_D_3__POS].ptd</text:p>
          </table:table-cell>
          <table:table-cell office:value-type="float" office:value="20113" calcext:value-type="float">
            <text:p>20113</text:p>
          </table:table-cell>
          <table:table-cell table:style-name="ce16" office:value-type="string" calcext:value-type="string">
            <text:p>SD0_D_3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8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29]&amp;&quot;_POS&quot;&amp;&quot;].ptd&quot;" office:value-type="string" office:string-value="contCollection[SD2_CLK_POS].ptd" calcext:value-type="string">
            <text:p>contCollection[SD2_CLK_POS].ptd</text:p>
          </table:table-cell>
          <table:table-cell office:value-type="float" office:value="20114" calcext:value-type="float">
            <text:p>20114</text:p>
          </table:table-cell>
          <table:table-cell table:style-name="ce16" office:value-type="string" calcext:value-type="string">
            <text:p>SD2_CL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29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0]&amp;&quot;_POS&quot;&amp;&quot;].ptd&quot;" office:value-type="string" office:string-value="contCollection[SD2_CMD_POS].ptd" calcext:value-type="string">
            <text:p>contCollection[SD2_CMD_POS].ptd</text:p>
          </table:table-cell>
          <table:table-cell office:value-type="float" office:value="20115" calcext:value-type="float">
            <text:p>20115</text:p>
          </table:table-cell>
          <table:table-cell table:style-name="ce16" office:value-type="string" calcext:value-type="string">
            <text:p>SD2_CM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0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1]&amp;&quot;_POS&quot;&amp;&quot;].ptd&quot;" office:value-type="string" office:string-value="contCollection[SD2_D_0__POS].ptd" calcext:value-type="string">
            <text:p>contCollection[SD2_D_0__POS].ptd</text:p>
          </table:table-cell>
          <table:table-cell office:value-type="float" office:value="20116" calcext:value-type="float">
            <text:p>20116</text:p>
          </table:table-cell>
          <table:table-cell table:style-name="ce16" office:value-type="string" calcext:value-type="string">
            <text:p>SD2_D_0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1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2]&amp;&quot;_POS&quot;&amp;&quot;].ptd&quot;" office:value-type="string" office:string-value="contCollection[SD2_D_1__POS].ptd" calcext:value-type="string">
            <text:p>contCollection[SD2_D_1__POS].ptd</text:p>
          </table:table-cell>
          <table:table-cell office:value-type="float" office:value="20117" calcext:value-type="float">
            <text:p>20117</text:p>
          </table:table-cell>
          <table:table-cell table:style-name="ce16" office:value-type="string" calcext:value-type="string">
            <text:p>SD2_D_1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2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3]&amp;&quot;_POS&quot;&amp;&quot;].ptd&quot;" office:value-type="string" office:string-value="contCollection[SD2_D_2__POS].ptd" calcext:value-type="string">
            <text:p>contCollection[SD2_D_2__POS].ptd</text:p>
          </table:table-cell>
          <table:table-cell office:value-type="float" office:value="20118" calcext:value-type="float">
            <text:p>20118</text:p>
          </table:table-cell>
          <table:table-cell table:style-name="ce16" office:value-type="string" calcext:value-type="string">
            <text:p>SD2_D_2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3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4]&amp;&quot;_POS&quot;&amp;&quot;].ptd&quot;" office:value-type="string" office:string-value="contCollection[SD2_D_3__POS].ptd" calcext:value-type="string">
            <text:p>contCollection[SD2_D_3__POS].ptd</text:p>
          </table:table-cell>
          <table:table-cell office:value-type="float" office:value="20119" calcext:value-type="float">
            <text:p>20119</text:p>
          </table:table-cell>
          <table:table-cell table:style-name="ce16" office:value-type="string" calcext:value-type="string">
            <text:p>SD2_D_3_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4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5]&amp;&quot;_POS&quot;&amp;&quot;].ptd&quot;" office:value-type="string" office:string-value="contCollection[SDA0_POS].ptd" calcext:value-type="string">
            <text:p>contCollection[SDA0_POS].ptd</text:p>
          </table:table-cell>
          <table:table-cell office:value-type="float" office:value="20120" calcext:value-type="float">
            <text:p>20120</text:p>
          </table:table-cell>
          <table:table-cell table:style-name="ce16" office:value-type="string" calcext:value-type="string">
            <text:p>SDA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5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6]&amp;&quot;_POS&quot;&amp;&quot;].ptd&quot;" office:value-type="string" office:string-value="contCollection[SDA1_POS].ptd" calcext:value-type="string">
            <text:p>contCollection[SDA1_POS].ptd</text:p>
          </table:table-cell>
          <table:table-cell office:value-type="float" office:value="20121" calcext:value-type="float">
            <text:p>20121</text:p>
          </table:table-cell>
          <table:table-cell table:style-name="ce16" office:value-type="string" calcext:value-type="string">
            <text:p>SDA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6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7]&amp;&quot;_POS&quot;&amp;&quot;].ptd&quot;" office:value-type="string" office:string-value="contCollection[SDI0_POS].ptd" calcext:value-type="string">
            <text:p>contCollection[SDI0_POS].ptd</text:p>
          </table:table-cell>
          <table:table-cell office:value-type="float" office:value="20122" calcext:value-type="float">
            <text:p>20122</text:p>
          </table:table-cell>
          <table:table-cell table:style-name="ce16" office:value-type="string" calcext:value-type="string">
            <text:p>SDI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7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8]&amp;&quot;_POS&quot;&amp;&quot;].ptd&quot;" office:value-type="string" office:string-value="contCollection[SDI1_POS].ptd" calcext:value-type="string">
            <text:p>contCollection[SDI1_POS].ptd</text:p>
          </table:table-cell>
          <table:table-cell office:value-type="float" office:value="20123" calcext:value-type="float">
            <text:p>20123</text:p>
          </table:table-cell>
          <table:table-cell table:style-name="ce16" office:value-type="string" calcext:value-type="string">
            <text:p>SDI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8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39]&amp;&quot;_POS&quot;&amp;&quot;].ptd&quot;" office:value-type="string" office:string-value="contCollection[SDI2_POS].ptd" calcext:value-type="string">
            <text:p>contCollection[SDI2_POS].ptd</text:p>
          </table:table-cell>
          <table:table-cell office:value-type="float" office:value="20124" calcext:value-type="float">
            <text:p>20124</text:p>
          </table:table-cell>
          <table:table-cell table:style-name="ce16" office:value-type="string" calcext:value-type="string">
            <text:p>SDI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39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0]&amp;&quot;_POS&quot;&amp;&quot;].ptd&quot;" office:value-type="string" office:string-value="contCollection[SDI3_POS].ptd" calcext:value-type="string">
            <text:p>contCollection[SDI3_POS].ptd</text:p>
          </table:table-cell>
          <table:table-cell office:value-type="float" office:value="20125" calcext:value-type="float">
            <text:p>20125</text:p>
          </table:table-cell>
          <table:table-cell table:style-name="ce16" office:value-type="string" calcext:value-type="string">
            <text:p>SDI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0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1]&amp;&quot;_POS&quot;&amp;&quot;].ptd&quot;" office:value-type="string" office:string-value="contCollection[SIMCLK0_POS].ptd" calcext:value-type="string">
            <text:p>contCollection[SIMCLK0_POS].ptd</text:p>
          </table:table-cell>
          <table:table-cell office:value-type="float" office:value="20126" calcext:value-type="float">
            <text:p>20126</text:p>
          </table:table-cell>
          <table:table-cell table:style-name="ce16" office:value-type="string" calcext:value-type="string">
            <text:p>SIMCLK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1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2]&amp;&quot;_POS&quot;&amp;&quot;].ptd&quot;" office:value-type="string" office:string-value="contCollection[SIMCLK1_POS].ptd" calcext:value-type="string">
            <text:p>contCollection[SIMCLK1_POS].ptd</text:p>
          </table:table-cell>
          <table:table-cell office:value-type="float" office:value="20127" calcext:value-type="float">
            <text:p>20127</text:p>
          </table:table-cell>
          <table:table-cell table:style-name="ce16" office:value-type="string" calcext:value-type="string">
            <text:p>SIMCLK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2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3]&amp;&quot;_POS&quot;&amp;&quot;].ptd&quot;" office:value-type="string" office:string-value="contCollection[SIMDA0_POS].ptd" calcext:value-type="string">
            <text:p>contCollection[SIMDA0_POS].ptd</text:p>
          </table:table-cell>
          <table:table-cell office:value-type="float" office:value="20128" calcext:value-type="float">
            <text:p>20128</text:p>
          </table:table-cell>
          <table:table-cell table:style-name="ce16" office:value-type="string" calcext:value-type="string">
            <text:p>SIMDA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3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4]&amp;&quot;_POS&quot;&amp;&quot;].ptd&quot;" office:value-type="string" office:string-value="contCollection[SIMDA1_POS].ptd" calcext:value-type="string">
            <text:p>contCollection[SIMDA1_POS].ptd</text:p>
          </table:table-cell>
          <table:table-cell office:value-type="float" office:value="20129" calcext:value-type="float">
            <text:p>20129</text:p>
          </table:table-cell>
          <table:table-cell table:style-name="ce16" office:value-type="string" calcext:value-type="string">
            <text:p>SIMDA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4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5]&amp;&quot;_POS&quot;&amp;&quot;].ptd&quot;" office:value-type="string" office:string-value="contCollection[SIMRST0_POS].ptd" calcext:value-type="string">
            <text:p>contCollection[SIMRST0_POS].ptd</text:p>
          </table:table-cell>
          <table:table-cell office:value-type="float" office:value="20130" calcext:value-type="float">
            <text:p>20130</text:p>
          </table:table-cell>
          <table:table-cell table:style-name="ce16" office:value-type="string" calcext:value-type="string">
            <text:p>SIMRST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5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6]&amp;&quot;_POS&quot;&amp;&quot;].ptd&quot;" office:value-type="string" office:string-value="contCollection[SIMRST1_POS].ptd" calcext:value-type="string">
            <text:p>contCollection[SIMRST1_POS].ptd</text:p>
          </table:table-cell>
          <table:table-cell office:value-type="float" office:value="20131" calcext:value-type="float">
            <text:p>20131</text:p>
          </table:table-cell>
          <table:table-cell table:style-name="ce16" office:value-type="string" calcext:value-type="string">
            <text:p>SIMRST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6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7]&amp;&quot;_POS&quot;&amp;&quot;].ptd&quot;" office:value-type="string" office:string-value="contCollection[SPI0_CD_POS].ptd" calcext:value-type="string">
            <text:p>contCollection[SPI0_CD_POS].ptd</text:p>
          </table:table-cell>
          <table:table-cell office:value-type="float" office:value="20132" calcext:value-type="float">
            <text:p>20132</text:p>
          </table:table-cell>
          <table:table-cell table:style-name="ce16" office:value-type="string" calcext:value-type="string">
            <text:p>SPI0_C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7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8]&amp;&quot;_POS&quot;&amp;&quot;].ptd&quot;" office:value-type="string" office:string-value="contCollection[SPI0_CLK_POS].ptd" calcext:value-type="string">
            <text:p>contCollection[SPI0_CLK_POS].ptd</text:p>
          </table:table-cell>
          <table:table-cell office:value-type="float" office:value="20133" calcext:value-type="float">
            <text:p>20133</text:p>
          </table:table-cell>
          <table:table-cell table:style-name="ce16" office:value-type="string" calcext:value-type="string">
            <text:p>SPI0_CLK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8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49]&amp;&quot;_POS&quot;&amp;&quot;].ptd&quot;" office:value-type="string" office:string-value="contCollection[SPI0_CSN_POS].ptd" calcext:value-type="string">
            <text:p>contCollection[SPI0_CSN_POS].ptd</text:p>
          </table:table-cell>
          <table:table-cell office:value-type="float" office:value="20134" calcext:value-type="float">
            <text:p>20134</text:p>
          </table:table-cell>
          <table:table-cell table:style-name="ce16" office:value-type="string" calcext:value-type="string">
            <text:p>SPI0_CS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49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0]&amp;&quot;_POS&quot;&amp;&quot;].ptd&quot;" office:value-type="string" office:string-value="contCollection[SPI0_DI_POS].ptd" calcext:value-type="string">
            <text:p>contCollection[SPI0_DI_POS].ptd</text:p>
          </table:table-cell>
          <table:table-cell office:value-type="float" office:value="20135" calcext:value-type="float">
            <text:p>20135</text:p>
          </table:table-cell>
          <table:table-cell table:style-name="ce16" office:value-type="string" calcext:value-type="string">
            <text:p>SPI0_DI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0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1]&amp;&quot;_POS&quot;&amp;&quot;].ptd&quot;" office:value-type="string" office:string-value="contCollection[SPI0_DO_POS].ptd" calcext:value-type="string">
            <text:p>contCollection[SPI0_DO_POS].ptd</text:p>
          </table:table-cell>
          <table:table-cell office:value-type="float" office:value="20136" calcext:value-type="float">
            <text:p>20136</text:p>
          </table:table-cell>
          <table:table-cell table:style-name="ce16" office:value-type="string" calcext:value-type="string">
            <text:p>SPI0_DO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1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2]&amp;&quot;_POS&quot;&amp;&quot;].ptd&quot;" office:value-type="string" office:string-value="contCollection[SSN_POS].ptd" calcext:value-type="string">
            <text:p>contCollection[SSN_POS].ptd</text:p>
          </table:table-cell>
          <table:table-cell office:value-type="float" office:value="20137" calcext:value-type="float">
            <text:p>20137</text:p>
          </table:table-cell>
          <table:table-cell table:style-name="ce16" office:value-type="string" calcext:value-type="string">
            <text:p>SSN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2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3]&amp;&quot;_POS&quot;&amp;&quot;].ptd&quot;" office:value-type="string" office:string-value="contCollection[TF_DET_POS].ptd" calcext:value-type="string">
            <text:p>contCollection[TF_DET_POS].ptd</text:p>
          </table:table-cell>
          <table:table-cell office:value-type="float" office:value="20138" calcext:value-type="float">
            <text:p>20138</text:p>
          </table:table-cell>
          <table:table-cell table:style-name="ce16" office:value-type="string" calcext:value-type="string">
            <text:p>TF_DET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3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4]&amp;&quot;_POS&quot;&amp;&quot;].ptd&quot;" office:value-type="string" office:string-value="contCollection[U0CTS_POS].ptd" calcext:value-type="string">
            <text:p>contCollection[U0CTS_POS].ptd</text:p>
          </table:table-cell>
          <table:table-cell office:value-type="float" office:value="20139" calcext:value-type="float">
            <text:p>20139</text:p>
          </table:table-cell>
          <table:table-cell table:style-name="ce16" office:value-type="string" calcext:value-type="string">
            <text:p>U0CTS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4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5]&amp;&quot;_POS&quot;&amp;&quot;].ptd&quot;" office:value-type="string" office:string-value="contCollection[U0RTS_POS].ptd" calcext:value-type="string">
            <text:p>contCollection[U0RTS_POS].ptd</text:p>
          </table:table-cell>
          <table:table-cell office:value-type="float" office:value="20140" calcext:value-type="float">
            <text:p>20140</text:p>
          </table:table-cell>
          <table:table-cell table:style-name="ce16" office:value-type="string" calcext:value-type="string">
            <text:p>U0RTS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5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6]&amp;&quot;_POS&quot;&amp;&quot;].ptd&quot;" office:value-type="string" office:string-value="contCollection[U0RXD_POS].ptd" calcext:value-type="string">
            <text:p>contCollection[U0RXD_POS].ptd</text:p>
          </table:table-cell>
          <table:table-cell office:value-type="float" office:value="20141" calcext:value-type="float">
            <text:p>20141</text:p>
          </table:table-cell>
          <table:table-cell table:style-name="ce16" office:value-type="string" calcext:value-type="string">
            <text:p>U0RX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6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7]&amp;&quot;_POS&quot;&amp;&quot;].ptd&quot;" office:value-type="string" office:string-value="contCollection[U0TXD_POS].ptd" calcext:value-type="string">
            <text:p>contCollection[U0TXD_POS].ptd</text:p>
          </table:table-cell>
          <table:table-cell office:value-type="float" office:value="20142" calcext:value-type="float">
            <text:p>20142</text:p>
          </table:table-cell>
          <table:table-cell table:style-name="ce16" office:value-type="string" calcext:value-type="string">
            <text:p>U0TX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7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8]&amp;&quot;_POS&quot;&amp;&quot;].ptd&quot;" office:value-type="string" office:string-value="contCollection[U1RXD_POS].ptd" calcext:value-type="string">
            <text:p>contCollection[U1RXD_POS].ptd</text:p>
          </table:table-cell>
          <table:table-cell office:value-type="float" office:value="20143" calcext:value-type="float">
            <text:p>20143</text:p>
          </table:table-cell>
          <table:table-cell table:style-name="ce16" office:value-type="string" calcext:value-type="string">
            <text:p>U1RX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8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59]&amp;&quot;_POS&quot;&amp;&quot;].ptd&quot;" office:value-type="string" office:string-value="contCollection[U1TXD_POS].ptd" calcext:value-type="string">
            <text:p>contCollection[U1TXD_POS].ptd</text:p>
          </table:table-cell>
          <table:table-cell office:value-type="float" office:value="20144" calcext:value-type="float">
            <text:p>20144</text:p>
          </table:table-cell>
          <table:table-cell table:style-name="ce16" office:value-type="string" calcext:value-type="string">
            <text:p>U1TX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59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0]&amp;&quot;_POS&quot;&amp;&quot;].ptd&quot;" office:value-type="string" office:string-value="contCollection[USB20_DM_POS].ptd" calcext:value-type="string">
            <text:p>contCollection[USB20_DM_POS].ptd</text:p>
          </table:table-cell>
          <table:table-cell office:value-type="float" office:value="20145" calcext:value-type="float">
            <text:p>20145</text:p>
          </table:table-cell>
          <table:table-cell table:style-name="ce16" office:value-type="string" calcext:value-type="string">
            <text:p>USB20_DM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60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1]&amp;&quot;_POS&quot;&amp;&quot;].ptd&quot;" office:value-type="string" office:string-value="contCollection[USB20_DP_POS].ptd" calcext:value-type="string">
            <text:p>contCollection[USB20_DP_POS].ptd</text:p>
          </table:table-cell>
          <table:table-cell office:value-type="float" office:value="20146" calcext:value-type="float">
            <text:p>20146</text:p>
          </table:table-cell>
          <table:table-cell table:style-name="ce16" office:value-type="string" calcext:value-type="string">
            <text:p>USB20_DP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61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2]&amp;&quot;_POS&quot;&amp;&quot;].ptd&quot;" office:value-type="string" office:string-value="contCollection[VREF_DQ_CA_POS].ptd" calcext:value-type="string">
            <text:p>contCollection[VREF_DQ_CA_POS].ptd</text:p>
          </table:table-cell>
          <table:table-cell office:value-type="float" office:value="20147" calcext:value-type="float">
            <text:p>20147</text:p>
          </table:table-cell>
          <table:table-cell table:style-name="ce16" office:value-type="string" calcext:value-type="string">
            <text:p>VREF_DQ_CA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62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3]&amp;&quot;_POS&quot;&amp;&quot;].ptd&quot;" office:value-type="string" office:string-value="contCollection[XTL_BUF_EN1_POS].ptd" calcext:value-type="string">
            <text:p>contCollection[XTL_BUF_EN1_POS].ptd</text:p>
          </table:table-cell>
          <table:table-cell office:value-type="float" office:value="20148" calcext:value-type="float">
            <text:p>20148</text:p>
          </table:table-cell>
          <table:table-cell table:style-name="ce16" office:value-type="string" calcext:value-type="string">
            <text:p>XTL_BUF_EN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V</text:p>
          </table:table-cell>
          <table:table-cell table:formula="of:=LEFT([.C163];3)" office:value-type="string" office:string-value="201" calcext:value-type="string">
            <text:p>201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LEFT([.C164];3)">
            <text:p/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5]&amp;&quot;_NEG].ptd&quot;" office:value-type="string" office:string-value="contCollection[ADI_D_NEG].ptd" calcext:value-type="string">
            <text:p>contCollection[ADI_D_NEG].ptd</text:p>
          </table:table-cell>
          <table:table-cell office:value-type="float" office:value="20201" calcext:value-type="float">
            <text:p>20201</text:p>
          </table:table-cell>
          <table:table-cell table:style-name="ce15" office:value-type="string" calcext:value-type="string">
            <text:p>ADI_D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6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6]&amp;&quot;_NEG].ptd&quot;" office:value-type="string" office:string-value="contCollection[ADI_SCLK_NEG].ptd" calcext:value-type="string">
            <text:p>contCollection[ADI_SCLK_NEG].ptd</text:p>
          </table:table-cell>
          <table:table-cell office:value-type="float" office:value="20202" calcext:value-type="float">
            <text:p>20202</text:p>
          </table:table-cell>
          <table:table-cell table:style-name="ce16" office:value-type="string" calcext:value-type="string">
            <text:p>ADI_SCL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6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7]&amp;&quot;_NEG].ptd&quot;" office:value-type="string" office:string-value="contCollection[ANA_INT_NEG].ptd" calcext:value-type="string">
            <text:p>contCollection[ANA_INT_NEG].ptd</text:p>
          </table:table-cell>
          <table:table-cell office:value-type="float" office:value="20203" calcext:value-type="float">
            <text:p>20203</text:p>
          </table:table-cell>
          <table:table-cell table:style-name="ce16" office:value-type="string" calcext:value-type="string">
            <text:p>ANA_INT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6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8]&amp;&quot;_NEG].ptd&quot;" office:value-type="string" office:string-value="contCollection[AUD_ADD0_NEG].ptd" calcext:value-type="string">
            <text:p>contCollection[AUD_ADD0_NEG].ptd</text:p>
          </table:table-cell>
          <table:table-cell office:value-type="float" office:value="20204" calcext:value-type="float">
            <text:p>20204</text:p>
          </table:table-cell>
          <table:table-cell table:style-name="ce16" office:value-type="string" calcext:value-type="string">
            <text:p>AUD_ADD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6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69]&amp;&quot;_NEG].ptd&quot;" office:value-type="string" office:string-value="contCollection[AUD_ADSYNC_NEG].ptd" calcext:value-type="string">
            <text:p>contCollection[AUD_ADSYNC_NEG].ptd</text:p>
          </table:table-cell>
          <table:table-cell office:value-type="float" office:value="20205" calcext:value-type="float">
            <text:p>20205</text:p>
          </table:table-cell>
          <table:table-cell table:style-name="ce16" office:value-type="string" calcext:value-type="string">
            <text:p>AUD_ADSYNC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6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0]&amp;&quot;_NEG].ptd&quot;" office:value-type="string" office:string-value="contCollection[AUD_DAD0_NEG].ptd" calcext:value-type="string">
            <text:p>contCollection[AUD_DAD0_NEG].ptd</text:p>
          </table:table-cell>
          <table:table-cell office:value-type="float" office:value="20206" calcext:value-type="float">
            <text:p>20206</text:p>
          </table:table-cell>
          <table:table-cell table:style-name="ce16" office:value-type="string" calcext:value-type="string">
            <text:p>AUD_DAD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1]&amp;&quot;_NEG].ptd&quot;" office:value-type="string" office:string-value="contCollection[AUD_DAD1_NEG].ptd" calcext:value-type="string">
            <text:p>contCollection[AUD_DAD1_NEG].ptd</text:p>
          </table:table-cell>
          <table:table-cell office:value-type="float" office:value="20207" calcext:value-type="float">
            <text:p>20207</text:p>
          </table:table-cell>
          <table:table-cell table:style-name="ce16" office:value-type="string" calcext:value-type="string">
            <text:p>AUD_DAD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2]&amp;&quot;_NEG].ptd&quot;" office:value-type="string" office:string-value="contCollection[AUD_DASYNC_NEG].ptd" calcext:value-type="string">
            <text:p>contCollection[AUD_DASYNC_NEG].ptd</text:p>
          </table:table-cell>
          <table:table-cell office:value-type="float" office:value="20208" calcext:value-type="float">
            <text:p>20208</text:p>
          </table:table-cell>
          <table:table-cell table:style-name="ce16" office:value-type="string" calcext:value-type="string">
            <text:p>AUD_DASYNC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3]&amp;&quot;_NEG].ptd&quot;" office:value-type="string" office:string-value="contCollection[AUD_SCLK_NEG].ptd" calcext:value-type="string">
            <text:p>contCollection[AUD_SCLK_NEG].ptd</text:p>
          </table:table-cell>
          <table:table-cell office:value-type="float" office:value="20209" calcext:value-type="float">
            <text:p>20209</text:p>
          </table:table-cell>
          <table:table-cell table:style-name="ce16" office:value-type="string" calcext:value-type="string">
            <text:p>AUD_SCL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4]&amp;&quot;_NEG].ptd&quot;" office:value-type="string" office:string-value="contCollection[BUA_DET_NEG].ptd" calcext:value-type="string">
            <text:p>contCollection[BUA_DET_NEG].ptd</text:p>
          </table:table-cell>
          <table:table-cell office:value-type="float" office:value="20210" calcext:value-type="float">
            <text:p>20210</text:p>
          </table:table-cell>
          <table:table-cell table:style-name="ce16" office:value-type="string" calcext:value-type="string">
            <text:p>BUA_DET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5]&amp;&quot;_NEG].ptd&quot;" office:value-type="string" office:string-value="contCollection[CCIRD0_NEG].ptd" calcext:value-type="string">
            <text:p>contCollection[CCIRD0_NEG].ptd</text:p>
          </table:table-cell>
          <table:table-cell office:value-type="float" office:value="20211" calcext:value-type="float">
            <text:p>20211</text:p>
          </table:table-cell>
          <table:table-cell table:style-name="ce16" office:value-type="string" calcext:value-type="string">
            <text:p>CCIRD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6]&amp;&quot;_NEG].ptd&quot;" office:value-type="string" office:string-value="contCollection[CCIRD1_NEG].ptd" calcext:value-type="string">
            <text:p>contCollection[CCIRD1_NEG].ptd</text:p>
          </table:table-cell>
          <table:table-cell office:value-type="float" office:value="20212" calcext:value-type="float">
            <text:p>20212</text:p>
          </table:table-cell>
          <table:table-cell table:style-name="ce16" office:value-type="string" calcext:value-type="string">
            <text:p>CCIRD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7]&amp;&quot;_NEG].ptd&quot;" office:value-type="string" office:string-value="contCollection[CCIRD2_NEG].ptd" calcext:value-type="string">
            <text:p>contCollection[CCIRD2_NEG].ptd</text:p>
          </table:table-cell>
          <table:table-cell office:value-type="float" office:value="20213" calcext:value-type="float">
            <text:p>20213</text:p>
          </table:table-cell>
          <table:table-cell table:style-name="ce16" office:value-type="string" calcext:value-type="string">
            <text:p>CCIRD2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8]&amp;&quot;_NEG].ptd&quot;" office:value-type="string" office:string-value="contCollection[CCIRD3_NEG].ptd" calcext:value-type="string">
            <text:p>contCollection[CCIRD3_NEG].ptd</text:p>
          </table:table-cell>
          <table:table-cell office:value-type="float" office:value="20214" calcext:value-type="float">
            <text:p>20214</text:p>
          </table:table-cell>
          <table:table-cell table:style-name="ce16" office:value-type="string" calcext:value-type="string">
            <text:p>CCIRD3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79]&amp;&quot;_NEG].ptd&quot;" office:value-type="string" office:string-value="contCollection[CCIRD4_NEG].ptd" calcext:value-type="string">
            <text:p>contCollection[CCIRD4_NEG].ptd</text:p>
          </table:table-cell>
          <table:table-cell office:value-type="float" office:value="20215" calcext:value-type="float">
            <text:p>20215</text:p>
          </table:table-cell>
          <table:table-cell table:style-name="ce16" office:value-type="string" calcext:value-type="string">
            <text:p>CCIRD4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7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0]&amp;&quot;_NEG].ptd&quot;" office:value-type="string" office:string-value="contCollection[CCIRD5_NEG].ptd" calcext:value-type="string">
            <text:p>contCollection[CCIRD5_NEG].ptd</text:p>
          </table:table-cell>
          <table:table-cell office:value-type="float" office:value="20216" calcext:value-type="float">
            <text:p>20216</text:p>
          </table:table-cell>
          <table:table-cell table:style-name="ce16" office:value-type="string" calcext:value-type="string">
            <text:p>CCIRD5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1]&amp;&quot;_NEG].ptd&quot;" office:value-type="string" office:string-value="contCollection[CCIRD6_NEG].ptd" calcext:value-type="string">
            <text:p>contCollection[CCIRD6_NEG].ptd</text:p>
          </table:table-cell>
          <table:table-cell office:value-type="float" office:value="20217" calcext:value-type="float">
            <text:p>20217</text:p>
          </table:table-cell>
          <table:table-cell table:style-name="ce16" office:value-type="string" calcext:value-type="string">
            <text:p>CCIRD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2]&amp;&quot;_NEG].ptd&quot;" office:value-type="string" office:string-value="contCollection[CCIRD7_NEG].ptd" calcext:value-type="string">
            <text:p>contCollection[CCIRD7_NEG].ptd</text:p>
          </table:table-cell>
          <table:table-cell office:value-type="float" office:value="20218" calcext:value-type="float">
            <text:p>20218</text:p>
          </table:table-cell>
          <table:table-cell table:style-name="ce16" office:value-type="string" calcext:value-type="string">
            <text:p>CCIRD7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3]&amp;&quot;_NEG].ptd&quot;" office:value-type="string" office:string-value="contCollection[CCIRHS_NEG].ptd" calcext:value-type="string">
            <text:p>contCollection[CCIRHS_NEG].ptd</text:p>
          </table:table-cell>
          <table:table-cell office:value-type="float" office:value="20219" calcext:value-type="float">
            <text:p>20219</text:p>
          </table:table-cell>
          <table:table-cell table:style-name="ce16" office:value-type="string" calcext:value-type="string">
            <text:p>CCIRHS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4]&amp;&quot;_NEG].ptd&quot;" office:value-type="string" office:string-value="contCollection[CCIRVS_NEG].ptd" calcext:value-type="string">
            <text:p>contCollection[CCIRVS_NEG].ptd</text:p>
          </table:table-cell>
          <table:table-cell office:value-type="float" office:value="20220" calcext:value-type="float">
            <text:p>20220</text:p>
          </table:table-cell>
          <table:table-cell table:style-name="ce16" office:value-type="string" calcext:value-type="string">
            <text:p>CCIRVS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5]&amp;&quot;_NEG].ptd&quot;" office:value-type="string" office:string-value="contCollection[CHIP_SLEEP_NEG].ptd" calcext:value-type="string">
            <text:p>contCollection[CHIP_SLEEP_NEG].ptd</text:p>
          </table:table-cell>
          <table:table-cell office:value-type="float" office:value="20221" calcext:value-type="float">
            <text:p>20221</text:p>
          </table:table-cell>
          <table:table-cell table:style-name="ce16" office:value-type="string" calcext:value-type="string">
            <text:p>CHIP_SLEEP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6]&amp;&quot;_NEG].ptd&quot;" office:value-type="string" office:string-value="contCollection[CLK_32K_NEG].ptd" calcext:value-type="string">
            <text:p>contCollection[CLK_32K_NEG].ptd</text:p>
          </table:table-cell>
          <table:table-cell office:value-type="float" office:value="20222" calcext:value-type="float">
            <text:p>20222</text:p>
          </table:table-cell>
          <table:table-cell table:style-name="ce16" office:value-type="string" calcext:value-type="string">
            <text:p>CLK_32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7]&amp;&quot;_NEG].ptd&quot;" office:value-type="string" office:string-value="contCollection[CLK_AUX0_NEG].ptd" calcext:value-type="string">
            <text:p>contCollection[CLK_AUX0_NEG].ptd</text:p>
          </table:table-cell>
          <table:table-cell office:value-type="float" office:value="20223" calcext:value-type="float">
            <text:p>20223</text:p>
          </table:table-cell>
          <table:table-cell table:style-name="ce16" office:value-type="string" calcext:value-type="string">
            <text:p>CLK_AUX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8]&amp;&quot;_NEG].ptd&quot;" office:value-type="string" office:string-value="contCollection[CLK26M_SINE0_NEG].ptd" calcext:value-type="string">
            <text:p>contCollection[CLK26M_SINE0_NEG].ptd</text:p>
          </table:table-cell>
          <table:table-cell office:value-type="float" office:value="20224" calcext:value-type="float">
            <text:p>20224</text:p>
          </table:table-cell>
          <table:table-cell table:style-name="ce16" office:value-type="string" calcext:value-type="string">
            <text:p>CLK26M_SINE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89]&amp;&quot;_NEG].ptd&quot;" office:value-type="string" office:string-value="contCollection[CLK26M_SINEOUT_NEG].ptd" calcext:value-type="string">
            <text:p>contCollection[CLK26M_SINEOUT_NEG].ptd</text:p>
          </table:table-cell>
          <table:table-cell office:value-type="float" office:value="20225" calcext:value-type="float">
            <text:p>20225</text:p>
          </table:table-cell>
          <table:table-cell table:style-name="ce16" office:value-type="string" calcext:value-type="string">
            <text:p>CLK26M_SINEOUT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8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0]&amp;&quot;_NEG].ptd&quot;" office:value-type="string" office:string-value="contCollection[CLKOUT_TEST_MPLL_NEG].ptd" calcext:value-type="string">
            <text:p>contCollection[CLKOUT_TEST_MPLL_NEG].ptd</text:p>
          </table:table-cell>
          <table:table-cell office:value-type="float" office:value="20226" calcext:value-type="float">
            <text:p>20226</text:p>
          </table:table-cell>
          <table:table-cell table:style-name="ce16" office:value-type="string" calcext:value-type="string">
            <text:p>CLKOUT_TEST_MPLL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1]&amp;&quot;_NEG].ptd&quot;" office:value-type="string" office:string-value="contCollection[CMMCLK_NEG].ptd" calcext:value-type="string">
            <text:p>contCollection[CMMCLK_NEG].ptd</text:p>
          </table:table-cell>
          <table:table-cell office:value-type="float" office:value="20227" calcext:value-type="float">
            <text:p>20227</text:p>
          </table:table-cell>
          <table:table-cell table:style-name="ce16" office:value-type="string" calcext:value-type="string">
            <text:p>CMMCL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2]&amp;&quot;_NEG].ptd&quot;" office:value-type="string" office:string-value="contCollection[CMPCLK_NEG].ptd" calcext:value-type="string">
            <text:p>contCollection[CMPCLK_NEG].ptd</text:p>
          </table:table-cell>
          <table:table-cell office:value-type="float" office:value="20228" calcext:value-type="float">
            <text:p>20228</text:p>
          </table:table-cell>
          <table:table-cell table:style-name="ce16" office:value-type="string" calcext:value-type="string">
            <text:p>CMPCL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3]&amp;&quot;_NEG].ptd&quot;" office:value-type="string" office:string-value="contCollection[CMPD0_NEG].ptd" calcext:value-type="string">
            <text:p>contCollection[CMPD0_NEG].ptd</text:p>
          </table:table-cell>
          <table:table-cell office:value-type="float" office:value="20229" calcext:value-type="float">
            <text:p>20229</text:p>
          </table:table-cell>
          <table:table-cell table:style-name="ce16" office:value-type="string" calcext:value-type="string">
            <text:p>CMPD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4]&amp;&quot;_NEG].ptd&quot;" office:value-type="string" office:string-value="contCollection[CMRST0_NEG].ptd" calcext:value-type="string">
            <text:p>contCollection[CMRST0_NEG].ptd</text:p>
          </table:table-cell>
          <table:table-cell office:value-type="float" office:value="20230" calcext:value-type="float">
            <text:p>20230</text:p>
          </table:table-cell>
          <table:table-cell table:style-name="ce16" office:value-type="string" calcext:value-type="string">
            <text:p>CMRST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5]&amp;&quot;_NEG].ptd&quot;" office:value-type="string" office:string-value="contCollection[DSI_TE_NEG].ptd" calcext:value-type="string">
            <text:p>contCollection[DSI_TE_NEG].ptd</text:p>
          </table:table-cell>
          <table:table-cell office:value-type="float" office:value="20231" calcext:value-type="float">
            <text:p>20231</text:p>
          </table:table-cell>
          <table:table-cell table:style-name="ce16" office:value-type="string" calcext:value-type="string">
            <text:p>DSI_TE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6]&amp;&quot;_NEG].ptd&quot;" office:value-type="string" office:string-value="contCollection[EXT_RST_B_NEG].ptd" calcext:value-type="string">
            <text:p>contCollection[EXT_RST_B_NEG].ptd</text:p>
          </table:table-cell>
          <table:table-cell office:value-type="float" office:value="20232" calcext:value-type="float">
            <text:p>20232</text:p>
          </table:table-cell>
          <table:table-cell table:style-name="ce16" office:value-type="string" calcext:value-type="string">
            <text:p>EXT_RST_B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7]&amp;&quot;_NEG].ptd&quot;" office:value-type="string" office:string-value="contCollection[EXTINT0_NEG].ptd" calcext:value-type="string">
            <text:p>contCollection[EXTINT0_NEG].ptd</text:p>
          </table:table-cell>
          <table:table-cell office:value-type="float" office:value="20233" calcext:value-type="float">
            <text:p>20233</text:p>
          </table:table-cell>
          <table:table-cell table:style-name="ce16" office:value-type="string" calcext:value-type="string">
            <text:p>EXTINT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8]&amp;&quot;_NEG].ptd&quot;" office:value-type="string" office:string-value="contCollection[EXTINT1_NEG].ptd" calcext:value-type="string">
            <text:p>contCollection[EXTINT1_NEG].ptd</text:p>
          </table:table-cell>
          <table:table-cell office:value-type="float" office:value="20234" calcext:value-type="float">
            <text:p>20234</text:p>
          </table:table-cell>
          <table:table-cell table:style-name="ce16" office:value-type="string" calcext:value-type="string">
            <text:p>EXTINT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199]&amp;&quot;_NEG].ptd&quot;" office:value-type="string" office:string-value="contCollection[EXTINT5_NEG].ptd" calcext:value-type="string">
            <text:p>contCollection[EXTINT5_NEG].ptd</text:p>
          </table:table-cell>
          <table:table-cell office:value-type="float" office:value="20235" calcext:value-type="float">
            <text:p>20235</text:p>
          </table:table-cell>
          <table:table-cell table:style-name="ce16" office:value-type="string" calcext:value-type="string">
            <text:p>EXTINT5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19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0]&amp;&quot;_NEG].ptd&quot;" office:value-type="string" office:string-value="contCollection[EXTINT6_NEG].ptd" calcext:value-type="string">
            <text:p>contCollection[EXTINT6_NEG].ptd</text:p>
          </table:table-cell>
          <table:table-cell office:value-type="float" office:value="20236" calcext:value-type="float">
            <text:p>20236</text:p>
          </table:table-cell>
          <table:table-cell table:style-name="ce16" office:value-type="string" calcext:value-type="string">
            <text:p>EXTINT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1]&amp;&quot;_NEG].ptd&quot;" office:value-type="string" office:string-value="contCollection[IIS1CLK_NEG].ptd" calcext:value-type="string">
            <text:p>contCollection[IIS1CLK_NEG].ptd</text:p>
          </table:table-cell>
          <table:table-cell office:value-type="float" office:value="20237" calcext:value-type="float">
            <text:p>20237</text:p>
          </table:table-cell>
          <table:table-cell table:style-name="ce16" office:value-type="string" calcext:value-type="string">
            <text:p>IIS1CL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2]&amp;&quot;_NEG].ptd&quot;" office:value-type="string" office:string-value="contCollection[IIS1DI_NEG].ptd" calcext:value-type="string">
            <text:p>contCollection[IIS1DI_NEG].ptd</text:p>
          </table:table-cell>
          <table:table-cell office:value-type="float" office:value="20238" calcext:value-type="float">
            <text:p>20238</text:p>
          </table:table-cell>
          <table:table-cell table:style-name="ce16" office:value-type="string" calcext:value-type="string">
            <text:p>IIS1DI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3]&amp;&quot;_NEG].ptd&quot;" office:value-type="string" office:string-value="contCollection[IIS1DO_NEG].ptd" calcext:value-type="string">
            <text:p>contCollection[IIS1DO_NEG].ptd</text:p>
          </table:table-cell>
          <table:table-cell office:value-type="float" office:value="20239" calcext:value-type="float">
            <text:p>20239</text:p>
          </table:table-cell>
          <table:table-cell table:style-name="ce16" office:value-type="string" calcext:value-type="string">
            <text:p>IIS1DO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4]&amp;&quot;_NEG].ptd&quot;" office:value-type="string" office:string-value="contCollection[IIS1LRCK_NEG].ptd" calcext:value-type="string">
            <text:p>contCollection[IIS1LRCK_NEG].ptd</text:p>
          </table:table-cell>
          <table:table-cell office:value-type="float" office:value="20240" calcext:value-type="float">
            <text:p>20240</text:p>
          </table:table-cell>
          <table:table-cell table:style-name="ce16" office:value-type="string" calcext:value-type="string">
            <text:p>IIS1LRC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5]&amp;&quot;_NEG].ptd&quot;" office:value-type="string" office:string-value="contCollection[KEYIN_0__NEG].ptd" calcext:value-type="string">
            <text:p>contCollection[KEYIN_0__NEG].ptd</text:p>
          </table:table-cell>
          <table:table-cell office:value-type="float" office:value="20241" calcext:value-type="float">
            <text:p>20241</text:p>
          </table:table-cell>
          <table:table-cell table:style-name="ce16" office:value-type="string" calcext:value-type="string">
            <text:p>KEYIN_0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6]&amp;&quot;_NEG].ptd&quot;" office:value-type="string" office:string-value="contCollection[KEYIN_1__NEG].ptd" calcext:value-type="string">
            <text:p>contCollection[KEYIN_1__NEG].ptd</text:p>
          </table:table-cell>
          <table:table-cell office:value-type="float" office:value="20242" calcext:value-type="float">
            <text:p>20242</text:p>
          </table:table-cell>
          <table:table-cell table:style-name="ce16" office:value-type="string" calcext:value-type="string">
            <text:p>KEYIN_1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7]&amp;&quot;_NEG].ptd&quot;" office:value-type="string" office:string-value="contCollection[KEYIN_2__NEG].ptd" calcext:value-type="string">
            <text:p>contCollection[KEYIN_2__NEG].ptd</text:p>
          </table:table-cell>
          <table:table-cell office:value-type="float" office:value="20243" calcext:value-type="float">
            <text:p>20243</text:p>
          </table:table-cell>
          <table:table-cell table:style-name="ce16" office:value-type="string" calcext:value-type="string">
            <text:p>KEYIN_2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8]&amp;&quot;_NEG].ptd&quot;" office:value-type="string" office:string-value="contCollection[KEYIN_3__NEG].ptd" calcext:value-type="string">
            <text:p>contCollection[KEYIN_3__NEG].ptd</text:p>
          </table:table-cell>
          <table:table-cell office:value-type="float" office:value="20244" calcext:value-type="float">
            <text:p>20244</text:p>
          </table:table-cell>
          <table:table-cell table:style-name="ce16" office:value-type="string" calcext:value-type="string">
            <text:p>KEYIN_3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09]&amp;&quot;_NEG].ptd&quot;" office:value-type="string" office:string-value="contCollection[KEYIN_4__NEG].ptd" calcext:value-type="string">
            <text:p>contCollection[KEYIN_4__NEG].ptd</text:p>
          </table:table-cell>
          <table:table-cell office:value-type="float" office:value="20245" calcext:value-type="float">
            <text:p>20245</text:p>
          </table:table-cell>
          <table:table-cell table:style-name="ce16" office:value-type="string" calcext:value-type="string">
            <text:p>KEYIN_4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0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0]&amp;&quot;_NEG].ptd&quot;" office:value-type="string" office:string-value="contCollection[KEYOUT_0__NEG].ptd" calcext:value-type="string">
            <text:p>contCollection[KEYOUT_0__NEG].ptd</text:p>
          </table:table-cell>
          <table:table-cell office:value-type="float" office:value="20246" calcext:value-type="float">
            <text:p>20246</text:p>
          </table:table-cell>
          <table:table-cell table:style-name="ce16" office:value-type="string" calcext:value-type="string">
            <text:p>KEYOUT_0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1]&amp;&quot;_NEG].ptd&quot;" office:value-type="string" office:string-value="contCollection[KEYOUT_1__NEG].ptd" calcext:value-type="string">
            <text:p>contCollection[KEYOUT_1__NEG].ptd</text:p>
          </table:table-cell>
          <table:table-cell office:value-type="float" office:value="20247" calcext:value-type="float">
            <text:p>20247</text:p>
          </table:table-cell>
          <table:table-cell table:style-name="ce16" office:value-type="string" calcext:value-type="string">
            <text:p>KEYOUT_1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2]&amp;&quot;_NEG].ptd&quot;" office:value-type="string" office:string-value="contCollection[KEYOUT_2__NEG].ptd" calcext:value-type="string">
            <text:p>contCollection[KEYOUT_2__NEG].ptd</text:p>
          </table:table-cell>
          <table:table-cell office:value-type="float" office:value="20248" calcext:value-type="float">
            <text:p>20248</text:p>
          </table:table-cell>
          <table:table-cell table:style-name="ce16" office:value-type="string" calcext:value-type="string">
            <text:p>KEYOUT_2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3]&amp;&quot;_NEG].ptd&quot;" office:value-type="string" office:string-value="contCollection[KEYOUT_3__NEG].ptd" calcext:value-type="string">
            <text:p>contCollection[KEYOUT_3__NEG].ptd</text:p>
          </table:table-cell>
          <table:table-cell office:value-type="float" office:value="20249" calcext:value-type="float">
            <text:p>20249</text:p>
          </table:table-cell>
          <table:table-cell table:style-name="ce16" office:value-type="string" calcext:value-type="string">
            <text:p>KEYOUT_3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4]&amp;&quot;_NEG].ptd&quot;" office:value-type="string" office:string-value="contCollection[KEYOUT_4__NEG].ptd" calcext:value-type="string">
            <text:p>contCollection[KEYOUT_4__NEG].ptd</text:p>
          </table:table-cell>
          <table:table-cell office:value-type="float" office:value="20250" calcext:value-type="float">
            <text:p>20250</text:p>
          </table:table-cell>
          <table:table-cell table:style-name="ce16" office:value-type="string" calcext:value-type="string">
            <text:p>KEYOUT_4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5]&amp;&quot;_NEG].ptd&quot;" office:value-type="string" office:string-value="contCollection[LCM_RSTN_NEG].ptd" calcext:value-type="string">
            <text:p>contCollection[LCM_RSTN_NEG].ptd</text:p>
          </table:table-cell>
          <table:table-cell office:value-type="float" office:value="20251" calcext:value-type="float">
            <text:p>20251</text:p>
          </table:table-cell>
          <table:table-cell table:style-name="ce16" office:value-type="string" calcext:value-type="string">
            <text:p>LCM_RSTN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6]&amp;&quot;_NEG].ptd&quot;" office:value-type="string" office:string-value="contCollection[LVDSRF_RXD0N_CAL_NEG].ptd" calcext:value-type="string">
            <text:p>contCollection[LVDSRF_RXD0N_CAL_NEG].ptd</text:p>
          </table:table-cell>
          <table:table-cell office:value-type="float" office:value="20252" calcext:value-type="float">
            <text:p>20252</text:p>
          </table:table-cell>
          <table:table-cell table:style-name="ce16" office:value-type="string" calcext:value-type="string">
            <text:p>LVDSRF_RXD0N_CAL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7]&amp;&quot;_NEG].ptd&quot;" office:value-type="string" office:string-value="contCollection[LVDSRF_RXD0P_NEG].ptd" calcext:value-type="string">
            <text:p>contCollection[LVDSRF_RXD0P_NEG].ptd</text:p>
          </table:table-cell>
          <table:table-cell office:value-type="float" office:value="20253" calcext:value-type="float">
            <text:p>20253</text:p>
          </table:table-cell>
          <table:table-cell table:style-name="ce16" office:value-type="string" calcext:value-type="string">
            <text:p>LVDSRF_RXD0P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8]&amp;&quot;_NEG].ptd&quot;" office:value-type="string" office:string-value="contCollection[LVDSRF_RXD0P_CAL_NEG].ptd" calcext:value-type="string">
            <text:p>contCollection[LVDSRF_RXD0P_CAL_NEG].ptd</text:p>
          </table:table-cell>
          <table:table-cell office:value-type="float" office:value="20254" calcext:value-type="float">
            <text:p>20254</text:p>
          </table:table-cell>
          <table:table-cell table:style-name="ce16" office:value-type="string" calcext:value-type="string">
            <text:p>LVDSRF_RXD0P_CAL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19]&amp;&quot;_NEG].ptd&quot;" office:value-type="string" office:string-value="contCollection[LVDSRF_TXD0N_CAL_NEG].ptd" calcext:value-type="string">
            <text:p>contCollection[LVDSRF_TXD0N_CAL_NEG].ptd</text:p>
          </table:table-cell>
          <table:table-cell office:value-type="float" office:value="20255" calcext:value-type="float">
            <text:p>20255</text:p>
          </table:table-cell>
          <table:table-cell table:style-name="ce16" office:value-type="string" calcext:value-type="string">
            <text:p>LVDSRF_TXD0N_CAL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1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0]&amp;&quot;_NEG].ptd&quot;" office:value-type="string" office:string-value="contCollection[LVDSRF_TXD0P_NEG].ptd" calcext:value-type="string">
            <text:p>contCollection[LVDSRF_TXD0P_NEG].ptd</text:p>
          </table:table-cell>
          <table:table-cell office:value-type="float" office:value="20256" calcext:value-type="float">
            <text:p>20256</text:p>
          </table:table-cell>
          <table:table-cell table:style-name="ce16" office:value-type="string" calcext:value-type="string">
            <text:p>LVDSRF_TXD0P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1]&amp;&quot;_NEG].ptd&quot;" office:value-type="string" office:string-value="contCollection[LVDSRF_TXD0P_CAL_NEG].ptd" calcext:value-type="string">
            <text:p>contCollection[LVDSRF_TXD0P_CAL_NEG].ptd</text:p>
          </table:table-cell>
          <table:table-cell office:value-type="float" office:value="20257" calcext:value-type="float">
            <text:p>20257</text:p>
          </table:table-cell>
          <table:table-cell table:style-name="ce16" office:value-type="string" calcext:value-type="string">
            <text:p>LVDSRF_TXD0P_CAL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2]&amp;&quot;_NEG].ptd&quot;" office:value-type="string" office:string-value="contCollection[MTCK_ARM_NEG].ptd" calcext:value-type="string">
            <text:p>contCollection[MTCK_ARM_NEG].ptd</text:p>
          </table:table-cell>
          <table:table-cell office:value-type="float" office:value="20258" calcext:value-type="float">
            <text:p>20258</text:p>
          </table:table-cell>
          <table:table-cell table:style-name="ce16" office:value-type="string" calcext:value-type="string">
            <text:p>MTCK_ARM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3]&amp;&quot;_NEG].ptd&quot;" office:value-type="string" office:string-value="contCollection[MTMS_ARM_NEG].ptd" calcext:value-type="string">
            <text:p>contCollection[MTMS_ARM_NEG].ptd</text:p>
          </table:table-cell>
          <table:table-cell office:value-type="float" office:value="20259" calcext:value-type="float">
            <text:p>20259</text:p>
          </table:table-cell>
          <table:table-cell table:style-name="ce16" office:value-type="string" calcext:value-type="string">
            <text:p>MTMS_ARM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4]&amp;&quot;_NEG].ptd&quot;" office:value-type="string" office:string-value="contCollection[NF_ALE_NEG].ptd" calcext:value-type="string">
            <text:p>contCollection[NF_ALE_NEG].ptd</text:p>
          </table:table-cell>
          <table:table-cell office:value-type="float" office:value="20260" calcext:value-type="float">
            <text:p>20260</text:p>
          </table:table-cell>
          <table:table-cell table:style-name="ce16" office:value-type="string" calcext:value-type="string">
            <text:p>NF_ALE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5]&amp;&quot;_NEG].ptd&quot;" office:value-type="string" office:string-value="contCollection[NF_CEN0_NEG].ptd" calcext:value-type="string">
            <text:p>contCollection[NF_CEN0_NEG].ptd</text:p>
          </table:table-cell>
          <table:table-cell office:value-type="float" office:value="20261" calcext:value-type="float">
            <text:p>20261</text:p>
          </table:table-cell>
          <table:table-cell table:style-name="ce16" office:value-type="string" calcext:value-type="string">
            <text:p>NF_CEN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6]&amp;&quot;_NEG].ptd&quot;" office:value-type="string" office:string-value="contCollection[NF_CEN1_NEG].ptd" calcext:value-type="string">
            <text:p>contCollection[NF_CEN1_NEG].ptd</text:p>
          </table:table-cell>
          <table:table-cell office:value-type="float" office:value="20262" calcext:value-type="float">
            <text:p>20262</text:p>
          </table:table-cell>
          <table:table-cell table:style-name="ce16" office:value-type="string" calcext:value-type="string">
            <text:p>NF_CEN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7]&amp;&quot;_NEG].ptd&quot;" office:value-type="string" office:string-value="contCollection[NF_CLE_NEG].ptd" calcext:value-type="string">
            <text:p>contCollection[NF_CLE_NEG].ptd</text:p>
          </table:table-cell>
          <table:table-cell office:value-type="float" office:value="20263" calcext:value-type="float">
            <text:p>20263</text:p>
          </table:table-cell>
          <table:table-cell table:style-name="ce16" office:value-type="string" calcext:value-type="string">
            <text:p>NF_CLE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8]&amp;&quot;_NEG].ptd&quot;" office:value-type="string" office:string-value="contCollection[NF_DATA_0_NEG].ptd" calcext:value-type="string">
            <text:p>contCollection[NF_DATA_0_NEG].ptd</text:p>
          </table:table-cell>
          <table:table-cell office:value-type="float" office:value="20264" calcext:value-type="float">
            <text:p>20264</text:p>
          </table:table-cell>
          <table:table-cell table:style-name="ce16" office:value-type="string" calcext:value-type="string">
            <text:p>NF_DATA_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29]&amp;&quot;_NEG].ptd&quot;" office:value-type="string" office:string-value="contCollection[NF_DATA_1_NEG].ptd" calcext:value-type="string">
            <text:p>contCollection[NF_DATA_1_NEG].ptd</text:p>
          </table:table-cell>
          <table:table-cell office:value-type="float" office:value="20265" calcext:value-type="float">
            <text:p>20265</text:p>
          </table:table-cell>
          <table:table-cell table:style-name="ce16" office:value-type="string" calcext:value-type="string">
            <text:p>NF_DATA_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2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0]&amp;&quot;_NEG].ptd&quot;" office:value-type="string" office:string-value="contCollection[NF_DATA_2_NEG].ptd" calcext:value-type="string">
            <text:p>contCollection[NF_DATA_2_NEG].ptd</text:p>
          </table:table-cell>
          <table:table-cell office:value-type="float" office:value="20266" calcext:value-type="float">
            <text:p>20266</text:p>
          </table:table-cell>
          <table:table-cell table:style-name="ce16" office:value-type="string" calcext:value-type="string">
            <text:p>NF_DATA_2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1]&amp;&quot;_NEG].ptd&quot;" office:value-type="string" office:string-value="contCollection[NF_DATA_3_NEG].ptd" calcext:value-type="string">
            <text:p>contCollection[NF_DATA_3_NEG].ptd</text:p>
          </table:table-cell>
          <table:table-cell office:value-type="float" office:value="20267" calcext:value-type="float">
            <text:p>20267</text:p>
          </table:table-cell>
          <table:table-cell table:style-name="ce16" office:value-type="string" calcext:value-type="string">
            <text:p>NF_DATA_3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2]&amp;&quot;_NEG].ptd&quot;" office:value-type="string" office:string-value="contCollection[NF_DATA_4_NEG].ptd" calcext:value-type="string">
            <text:p>contCollection[NF_DATA_4_NEG].ptd</text:p>
          </table:table-cell>
          <table:table-cell office:value-type="float" office:value="20268" calcext:value-type="float">
            <text:p>20268</text:p>
          </table:table-cell>
          <table:table-cell table:style-name="ce16" office:value-type="string" calcext:value-type="string">
            <text:p>NF_DATA_4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3]&amp;&quot;_NEG].ptd&quot;" office:value-type="string" office:string-value="contCollection[NF_DATA_5_NEG].ptd" calcext:value-type="string">
            <text:p>contCollection[NF_DATA_5_NEG].ptd</text:p>
          </table:table-cell>
          <table:table-cell office:value-type="float" office:value="20269" calcext:value-type="float">
            <text:p>20269</text:p>
          </table:table-cell>
          <table:table-cell table:style-name="ce16" office:value-type="string" calcext:value-type="string">
            <text:p>NF_DATA_5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4]&amp;&quot;_NEG].ptd&quot;" office:value-type="string" office:string-value="contCollection[NF_DATA_6_NEG].ptd" calcext:value-type="string">
            <text:p>contCollection[NF_DATA_6_NEG].ptd</text:p>
          </table:table-cell>
          <table:table-cell office:value-type="float" office:value="20270" calcext:value-type="float">
            <text:p>20270</text:p>
          </table:table-cell>
          <table:table-cell table:style-name="ce16" office:value-type="string" calcext:value-type="string">
            <text:p>NF_DATA_6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5]&amp;&quot;_NEG].ptd&quot;" office:value-type="string" office:string-value="contCollection[NF_DATA_7_NEG].ptd" calcext:value-type="string">
            <text:p>contCollection[NF_DATA_7_NEG].ptd</text:p>
          </table:table-cell>
          <table:table-cell office:value-type="float" office:value="20271" calcext:value-type="float">
            <text:p>20271</text:p>
          </table:table-cell>
          <table:table-cell table:style-name="ce16" office:value-type="string" calcext:value-type="string">
            <text:p>NF_DATA_7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6]&amp;&quot;_NEG].ptd&quot;" office:value-type="string" office:string-value="contCollection[NF_DQS_NEG].ptd" calcext:value-type="string">
            <text:p>contCollection[NF_DQS_NEG].ptd</text:p>
          </table:table-cell>
          <table:table-cell office:value-type="float" office:value="20272" calcext:value-type="float">
            <text:p>20272</text:p>
          </table:table-cell>
          <table:table-cell table:style-name="ce16" office:value-type="string" calcext:value-type="string">
            <text:p>NF_DQS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7]&amp;&quot;_NEG].ptd&quot;" office:value-type="string" office:string-value="contCollection[NF_RBN_NEG].ptd" calcext:value-type="string">
            <text:p>contCollection[NF_RBN_NEG].ptd</text:p>
          </table:table-cell>
          <table:table-cell office:value-type="float" office:value="20273" calcext:value-type="float">
            <text:p>20273</text:p>
          </table:table-cell>
          <table:table-cell table:style-name="ce16" office:value-type="string" calcext:value-type="string">
            <text:p>NF_RBN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8]&amp;&quot;_NEG].ptd&quot;" office:value-type="string" office:string-value="contCollection[NF_RE_T_NEG].ptd" calcext:value-type="string">
            <text:p>contCollection[NF_RE_T_NEG].ptd</text:p>
          </table:table-cell>
          <table:table-cell office:value-type="float" office:value="20274" calcext:value-type="float">
            <text:p>20274</text:p>
          </table:table-cell>
          <table:table-cell table:style-name="ce16" office:value-type="string" calcext:value-type="string">
            <text:p>NF_RE_T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39]&amp;&quot;_NEG].ptd&quot;" office:value-type="string" office:string-value="contCollection[NF_WEN_T_NEG].ptd" calcext:value-type="string">
            <text:p>contCollection[NF_WEN_T_NEG].ptd</text:p>
          </table:table-cell>
          <table:table-cell office:value-type="float" office:value="20275" calcext:value-type="float">
            <text:p>20275</text:p>
          </table:table-cell>
          <table:table-cell table:style-name="ce16" office:value-type="string" calcext:value-type="string">
            <text:p>NF_WEN_T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3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0]&amp;&quot;_NEG].ptd&quot;" office:value-type="string" office:string-value="contCollection[NF_WPN_NEG].ptd" calcext:value-type="string">
            <text:p>contCollection[NF_WPN_NEG].ptd</text:p>
          </table:table-cell>
          <table:table-cell office:value-type="float" office:value="20276" calcext:value-type="float">
            <text:p>20276</text:p>
          </table:table-cell>
          <table:table-cell table:style-name="ce16" office:value-type="string" calcext:value-type="string">
            <text:p>NF_WPN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1]&amp;&quot;_NEG].ptd&quot;" office:value-type="string" office:string-value="contCollection[PAD_LVDSRF_REXT_NEG].ptd" calcext:value-type="string">
            <text:p>contCollection[PAD_LVDSRF_REXT_NEG].ptd</text:p>
          </table:table-cell>
          <table:table-cell office:value-type="float" office:value="20277" calcext:value-type="float">
            <text:p>20277</text:p>
          </table:table-cell>
          <table:table-cell table:style-name="ce16" office:value-type="string" calcext:value-type="string">
            <text:p>PAD_LVDSRF_REXT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2]&amp;&quot;_NEG].ptd&quot;" office:value-type="string" office:string-value="contCollection[PAD_USB20_VREXT_1P8_NEG].ptd" calcext:value-type="string">
            <text:p>contCollection[PAD_USB20_VREXT_1P8_NEG].ptd</text:p>
          </table:table-cell>
          <table:table-cell office:value-type="float" office:value="20278" calcext:value-type="float">
            <text:p>20278</text:p>
          </table:table-cell>
          <table:table-cell table:style-name="ce16" office:value-type="string" calcext:value-type="string">
            <text:p>PAD_USB20_VREXT_1P8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3]&amp;&quot;_NEG].ptd&quot;" office:value-type="string" office:string-value="contCollection[PTEST_NEG].ptd" calcext:value-type="string">
            <text:p>contCollection[PTEST_NEG].ptd</text:p>
          </table:table-cell>
          <table:table-cell office:value-type="float" office:value="20279" calcext:value-type="float">
            <text:p>20279</text:p>
          </table:table-cell>
          <table:table-cell table:style-name="ce16" office:value-type="string" calcext:value-type="string">
            <text:p>PTEST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4]&amp;&quot;_NEG].ptd&quot;" office:value-type="string" office:string-value="contCollection[RFCTL_0__NEG].ptd" calcext:value-type="string">
            <text:p>contCollection[RFCTL_0__NEG].ptd</text:p>
          </table:table-cell>
          <table:table-cell office:value-type="float" office:value="20280" calcext:value-type="float">
            <text:p>20280</text:p>
          </table:table-cell>
          <table:table-cell table:style-name="ce16" office:value-type="string" calcext:value-type="string">
            <text:p>RFCTL_0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5]&amp;&quot;_NEG].ptd&quot;" office:value-type="string" office:string-value="contCollection[RFCTL_1__NEG].ptd" calcext:value-type="string">
            <text:p>contCollection[RFCTL_1__NEG].ptd</text:p>
          </table:table-cell>
          <table:table-cell office:value-type="float" office:value="20281" calcext:value-type="float">
            <text:p>20281</text:p>
          </table:table-cell>
          <table:table-cell table:style-name="ce16" office:value-type="string" calcext:value-type="string">
            <text:p>RFCTL_1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6]&amp;&quot;_NEG].ptd&quot;" office:value-type="string" office:string-value="contCollection[RFCTL_10__NEG].ptd" calcext:value-type="string">
            <text:p>contCollection[RFCTL_10__NEG].ptd</text:p>
          </table:table-cell>
          <table:table-cell office:value-type="float" office:value="20282" calcext:value-type="float">
            <text:p>20282</text:p>
          </table:table-cell>
          <table:table-cell table:style-name="ce16" office:value-type="string" calcext:value-type="string">
            <text:p>RFCTL_10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7]&amp;&quot;_NEG].ptd&quot;" office:value-type="string" office:string-value="contCollection[RFCTL_11__NEG].ptd" calcext:value-type="string">
            <text:p>contCollection[RFCTL_11__NEG].ptd</text:p>
          </table:table-cell>
          <table:table-cell office:value-type="float" office:value="20283" calcext:value-type="float">
            <text:p>20283</text:p>
          </table:table-cell>
          <table:table-cell table:style-name="ce16" office:value-type="string" calcext:value-type="string">
            <text:p>RFCTL_11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8]&amp;&quot;_NEG].ptd&quot;" office:value-type="string" office:string-value="contCollection[RFCTL_12__NEG].ptd" calcext:value-type="string">
            <text:p>contCollection[RFCTL_12__NEG].ptd</text:p>
          </table:table-cell>
          <table:table-cell office:value-type="float" office:value="20284" calcext:value-type="float">
            <text:p>20284</text:p>
          </table:table-cell>
          <table:table-cell table:style-name="ce16" office:value-type="string" calcext:value-type="string">
            <text:p>RFCTL_12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49]&amp;&quot;_NEG].ptd&quot;" office:value-type="string" office:string-value="contCollection[RFCTL_13__NEG].ptd" calcext:value-type="string">
            <text:p>contCollection[RFCTL_13__NEG].ptd</text:p>
          </table:table-cell>
          <table:table-cell office:value-type="float" office:value="20285" calcext:value-type="float">
            <text:p>20285</text:p>
          </table:table-cell>
          <table:table-cell table:style-name="ce16" office:value-type="string" calcext:value-type="string">
            <text:p>RFCTL_13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4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0]&amp;&quot;_NEG].ptd&quot;" office:value-type="string" office:string-value="contCollection[RFCTL_14__NEG].ptd" calcext:value-type="string">
            <text:p>contCollection[RFCTL_14__NEG].ptd</text:p>
          </table:table-cell>
          <table:table-cell office:value-type="float" office:value="20286" calcext:value-type="float">
            <text:p>20286</text:p>
          </table:table-cell>
          <table:table-cell table:style-name="ce16" office:value-type="string" calcext:value-type="string">
            <text:p>RFCTL_14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1]&amp;&quot;_NEG].ptd&quot;" office:value-type="string" office:string-value="contCollection[RFCTL_15__NEG].ptd" calcext:value-type="string">
            <text:p>contCollection[RFCTL_15__NEG].ptd</text:p>
          </table:table-cell>
          <table:table-cell office:value-type="float" office:value="20287" calcext:value-type="float">
            <text:p>20287</text:p>
          </table:table-cell>
          <table:table-cell table:style-name="ce16" office:value-type="string" calcext:value-type="string">
            <text:p>RFCTL_15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2]&amp;&quot;_NEG].ptd&quot;" office:value-type="string" office:string-value="contCollection[RFCTL_16__NEG].ptd" calcext:value-type="string">
            <text:p>contCollection[RFCTL_16__NEG].ptd</text:p>
          </table:table-cell>
          <table:table-cell office:value-type="float" office:value="20288" calcext:value-type="float">
            <text:p>20288</text:p>
          </table:table-cell>
          <table:table-cell table:style-name="ce16" office:value-type="string" calcext:value-type="string">
            <text:p>RFCTL_16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3]&amp;&quot;_NEG].ptd&quot;" office:value-type="string" office:string-value="contCollection[RFCTL_17__NEG].ptd" calcext:value-type="string">
            <text:p>contCollection[RFCTL_17__NEG].ptd</text:p>
          </table:table-cell>
          <table:table-cell office:value-type="float" office:value="20289" calcext:value-type="float">
            <text:p>20289</text:p>
          </table:table-cell>
          <table:table-cell table:style-name="ce16" office:value-type="string" calcext:value-type="string">
            <text:p>RFCTL_17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4]&amp;&quot;_NEG].ptd&quot;" office:value-type="string" office:string-value="contCollection[RFCTL_18__NEG].ptd" calcext:value-type="string">
            <text:p>contCollection[RFCTL_18__NEG].ptd</text:p>
          </table:table-cell>
          <table:table-cell office:value-type="float" office:value="20290" calcext:value-type="float">
            <text:p>20290</text:p>
          </table:table-cell>
          <table:table-cell table:style-name="ce16" office:value-type="string" calcext:value-type="string">
            <text:p>RFCTL_18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4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5]&amp;&quot;_NEG].ptd&quot;" office:value-type="string" office:string-value="contCollection[RFCTL_19__NEG].ptd" calcext:value-type="string">
            <text:p>contCollection[RFCTL_19__NEG].ptd</text:p>
          </table:table-cell>
          <table:table-cell office:value-type="float" office:value="20291" calcext:value-type="float">
            <text:p>20291</text:p>
          </table:table-cell>
          <table:table-cell table:style-name="ce16" office:value-type="string" calcext:value-type="string">
            <text:p>RFCTL_19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5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6]&amp;&quot;_NEG].ptd&quot;" office:value-type="string" office:string-value="contCollection[RFCTL_2__NEG].ptd" calcext:value-type="string">
            <text:p>contCollection[RFCTL_2__NEG].ptd</text:p>
          </table:table-cell>
          <table:table-cell office:value-type="float" office:value="20292" calcext:value-type="float">
            <text:p>20292</text:p>
          </table:table-cell>
          <table:table-cell table:style-name="ce16" office:value-type="string" calcext:value-type="string">
            <text:p>RFCTL_2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6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7]&amp;&quot;_NEG].ptd&quot;" office:value-type="string" office:string-value="contCollection[RFCTL_3__NEG].ptd" calcext:value-type="string">
            <text:p>contCollection[RFCTL_3__NEG].ptd</text:p>
          </table:table-cell>
          <table:table-cell office:value-type="float" office:value="20293" calcext:value-type="float">
            <text:p>20293</text:p>
          </table:table-cell>
          <table:table-cell table:style-name="ce16" office:value-type="string" calcext:value-type="string">
            <text:p>RFCTL_3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7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8]&amp;&quot;_NEG].ptd&quot;" office:value-type="string" office:string-value="contCollection[RFCTL_4__NEG].ptd" calcext:value-type="string">
            <text:p>contCollection[RFCTL_4__NEG].ptd</text:p>
          </table:table-cell>
          <table:table-cell office:value-type="float" office:value="20294" calcext:value-type="float">
            <text:p>20294</text:p>
          </table:table-cell>
          <table:table-cell table:style-name="ce16" office:value-type="string" calcext:value-type="string">
            <text:p>RFCTL_4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8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59]&amp;&quot;_NEG].ptd&quot;" office:value-type="string" office:string-value="contCollection[RFCTL_5__NEG].ptd" calcext:value-type="string">
            <text:p>contCollection[RFCTL_5__NEG].ptd</text:p>
          </table:table-cell>
          <table:table-cell office:value-type="float" office:value="20295" calcext:value-type="float">
            <text:p>20295</text:p>
          </table:table-cell>
          <table:table-cell table:style-name="ce16" office:value-type="string" calcext:value-type="string">
            <text:p>RFCTL_5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59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0]&amp;&quot;_NEG].ptd&quot;" office:value-type="string" office:string-value="contCollection[RFCTL_6__NEG].ptd" calcext:value-type="string">
            <text:p>contCollection[RFCTL_6__NEG].ptd</text:p>
          </table:table-cell>
          <table:table-cell office:value-type="float" office:value="20296" calcext:value-type="float">
            <text:p>20296</text:p>
          </table:table-cell>
          <table:table-cell table:style-name="ce16" office:value-type="string" calcext:value-type="string">
            <text:p>RFCTL_6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0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1]&amp;&quot;_NEG].ptd&quot;" office:value-type="string" office:string-value="contCollection[RFCTL_7__NEG].ptd" calcext:value-type="string">
            <text:p>contCollection[RFCTL_7__NEG].ptd</text:p>
          </table:table-cell>
          <table:table-cell office:value-type="float" office:value="20297" calcext:value-type="float">
            <text:p>20297</text:p>
          </table:table-cell>
          <table:table-cell table:style-name="ce16" office:value-type="string" calcext:value-type="string">
            <text:p>RFCTL_7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1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2]&amp;&quot;_NEG].ptd&quot;" office:value-type="string" office:string-value="contCollection[RFCTL_8__NEG].ptd" calcext:value-type="string">
            <text:p>contCollection[RFCTL_8__NEG].ptd</text:p>
          </table:table-cell>
          <table:table-cell office:value-type="float" office:value="20298" calcext:value-type="float">
            <text:p>20298</text:p>
          </table:table-cell>
          <table:table-cell table:style-name="ce16" office:value-type="string" calcext:value-type="string">
            <text:p>RFCTL_8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2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3]&amp;&quot;_NEG].ptd&quot;" office:value-type="string" office:string-value="contCollection[RFCTL_9__NEG].ptd" calcext:value-type="string">
            <text:p>contCollection[RFCTL_9__NEG].ptd</text:p>
          </table:table-cell>
          <table:table-cell office:value-type="float" office:value="20299" calcext:value-type="float">
            <text:p>20299</text:p>
          </table:table-cell>
          <table:table-cell table:style-name="ce16" office:value-type="string" calcext:value-type="string">
            <text:p>RFCTL_9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3];3)" office:value-type="string" office:string-value="202" calcext:value-type="string">
            <text:p>2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4]&amp;&quot;_NEG].ptd&quot;" office:value-type="string" office:string-value="contCollection[RFFE0_SCK_NEG].ptd" calcext:value-type="string">
            <text:p>contCollection[RFFE0_SCK_NEG].ptd</text:p>
          </table:table-cell>
          <table:table-cell office:value-type="float" office:value="20300" calcext:value-type="float">
            <text:p>20300</text:p>
          </table:table-cell>
          <table:table-cell table:style-name="ce16" office:value-type="string" calcext:value-type="string">
            <text:p>RFFE0_SC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4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5]&amp;&quot;_NEG].ptd&quot;" office:value-type="string" office:string-value="contCollection[RFFE0_SDA_NEG].ptd" calcext:value-type="string">
            <text:p>contCollection[RFFE0_SDA_NEG].ptd</text:p>
          </table:table-cell>
          <table:table-cell office:value-type="float" office:value="20301" calcext:value-type="float">
            <text:p>20301</text:p>
          </table:table-cell>
          <table:table-cell table:style-name="ce16" office:value-type="string" calcext:value-type="string">
            <text:p>RFFE0_SDA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5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6]&amp;&quot;_NEG].ptd&quot;" office:value-type="string" office:string-value="contCollection[RFSCK0_NEG].ptd" calcext:value-type="string">
            <text:p>contCollection[RFSCK0_NEG].ptd</text:p>
          </table:table-cell>
          <table:table-cell office:value-type="float" office:value="20302" calcext:value-type="float">
            <text:p>20302</text:p>
          </table:table-cell>
          <table:table-cell table:style-name="ce16" office:value-type="string" calcext:value-type="string">
            <text:p>RFSCK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6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7]&amp;&quot;_NEG].ptd&quot;" office:value-type="string" office:string-value="contCollection[RFSDA0_NEG].ptd" calcext:value-type="string">
            <text:p>contCollection[RFSDA0_NEG].ptd</text:p>
          </table:table-cell>
          <table:table-cell office:value-type="float" office:value="20303" calcext:value-type="float">
            <text:p>20303</text:p>
          </table:table-cell>
          <table:table-cell table:style-name="ce16" office:value-type="string" calcext:value-type="string">
            <text:p>RFSDA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7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8]&amp;&quot;_NEG].ptd&quot;" office:value-type="string" office:string-value="contCollection[RFSEN0_NEG].ptd" calcext:value-type="string">
            <text:p>contCollection[RFSEN0_NEG].ptd</text:p>
          </table:table-cell>
          <table:table-cell office:value-type="float" office:value="20304" calcext:value-type="float">
            <text:p>20304</text:p>
          </table:table-cell>
          <table:table-cell table:style-name="ce16" office:value-type="string" calcext:value-type="string">
            <text:p>RFSEN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8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69]&amp;&quot;_NEG].ptd&quot;" office:value-type="string" office:string-value="contCollection[SCK_NEG].ptd" calcext:value-type="string">
            <text:p>contCollection[SCK_NEG].ptd</text:p>
          </table:table-cell>
          <table:table-cell office:value-type="float" office:value="20305" calcext:value-type="float">
            <text:p>20305</text:p>
          </table:table-cell>
          <table:table-cell table:style-name="ce16" office:value-type="string" calcext:value-type="string">
            <text:p>SC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69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0]&amp;&quot;_NEG].ptd&quot;" office:value-type="string" office:string-value="contCollection[SCL0_NEG].ptd" calcext:value-type="string">
            <text:p>contCollection[SCL0_NEG].ptd</text:p>
          </table:table-cell>
          <table:table-cell office:value-type="float" office:value="20306" calcext:value-type="float">
            <text:p>20306</text:p>
          </table:table-cell>
          <table:table-cell table:style-name="ce16" office:value-type="string" calcext:value-type="string">
            <text:p>SCL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0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1]&amp;&quot;_NEG].ptd&quot;" office:value-type="string" office:string-value="contCollection[SCL1_NEG].ptd" calcext:value-type="string">
            <text:p>contCollection[SCL1_NEG].ptd</text:p>
          </table:table-cell>
          <table:table-cell office:value-type="float" office:value="20307" calcext:value-type="float">
            <text:p>20307</text:p>
          </table:table-cell>
          <table:table-cell table:style-name="ce16" office:value-type="string" calcext:value-type="string">
            <text:p>SCL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1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2]&amp;&quot;_NEG].ptd&quot;" office:value-type="string" office:string-value="contCollection[SD0_CLK0_NEG].ptd" calcext:value-type="string">
            <text:p>contCollection[SD0_CLK0_NEG].ptd</text:p>
          </table:table-cell>
          <table:table-cell office:value-type="float" office:value="20308" calcext:value-type="float">
            <text:p>20308</text:p>
          </table:table-cell>
          <table:table-cell table:style-name="ce16" office:value-type="string" calcext:value-type="string">
            <text:p>SD0_CLK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2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3]&amp;&quot;_NEG].ptd&quot;" office:value-type="string" office:string-value="contCollection[SD0_CMD_NEG].ptd" calcext:value-type="string">
            <text:p>contCollection[SD0_CMD_NEG].ptd</text:p>
          </table:table-cell>
          <table:table-cell office:value-type="float" office:value="20309" calcext:value-type="float">
            <text:p>20309</text:p>
          </table:table-cell>
          <table:table-cell table:style-name="ce16" office:value-type="string" calcext:value-type="string">
            <text:p>SD0_CMD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3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4]&amp;&quot;_NEG].ptd&quot;" office:value-type="string" office:string-value="contCollection[SD0_D_0__NEG].ptd" calcext:value-type="string">
            <text:p>contCollection[SD0_D_0__NEG].ptd</text:p>
          </table:table-cell>
          <table:table-cell office:value-type="float" office:value="20310" calcext:value-type="float">
            <text:p>20310</text:p>
          </table:table-cell>
          <table:table-cell table:style-name="ce16" office:value-type="string" calcext:value-type="string">
            <text:p>SD0_D_0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4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5]&amp;&quot;_NEG].ptd&quot;" office:value-type="string" office:string-value="contCollection[SD0_D_1__NEG].ptd" calcext:value-type="string">
            <text:p>contCollection[SD0_D_1__NEG].ptd</text:p>
          </table:table-cell>
          <table:table-cell office:value-type="float" office:value="20311" calcext:value-type="float">
            <text:p>20311</text:p>
          </table:table-cell>
          <table:table-cell table:style-name="ce16" office:value-type="string" calcext:value-type="string">
            <text:p>SD0_D_1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5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6]&amp;&quot;_NEG].ptd&quot;" office:value-type="string" office:string-value="contCollection[SD0_D_2__NEG].ptd" calcext:value-type="string">
            <text:p>contCollection[SD0_D_2__NEG].ptd</text:p>
          </table:table-cell>
          <table:table-cell office:value-type="float" office:value="20312" calcext:value-type="float">
            <text:p>20312</text:p>
          </table:table-cell>
          <table:table-cell table:style-name="ce16" office:value-type="string" calcext:value-type="string">
            <text:p>SD0_D_2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6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7]&amp;&quot;_NEG].ptd&quot;" office:value-type="string" office:string-value="contCollection[SD0_D_3__NEG].ptd" calcext:value-type="string">
            <text:p>contCollection[SD0_D_3__NEG].ptd</text:p>
          </table:table-cell>
          <table:table-cell office:value-type="float" office:value="20313" calcext:value-type="float">
            <text:p>20313</text:p>
          </table:table-cell>
          <table:table-cell table:style-name="ce16" office:value-type="string" calcext:value-type="string">
            <text:p>SD0_D_3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7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8]&amp;&quot;_NEG].ptd&quot;" office:value-type="string" office:string-value="contCollection[SD2_CLK_NEG].ptd" calcext:value-type="string">
            <text:p>contCollection[SD2_CLK_NEG].ptd</text:p>
          </table:table-cell>
          <table:table-cell office:value-type="float" office:value="20314" calcext:value-type="float">
            <text:p>20314</text:p>
          </table:table-cell>
          <table:table-cell table:style-name="ce16" office:value-type="string" calcext:value-type="string">
            <text:p>SD2_CL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8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79]&amp;&quot;_NEG].ptd&quot;" office:value-type="string" office:string-value="contCollection[SD2_CMD_NEG].ptd" calcext:value-type="string">
            <text:p>contCollection[SD2_CMD_NEG].ptd</text:p>
          </table:table-cell>
          <table:table-cell office:value-type="float" office:value="20315" calcext:value-type="float">
            <text:p>20315</text:p>
          </table:table-cell>
          <table:table-cell table:style-name="ce16" office:value-type="string" calcext:value-type="string">
            <text:p>SD2_CMD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79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0]&amp;&quot;_NEG].ptd&quot;" office:value-type="string" office:string-value="contCollection[SD2_D_0__NEG].ptd" calcext:value-type="string">
            <text:p>contCollection[SD2_D_0__NEG].ptd</text:p>
          </table:table-cell>
          <table:table-cell office:value-type="float" office:value="20316" calcext:value-type="float">
            <text:p>20316</text:p>
          </table:table-cell>
          <table:table-cell table:style-name="ce16" office:value-type="string" calcext:value-type="string">
            <text:p>SD2_D_0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0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1]&amp;&quot;_NEG].ptd&quot;" office:value-type="string" office:string-value="contCollection[SD2_D_1__NEG].ptd" calcext:value-type="string">
            <text:p>contCollection[SD2_D_1__NEG].ptd</text:p>
          </table:table-cell>
          <table:table-cell office:value-type="float" office:value="20317" calcext:value-type="float">
            <text:p>20317</text:p>
          </table:table-cell>
          <table:table-cell table:style-name="ce16" office:value-type="string" calcext:value-type="string">
            <text:p>SD2_D_1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1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2]&amp;&quot;_NEG].ptd&quot;" office:value-type="string" office:string-value="contCollection[SD2_D_2__NEG].ptd" calcext:value-type="string">
            <text:p>contCollection[SD2_D_2__NEG].ptd</text:p>
          </table:table-cell>
          <table:table-cell office:value-type="float" office:value="20318" calcext:value-type="float">
            <text:p>20318</text:p>
          </table:table-cell>
          <table:table-cell table:style-name="ce16" office:value-type="string" calcext:value-type="string">
            <text:p>SD2_D_2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2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3]&amp;&quot;_NEG].ptd&quot;" office:value-type="string" office:string-value="contCollection[SD2_D_3__NEG].ptd" calcext:value-type="string">
            <text:p>contCollection[SD2_D_3__NEG].ptd</text:p>
          </table:table-cell>
          <table:table-cell office:value-type="float" office:value="20319" calcext:value-type="float">
            <text:p>20319</text:p>
          </table:table-cell>
          <table:table-cell table:style-name="ce16" office:value-type="string" calcext:value-type="string">
            <text:p>SD2_D_3_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3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4]&amp;&quot;_NEG].ptd&quot;" office:value-type="string" office:string-value="contCollection[SDA0_NEG].ptd" calcext:value-type="string">
            <text:p>contCollection[SDA0_NEG].ptd</text:p>
          </table:table-cell>
          <table:table-cell office:value-type="float" office:value="20320" calcext:value-type="float">
            <text:p>20320</text:p>
          </table:table-cell>
          <table:table-cell table:style-name="ce16" office:value-type="string" calcext:value-type="string">
            <text:p>SDA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4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5]&amp;&quot;_NEG].ptd&quot;" office:value-type="string" office:string-value="contCollection[SDA1_NEG].ptd" calcext:value-type="string">
            <text:p>contCollection[SDA1_NEG].ptd</text:p>
          </table:table-cell>
          <table:table-cell office:value-type="float" office:value="20321" calcext:value-type="float">
            <text:p>20321</text:p>
          </table:table-cell>
          <table:table-cell table:style-name="ce16" office:value-type="string" calcext:value-type="string">
            <text:p>SDA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5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6]&amp;&quot;_NEG].ptd&quot;" office:value-type="string" office:string-value="contCollection[SDI0_NEG].ptd" calcext:value-type="string">
            <text:p>contCollection[SDI0_NEG].ptd</text:p>
          </table:table-cell>
          <table:table-cell office:value-type="float" office:value="20322" calcext:value-type="float">
            <text:p>20322</text:p>
          </table:table-cell>
          <table:table-cell table:style-name="ce16" office:value-type="string" calcext:value-type="string">
            <text:p>SDI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6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7]&amp;&quot;_NEG].ptd&quot;" office:value-type="string" office:string-value="contCollection[SDI1_NEG].ptd" calcext:value-type="string">
            <text:p>contCollection[SDI1_NEG].ptd</text:p>
          </table:table-cell>
          <table:table-cell office:value-type="float" office:value="20323" calcext:value-type="float">
            <text:p>20323</text:p>
          </table:table-cell>
          <table:table-cell table:style-name="ce16" office:value-type="string" calcext:value-type="string">
            <text:p>SDI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7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8]&amp;&quot;_NEG].ptd&quot;" office:value-type="string" office:string-value="contCollection[SDI2_NEG].ptd" calcext:value-type="string">
            <text:p>contCollection[SDI2_NEG].ptd</text:p>
          </table:table-cell>
          <table:table-cell office:value-type="float" office:value="20324" calcext:value-type="float">
            <text:p>20324</text:p>
          </table:table-cell>
          <table:table-cell table:style-name="ce16" office:value-type="string" calcext:value-type="string">
            <text:p>SDI2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8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89]&amp;&quot;_NEG].ptd&quot;" office:value-type="string" office:string-value="contCollection[SDI3_NEG].ptd" calcext:value-type="string">
            <text:p>contCollection[SDI3_NEG].ptd</text:p>
          </table:table-cell>
          <table:table-cell office:value-type="float" office:value="20325" calcext:value-type="float">
            <text:p>20325</text:p>
          </table:table-cell>
          <table:table-cell table:style-name="ce16" office:value-type="string" calcext:value-type="string">
            <text:p>SDI3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89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0]&amp;&quot;_NEG].ptd&quot;" office:value-type="string" office:string-value="contCollection[SIMCLK0_NEG].ptd" calcext:value-type="string">
            <text:p>contCollection[SIMCLK0_NEG].ptd</text:p>
          </table:table-cell>
          <table:table-cell office:value-type="float" office:value="20326" calcext:value-type="float">
            <text:p>20326</text:p>
          </table:table-cell>
          <table:table-cell table:style-name="ce16" office:value-type="string" calcext:value-type="string">
            <text:p>SIMCLK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0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1]&amp;&quot;_NEG].ptd&quot;" office:value-type="string" office:string-value="contCollection[SIMCLK1_NEG].ptd" calcext:value-type="string">
            <text:p>contCollection[SIMCLK1_NEG].ptd</text:p>
          </table:table-cell>
          <table:table-cell office:value-type="float" office:value="20327" calcext:value-type="float">
            <text:p>20327</text:p>
          </table:table-cell>
          <table:table-cell table:style-name="ce16" office:value-type="string" calcext:value-type="string">
            <text:p>SIMCLK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1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2]&amp;&quot;_NEG].ptd&quot;" office:value-type="string" office:string-value="contCollection[SIMDA0_NEG].ptd" calcext:value-type="string">
            <text:p>contCollection[SIMDA0_NEG].ptd</text:p>
          </table:table-cell>
          <table:table-cell office:value-type="float" office:value="20328" calcext:value-type="float">
            <text:p>20328</text:p>
          </table:table-cell>
          <table:table-cell table:style-name="ce16" office:value-type="string" calcext:value-type="string">
            <text:p>SIMDA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2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3]&amp;&quot;_NEG].ptd&quot;" office:value-type="string" office:string-value="contCollection[SIMDA1_NEG].ptd" calcext:value-type="string">
            <text:p>contCollection[SIMDA1_NEG].ptd</text:p>
          </table:table-cell>
          <table:table-cell office:value-type="float" office:value="20329" calcext:value-type="float">
            <text:p>20329</text:p>
          </table:table-cell>
          <table:table-cell table:style-name="ce16" office:value-type="string" calcext:value-type="string">
            <text:p>SIMDA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3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4]&amp;&quot;_NEG].ptd&quot;" office:value-type="string" office:string-value="contCollection[SIMRST0_NEG].ptd" calcext:value-type="string">
            <text:p>contCollection[SIMRST0_NEG].ptd</text:p>
          </table:table-cell>
          <table:table-cell office:value-type="float" office:value="20330" calcext:value-type="float">
            <text:p>20330</text:p>
          </table:table-cell>
          <table:table-cell table:style-name="ce16" office:value-type="string" calcext:value-type="string">
            <text:p>SIMRST0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4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5]&amp;&quot;_NEG].ptd&quot;" office:value-type="string" office:string-value="contCollection[SIMRST1_NEG].ptd" calcext:value-type="string">
            <text:p>contCollection[SIMRST1_NEG].ptd</text:p>
          </table:table-cell>
          <table:table-cell office:value-type="float" office:value="20331" calcext:value-type="float">
            <text:p>20331</text:p>
          </table:table-cell>
          <table:table-cell table:style-name="ce16" office:value-type="string" calcext:value-type="string">
            <text:p>SIMRST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5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6]&amp;&quot;_NEG].ptd&quot;" office:value-type="string" office:string-value="contCollection[SPI0_CD_NEG].ptd" calcext:value-type="string">
            <text:p>contCollection[SPI0_CD_NEG].ptd</text:p>
          </table:table-cell>
          <table:table-cell office:value-type="float" office:value="20332" calcext:value-type="float">
            <text:p>20332</text:p>
          </table:table-cell>
          <table:table-cell table:style-name="ce16" office:value-type="string" calcext:value-type="string">
            <text:p>SPI0_CD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6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7]&amp;&quot;_NEG].ptd&quot;" office:value-type="string" office:string-value="contCollection[SPI0_CLK_NEG].ptd" calcext:value-type="string">
            <text:p>contCollection[SPI0_CLK_NEG].ptd</text:p>
          </table:table-cell>
          <table:table-cell office:value-type="float" office:value="20333" calcext:value-type="float">
            <text:p>20333</text:p>
          </table:table-cell>
          <table:table-cell table:style-name="ce16" office:value-type="string" calcext:value-type="string">
            <text:p>SPI0_CLK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7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8]&amp;&quot;_NEG].ptd&quot;" office:value-type="string" office:string-value="contCollection[SPI0_CSN_NEG].ptd" calcext:value-type="string">
            <text:p>contCollection[SPI0_CSN_NEG].ptd</text:p>
          </table:table-cell>
          <table:table-cell office:value-type="float" office:value="20334" calcext:value-type="float">
            <text:p>20334</text:p>
          </table:table-cell>
          <table:table-cell table:style-name="ce16" office:value-type="string" calcext:value-type="string">
            <text:p>SPI0_CSN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8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299]&amp;&quot;_NEG].ptd&quot;" office:value-type="string" office:string-value="contCollection[SPI0_DI_NEG].ptd" calcext:value-type="string">
            <text:p>contCollection[SPI0_DI_NEG].ptd</text:p>
          </table:table-cell>
          <table:table-cell office:value-type="float" office:value="20335" calcext:value-type="float">
            <text:p>20335</text:p>
          </table:table-cell>
          <table:table-cell table:style-name="ce16" office:value-type="string" calcext:value-type="string">
            <text:p>SPI0_DI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299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0]&amp;&quot;_NEG].ptd&quot;" office:value-type="string" office:string-value="contCollection[SPI0_DO_NEG].ptd" calcext:value-type="string">
            <text:p>contCollection[SPI0_DO_NEG].ptd</text:p>
          </table:table-cell>
          <table:table-cell office:value-type="float" office:value="20336" calcext:value-type="float">
            <text:p>20336</text:p>
          </table:table-cell>
          <table:table-cell table:style-name="ce16" office:value-type="string" calcext:value-type="string">
            <text:p>SPI0_DO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0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1]&amp;&quot;_NEG].ptd&quot;" office:value-type="string" office:string-value="contCollection[SSN_NEG].ptd" calcext:value-type="string">
            <text:p>contCollection[SSN_NEG].ptd</text:p>
          </table:table-cell>
          <table:table-cell office:value-type="float" office:value="20337" calcext:value-type="float">
            <text:p>20337</text:p>
          </table:table-cell>
          <table:table-cell table:style-name="ce16" office:value-type="string" calcext:value-type="string">
            <text:p>SSN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1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2]&amp;&quot;_NEG].ptd&quot;" office:value-type="string" office:string-value="contCollection[TF_DET_NEG].ptd" calcext:value-type="string">
            <text:p>contCollection[TF_DET_NEG].ptd</text:p>
          </table:table-cell>
          <table:table-cell office:value-type="float" office:value="20338" calcext:value-type="float">
            <text:p>20338</text:p>
          </table:table-cell>
          <table:table-cell table:style-name="ce16" office:value-type="string" calcext:value-type="string">
            <text:p>TF_DET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2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3]&amp;&quot;_NEG].ptd&quot;" office:value-type="string" office:string-value="contCollection[U0CTS_NEG].ptd" calcext:value-type="string">
            <text:p>contCollection[U0CTS_NEG].ptd</text:p>
          </table:table-cell>
          <table:table-cell office:value-type="float" office:value="20339" calcext:value-type="float">
            <text:p>20339</text:p>
          </table:table-cell>
          <table:table-cell table:style-name="ce16" office:value-type="string" calcext:value-type="string">
            <text:p>U0CTS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3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4]&amp;&quot;_NEG].ptd&quot;" office:value-type="string" office:string-value="contCollection[U0RTS_NEG].ptd" calcext:value-type="string">
            <text:p>contCollection[U0RTS_NEG].ptd</text:p>
          </table:table-cell>
          <table:table-cell office:value-type="float" office:value="20340" calcext:value-type="float">
            <text:p>20340</text:p>
          </table:table-cell>
          <table:table-cell table:style-name="ce16" office:value-type="string" calcext:value-type="string">
            <text:p>U0RTS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4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5]&amp;&quot;_NEG].ptd&quot;" office:value-type="string" office:string-value="contCollection[U0RXD_NEG].ptd" calcext:value-type="string">
            <text:p>contCollection[U0RXD_NEG].ptd</text:p>
          </table:table-cell>
          <table:table-cell office:value-type="float" office:value="20341" calcext:value-type="float">
            <text:p>20341</text:p>
          </table:table-cell>
          <table:table-cell table:style-name="ce16" office:value-type="string" calcext:value-type="string">
            <text:p>U0RXD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5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6]&amp;&quot;_NEG].ptd&quot;" office:value-type="string" office:string-value="contCollection[U0TXD_NEG].ptd" calcext:value-type="string">
            <text:p>contCollection[U0TXD_NEG].ptd</text:p>
          </table:table-cell>
          <table:table-cell office:value-type="float" office:value="20342" calcext:value-type="float">
            <text:p>20342</text:p>
          </table:table-cell>
          <table:table-cell table:style-name="ce16" office:value-type="string" calcext:value-type="string">
            <text:p>U0TXD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6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7]&amp;&quot;_NEG].ptd&quot;" office:value-type="string" office:string-value="contCollection[U1RXD_NEG].ptd" calcext:value-type="string">
            <text:p>contCollection[U1RXD_NEG].ptd</text:p>
          </table:table-cell>
          <table:table-cell office:value-type="float" office:value="20343" calcext:value-type="float">
            <text:p>20343</text:p>
          </table:table-cell>
          <table:table-cell table:style-name="ce16" office:value-type="string" calcext:value-type="string">
            <text:p>U1RXD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7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8]&amp;&quot;_NEG].ptd&quot;" office:value-type="string" office:string-value="contCollection[U1TXD_NEG].ptd" calcext:value-type="string">
            <text:p>contCollection[U1TXD_NEG].ptd</text:p>
          </table:table-cell>
          <table:table-cell office:value-type="float" office:value="20344" calcext:value-type="float">
            <text:p>20344</text:p>
          </table:table-cell>
          <table:table-cell table:style-name="ce16" office:value-type="string" calcext:value-type="string">
            <text:p>U1TXD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8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09]&amp;&quot;_NEG].ptd&quot;" office:value-type="string" office:string-value="contCollection[USB20_DM_NEG].ptd" calcext:value-type="string">
            <text:p>contCollection[USB20_DM_NEG].ptd</text:p>
          </table:table-cell>
          <table:table-cell office:value-type="float" office:value="20345" calcext:value-type="float">
            <text:p>20345</text:p>
          </table:table-cell>
          <table:table-cell table:style-name="ce16" office:value-type="string" calcext:value-type="string">
            <text:p>USB20_DM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09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10]&amp;&quot;_NEG].ptd&quot;" office:value-type="string" office:string-value="contCollection[USB20_DP_NEG].ptd" calcext:value-type="string">
            <text:p>contCollection[USB20_DP_NEG].ptd</text:p>
          </table:table-cell>
          <table:table-cell office:value-type="float" office:value="20346" calcext:value-type="float">
            <text:p>20346</text:p>
          </table:table-cell>
          <table:table-cell table:style-name="ce16" office:value-type="string" calcext:value-type="string">
            <text:p>USB20_DP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10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11]&amp;&quot;_NEG].ptd&quot;" office:value-type="string" office:string-value="contCollection[VREF_DQ_CA_NEG].ptd" calcext:value-type="string">
            <text:p>contCollection[VREF_DQ_CA_NEG].ptd</text:p>
          </table:table-cell>
          <table:table-cell office:value-type="float" office:value="20347" calcext:value-type="float">
            <text:p>20347</text:p>
          </table:table-cell>
          <table:table-cell table:style-name="ce16" office:value-type="string" calcext:value-type="string">
            <text:p>VREF_DQ_CA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11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**.Continuity_PPMU</text:p>
          </table:table-cell>
          <table:table-cell table:formula="of:=&quot;contCollection[&quot;&amp;[Tests.D312]&amp;&quot;_NEG].ptd&quot;" office:value-type="string" office:string-value="contCollection[XTL_BUF_EN1_NEG].ptd" calcext:value-type="string">
            <text:p>contCollection[XTL_BUF_EN1_NEG].ptd</text:p>
          </table:table-cell>
          <table:table-cell office:value-type="float" office:value="20348" calcext:value-type="float">
            <text:p>20348</text:p>
          </table:table-cell>
          <table:table-cell table:style-name="ce16" office:value-type="string" calcext:value-type="string">
            <text:p>XTL_BUF_EN1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string" calcext:value-type="string">
            <text:p>V</text:p>
          </table:table-cell>
          <table:table-cell table:formula="of:=LEFT([.C312];3)" office:value-type="string" office:string-value="203" calcext:value-type="string">
            <text:p>20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9">
          <table:table-cell/>
          <table:table-cell table:style-name="ce14"/>
          <table:table-cell/>
          <table:table-cell table:style-name="ce14"/>
          <table:table-cell table:number-columns-repeated="1020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23">
      <number:number number:decimal-places="1" loext:min-decimal-places="1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7">00/00/0000</text:date>, <text:time style:data-style-name="N2" text:time-value="17:11:24.897018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20-12-17T17:11:41.686169799</dc:date>
    <meta:editing-duration>PT4H24M20S</meta:editing-duration>
    <meta:editing-cycles>24</meta:editing-cycles>
    <meta:document-statistic meta:table-count="5" meta:cell-count="5102" meta:object-count="0"/>
  </office:meta>
</office:document-meta>
</file>